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ce1"/>
        <table:table-column table:style-name="co1" table:number-columns-repeated="25" table:default-cell-style-name="Default"/>
        <table:table-row table:style-name="ro1">
          <table:table-cell office:value-type="float" office:value="0.08601" calcext:value-type="float">
            <text:p>8.60E-02</text:p>
          </table:table-cell>
          <table:table-cell table:style-name="Default" table:number-columns-repeated="25"/>
          <table:table-cell table:number-columns-repeated="25"/>
        </table:table-row>
        <table:table-row table:style-name="ro1">
          <table:table-cell office:value-type="float" office:value="0.03968" calcext:value-type="float">
            <text:p>3.97E-02</text:p>
          </table:table-cell>
          <table:table-cell office:value-type="float" office:value="0.03405" calcext:value-type="float">
            <text:p>3.41E-02</text:p>
          </table:table-cell>
          <table:table-cell table:style-name="Default" table:number-columns-repeated="24"/>
          <table:table-cell table:number-columns-repeated="25"/>
        </table:table-row>
        <table:table-row table:style-name="ro1">
          <table:table-cell office:value-type="float" office:value="0.04058" calcext:value-type="float">
            <text:p>4.06E-02</text:p>
          </table:table-cell>
          <table:table-cell office:value-type="float" office:value="0.02261" calcext:value-type="float">
            <text:p>2.26E-02</text:p>
          </table:table-cell>
          <table:table-cell office:value-type="float" office:value="0.04688" calcext:value-type="float">
            <text:p>4.69E-02</text:p>
          </table:table-cell>
          <table:table-cell table:style-name="Default" table:number-columns-repeated="23"/>
          <table:table-cell table:number-columns-repeated="25"/>
        </table:table-row>
        <table:table-row table:style-name="ro1">
          <table:table-cell office:value-type="float" office:value="0.1934" calcext:value-type="float">
            <text:p>1.93E-01</text:p>
          </table:table-cell>
          <table:table-cell office:value-type="float" office:value="0.07437" calcext:value-type="float">
            <text:p>7.44E-02</text:p>
          </table:table-cell>
          <table:table-cell office:value-type="float" office:value="0.0801" calcext:value-type="float">
            <text:p>8.01E-02</text:p>
          </table:table-cell>
          <table:table-cell office:value-type="float" office:value="0.6811" calcext:value-type="float">
            <text:p>6.81E-01</text:p>
          </table:table-cell>
          <table:table-cell table:style-name="Default" table:number-columns-repeated="22"/>
          <table:table-cell table:number-columns-repeated="25"/>
        </table:table-row>
        <table:table-row table:style-name="ro1">
          <table:table-cell office:value-type="float" office:value="0.07927" calcext:value-type="float">
            <text:p>7.93E-02</text:p>
          </table:table-cell>
          <table:table-cell office:value-type="float" office:value="0.07049" calcext:value-type="float">
            <text:p>7.05E-02</text:p>
          </table:table-cell>
          <table:table-cell office:value-type="float" office:value="0.04012" calcext:value-type="float">
            <text:p>4.01E-02</text:p>
          </table:table-cell>
          <table:table-cell office:value-type="float" office:value="0.3064" calcext:value-type="float">
            <text:p>3.06E-01</text:p>
          </table:table-cell>
          <table:table-cell office:value-type="float" office:value="0.2644" calcext:value-type="float">
            <text:p>2.64E-01</text:p>
          </table:table-cell>
          <table:table-cell table:style-name="Default" table:number-columns-repeated="21"/>
          <table:table-cell table:number-columns-repeated="25"/>
        </table:table-row>
        <table:table-row table:style-name="ro1">
          <table:table-cell office:value-type="float" office:value="0.05081" calcext:value-type="float">
            <text:p>5.08E-02</text:p>
          </table:table-cell>
          <table:table-cell office:value-type="float" office:value="0.0225" calcext:value-type="float">
            <text:p>2.25E-02</text:p>
          </table:table-cell>
          <table:table-cell office:value-type="float" office:value="0.07175" calcext:value-type="float">
            <text:p>7.18E-02</text:p>
          </table:table-cell>
          <table:table-cell office:value-type="float" office:value="0.2233" calcext:value-type="float">
            <text:p>2.23E-01</text:p>
          </table:table-cell>
          <table:table-cell office:value-type="float" office:value="0.1201" calcext:value-type="float">
            <text:p>1.20E-01</text:p>
          </table:table-cell>
          <table:table-cell office:value-type="float" office:value="0.1899" calcext:value-type="float">
            <text:p>1.90E-01</text:p>
          </table:table-cell>
          <table:table-cell table:style-name="Default" table:number-columns-repeated="20"/>
          <table:table-cell table:number-columns-repeated="25"/>
        </table:table-row>
        <table:table-row table:style-name="ro1">
          <table:table-cell office:value-type="float" office:value="0.02747" calcext:value-type="float">
            <text:p>2.75E-02</text:p>
          </table:table-cell>
          <table:table-cell office:value-type="float" office:value="0.01598" calcext:value-type="float">
            <text:p>1.60E-02</text:p>
          </table:table-cell>
          <table:table-cell office:value-type="float" office:value="0.01602" calcext:value-type="float">
            <text:p>1.60E-02</text:p>
          </table:table-cell>
          <table:table-cell office:value-type="float" office:value="0.04487" calcext:value-type="float">
            <text:p>4.49E-02</text:p>
          </table:table-cell>
          <table:table-cell office:value-type="float" office:value="0.02202" calcext:value-type="float">
            <text:p>2.20E-02</text:p>
          </table:table-cell>
          <table:table-cell office:value-type="float" office:value="0.01164" calcext:value-type="float">
            <text:p>1.16E-02</text:p>
          </table:table-cell>
          <table:table-cell office:value-type="float" office:value="0.01483" calcext:value-type="float">
            <text:p>1.48E-02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office:value-type="float" office:value="-0.003429" calcext:value-type="float">
            <text:p>-3.43E-03</text:p>
          </table:table-cell>
          <table:table-cell office:value-type="float" office:value="-0.004015" calcext:value-type="float">
            <text:p>-4.02E-03</text:p>
          </table:table-cell>
          <table:table-cell office:value-type="float" office:value="-0.003267" calcext:value-type="float">
            <text:p>-3.27E-03</text:p>
          </table:table-cell>
          <table:table-cell office:value-type="float" office:value="0.04616" calcext:value-type="float">
            <text:p>4.62E-02</text:p>
          </table:table-cell>
          <table:table-cell office:value-type="float" office:value="0.02764" calcext:value-type="float">
            <text:p>2.76E-02</text:p>
          </table:table-cell>
          <table:table-cell office:value-type="float" office:value="0.02367" calcext:value-type="float">
            <text:p>2.37E-02</text:p>
          </table:table-cell>
          <table:table-cell office:value-type="float" office:value="-0.004711" calcext:value-type="float">
            <text:p>-4.71E-03</text:p>
          </table:table-cell>
          <table:table-cell office:value-type="float" office:value="0.01359" calcext:value-type="float">
            <text:p>1.36E-02</text:p>
          </table:table-cell>
          <table:table-cell table:style-name="Default" table:number-columns-repeated="18"/>
          <table:table-cell table:number-columns-repeated="25"/>
        </table:table-row>
        <table:table-row table:style-name="ro1">
          <table:table-cell office:value-type="float" office:value="0.009875" calcext:value-type="float">
            <text:p>9.88E-03</text:p>
          </table:table-cell>
          <table:table-cell office:value-type="float" office:value="0.002803" calcext:value-type="float">
            <text:p>2.80E-03</text:p>
          </table:table-cell>
          <table:table-cell office:value-type="float" office:value="0.005897" calcext:value-type="float">
            <text:p>5.90E-03</text:p>
          </table:table-cell>
          <table:table-cell office:value-type="float" office:value="0.06445" calcext:value-type="float">
            <text:p>6.45E-02</text:p>
          </table:table-cell>
          <table:table-cell office:value-type="float" office:value="0.03307" calcext:value-type="float">
            <text:p>3.31E-02</text:p>
          </table:table-cell>
          <table:table-cell office:value-type="float" office:value="0.03092" calcext:value-type="float">
            <text:p>3.09E-02</text:p>
          </table:table-cell>
          <table:table-cell office:value-type="float" office:value="0.0005536" calcext:value-type="float">
            <text:p>5.54E-04</text:p>
          </table:table-cell>
          <table:table-cell office:value-type="float" office:value="0.008959" calcext:value-type="float">
            <text:p>8.96E-03</text:p>
          </table:table-cell>
          <table:table-cell office:value-type="float" office:value="0.01801" calcext:value-type="float">
            <text:p>1.80E-02</text:p>
          </table:table-cell>
          <table:table-cell table:style-name="Default" table:number-columns-repeated="17"/>
          <table:table-cell table:number-columns-repeated="25"/>
        </table:table-row>
        <table:table-row table:style-name="ro1">
          <table:table-cell office:value-type="float" office:value="0.003458" calcext:value-type="float">
            <text:p>3.46E-03</text:p>
          </table:table-cell>
          <table:table-cell office:value-type="float" office:value="-0.001295" calcext:value-type="float">
            <text:p>-1.30E-03</text:p>
          </table:table-cell>
          <table:table-cell office:value-type="float" office:value="-0.00029" calcext:value-type="float">
            <text:p>-2.90E-04</text:p>
          </table:table-cell>
          <table:table-cell office:value-type="float" office:value="0.07617" calcext:value-type="float">
            <text:p>7.62E-02</text:p>
          </table:table-cell>
          <table:table-cell office:value-type="float" office:value="0.04246" calcext:value-type="float">
            <text:p>4.25E-02</text:p>
          </table:table-cell>
          <table:table-cell office:value-type="float" office:value="0.0343" calcext:value-type="float">
            <text:p>3.43E-02</text:p>
          </table:table-cell>
          <table:table-cell office:value-type="float" office:value="-0.001045" calcext:value-type="float">
            <text:p>-1.05E-03</text:p>
          </table:table-cell>
          <table:table-cell office:value-type="float" office:value="0.01492" calcext:value-type="float">
            <text:p>1.49E-02</text:p>
          </table:table-cell>
          <table:table-cell office:value-type="float" office:value="0.01228" calcext:value-type="float">
            <text:p>1.23E-02</text:p>
          </table:table-cell>
          <table:table-cell office:value-type="float" office:value="0.02111" calcext:value-type="float">
            <text:p>2.11E-02</text:p>
          </table:table-cell>
          <table:table-cell table:style-name="Default" table:number-columns-repeated="16"/>
          <table:table-cell table:number-columns-repeated="25"/>
        </table:table-row>
        <table:table-row table:style-name="ro1">
          <table:table-cell office:value-type="float" office:value="-0.01613" calcext:value-type="float">
            <text:p>-1.61E-02</text:p>
          </table:table-cell>
          <table:table-cell office:value-type="float" office:value="-0.01054" calcext:value-type="float">
            <text:p>-1.05E-02</text:p>
          </table:table-cell>
          <table:table-cell office:value-type="float" office:value="-0.01005" calcext:value-type="float">
            <text:p>-1.01E-02</text:p>
          </table:table-cell>
          <table:table-cell office:value-type="float" office:value="0.006908" calcext:value-type="float">
            <text:p>6.91E-03</text:p>
          </table:table-cell>
          <table:table-cell office:value-type="float" office:value="0.006592" calcext:value-type="float">
            <text:p>6.59E-03</text:p>
          </table:table-cell>
          <table:table-cell office:value-type="float" office:value="0.008985" calcext:value-type="float">
            <text:p>8.99E-03</text:p>
          </table:table-cell>
          <table:table-cell office:value-type="float" office:value="-0.008289" calcext:value-type="float">
            <text:p>-8.29E-03</text:p>
          </table:table-cell>
          <table:table-cell office:value-type="float" office:value="0.01087" calcext:value-type="float">
            <text:p>1.09E-02</text:p>
          </table:table-cell>
          <table:table-cell office:value-type="float" office:value="0.005488" calcext:value-type="float">
            <text:p>5.49E-03</text:p>
          </table:table-cell>
          <table:table-cell office:value-type="float" office:value="0.0113" calcext:value-type="float">
            <text:p>1.13E-02</text:p>
          </table:table-cell>
          <table:table-cell office:value-type="float" office:value="0.01144" calcext:value-type="float">
            <text:p>1.14E-02</text:p>
          </table:table-cell>
          <table:table-cell table:style-name="Default" table:number-columns-repeated="15"/>
          <table:table-cell table:number-columns-repeated="25"/>
        </table:table-row>
        <table:table-row table:style-name="ro1">
          <table:table-cell office:value-type="float" office:value="-0.01014" calcext:value-type="float">
            <text:p>-1.01E-02</text:p>
          </table:table-cell>
          <table:table-cell office:value-type="float" office:value="-0.009009" calcext:value-type="float">
            <text:p>-9.01E-03</text:p>
          </table:table-cell>
          <table:table-cell office:value-type="float" office:value="-0.006845" calcext:value-type="float">
            <text:p>-6.85E-03</text:p>
          </table:table-cell>
          <table:table-cell office:value-type="float" office:value="0.04016" calcext:value-type="float">
            <text:p>4.02E-02</text:p>
          </table:table-cell>
          <table:table-cell office:value-type="float" office:value="0.02227" calcext:value-type="float">
            <text:p>2.23E-02</text:p>
          </table:table-cell>
          <table:table-cell office:value-type="float" office:value="0.02386" calcext:value-type="float">
            <text:p>2.39E-02</text:p>
          </table:table-cell>
          <table:table-cell office:value-type="float" office:value="-0.007666" calcext:value-type="float">
            <text:p>-7.67E-03</text:p>
          </table:table-cell>
          <table:table-cell office:value-type="float" office:value="0.01421" calcext:value-type="float">
            <text:p>1.42E-02</text:p>
          </table:table-cell>
          <table:table-cell office:value-type="float" office:value="0.01424" calcext:value-type="float">
            <text:p>1.42E-02</text:p>
          </table:table-cell>
          <table:table-cell office:value-type="float" office:value="0.01707" calcext:value-type="float">
            <text:p>1.71E-02</text:p>
          </table:table-cell>
          <table:table-cell office:value-type="float" office:value="0.01298" calcext:value-type="float">
            <text:p>1.30E-02</text:p>
          </table:table-cell>
          <table:table-cell office:value-type="float" office:value="0.02132" calcext:value-type="float">
            <text:p>2.13E-02</text:p>
          </table:table-cell>
          <table:table-cell table:style-name="Default" table:number-columns-repeated="14"/>
          <table:table-cell table:number-columns-repeated="25"/>
        </table:table-row>
        <table:table-row table:style-name="ro1">
          <table:table-cell office:value-type="float" office:value="-0.05055" calcext:value-type="float">
            <text:p>-5.06E-02</text:p>
          </table:table-cell>
          <table:table-cell office:value-type="float" office:value="-0.02994" calcext:value-type="float">
            <text:p>-2.99E-02</text:p>
          </table:table-cell>
          <table:table-cell office:value-type="float" office:value="-0.02951" calcext:value-type="float">
            <text:p>-2.95E-02</text:p>
          </table:table-cell>
          <table:table-cell office:value-type="float" office:value="-0.04298" calcext:value-type="float">
            <text:p>-4.30E-02</text:p>
          </table:table-cell>
          <table:table-cell office:value-type="float" office:value="-0.01085" calcext:value-type="float">
            <text:p>-1.09E-02</text:p>
          </table:table-cell>
          <table:table-cell office:value-type="float" office:value="0.005019" calcext:value-type="float">
            <text:p>5.02E-03</text:p>
          </table:table-cell>
          <table:table-cell office:value-type="float" office:value="-0.03285" calcext:value-type="float">
            <text:p>-3.29E-02</text:p>
          </table:table-cell>
          <table:table-cell office:value-type="float" office:value="0.01782" calcext:value-type="float">
            <text:p>1.78E-02</text:p>
          </table:table-cell>
          <table:table-cell office:value-type="float" office:value="0.00611" calcext:value-type="float">
            <text:p>6.11E-03</text:p>
          </table:table-cell>
          <table:table-cell office:value-type="float" office:value="0.006656" calcext:value-type="float">
            <text:p>6.66E-03</text:p>
          </table:table-cell>
          <table:table-cell office:value-type="float" office:value="0.02241" calcext:value-type="float">
            <text:p>2.24E-02</text:p>
          </table:table-cell>
          <table:table-cell office:value-type="float" office:value="0.02456" calcext:value-type="float">
            <text:p>2.46E-02</text:p>
          </table:table-cell>
          <table:table-cell office:value-type="float" office:value="0.2164" calcext:value-type="float">
            <text:p>2.16E-01</text:p>
          </table:table-cell>
          <table:table-cell table:style-name="Default" table:number-columns-repeated="13"/>
          <table:table-cell table:number-columns-repeated="25"/>
        </table:table-row>
        <table:table-row table:style-name="ro1">
          <table:table-cell office:value-type="float" office:value="-0.2673" calcext:value-type="float">
            <text:p>-2.67E-01</text:p>
          </table:table-cell>
          <table:table-cell office:value-type="float" office:value="-0.168" calcext:value-type="float">
            <text:p>-1.68E-01</text:p>
          </table:table-cell>
          <table:table-cell office:value-type="float" office:value="-0.1603" calcext:value-type="float">
            <text:p>-1.60E-01</text:p>
          </table:table-cell>
          <table:table-cell office:value-type="float" office:value="0.07049" calcext:value-type="float">
            <text:p>7.05E-02</text:p>
          </table:table-cell>
          <table:table-cell office:value-type="float" office:value="0.0958" calcext:value-type="float">
            <text:p>9.58E-02</text:p>
          </table:table-cell>
          <table:table-cell office:value-type="float" office:value="0.1378" calcext:value-type="float">
            <text:p>1.38E-01</text:p>
          </table:table-cell>
          <table:table-cell office:value-type="float" office:value="-0.1334" calcext:value-type="float">
            <text:p>-1.33E-01</text:p>
          </table:table-cell>
          <table:table-cell office:value-type="float" office:value="0.1896" calcext:value-type="float">
            <text:p>1.90E-01</text:p>
          </table:table-cell>
          <table:table-cell office:value-type="float" office:value="0.08406" calcext:value-type="float">
            <text:p>8.41E-02</text:p>
          </table:table-cell>
          <table:table-cell office:value-type="float" office:value="0.1754" calcext:value-type="float">
            <text:p>1.75E-01</text:p>
          </table:table-cell>
          <table:table-cell office:value-type="float" office:value="0.2003" calcext:value-type="float">
            <text:p>2.00E-01</text:p>
          </table:table-cell>
          <table:table-cell office:value-type="float" office:value="0.2037" calcext:value-type="float">
            <text:p>2.04E-01</text:p>
          </table:table-cell>
          <table:table-cell office:value-type="float" office:value="0.3573" calcext:value-type="float">
            <text:p>3.57E-01</text:p>
          </table:table-cell>
          <table:table-cell office:value-type="float" office:value="4.525" calcext:value-type="float">
            <text:p>4.53E+00</text:p>
          </table:table-cell>
          <table:table-cell table:style-name="Default" table:number-columns-repeated="12"/>
          <table:table-cell table:number-columns-repeated="25"/>
        </table:table-row>
        <table:table-row table:style-name="ro1">
          <table:table-cell office:value-type="float" office:value="-0.01807" calcext:value-type="float">
            <text:p>-1.81E-02</text:p>
          </table:table-cell>
          <table:table-cell office:value-type="float" office:value="-0.01544" calcext:value-type="float">
            <text:p>-1.54E-02</text:p>
          </table:table-cell>
          <table:table-cell office:value-type="float" office:value="0.005039" calcext:value-type="float">
            <text:p>5.04E-03</text:p>
          </table:table-cell>
          <table:table-cell office:value-type="float" office:value="-0.112" calcext:value-type="float">
            <text:p>-1.12E-01</text:p>
          </table:table-cell>
          <table:table-cell office:value-type="float" office:value="-0.0901" calcext:value-type="float">
            <text:p>-9.01E-02</text:p>
          </table:table-cell>
          <table:table-cell office:value-type="float" office:value="-0.02425" calcext:value-type="float">
            <text:p>-2.43E-02</text:p>
          </table:table-cell>
          <table:table-cell office:value-type="float" office:value="-0.001078" calcext:value-type="float">
            <text:p>-1.08E-03</text:p>
          </table:table-cell>
          <table:table-cell office:value-type="float" office:value="-0.01551" calcext:value-type="float">
            <text:p>-1.55E-02</text:p>
          </table:table-cell>
          <table:table-cell office:value-type="float" office:value="0.04589" calcext:value-type="float">
            <text:p>4.59E-02</text:p>
          </table:table-cell>
          <table:table-cell office:value-type="float" office:value="-0.02112" calcext:value-type="float">
            <text:p>-2.11E-02</text:p>
          </table:table-cell>
          <table:table-cell office:value-type="float" office:value="-0.009155" calcext:value-type="float">
            <text:p>-9.16E-03</text:p>
          </table:table-cell>
          <table:table-cell office:value-type="float" office:value="0.05333" calcext:value-type="float">
            <text:p>5.33E-02</text:p>
          </table:table-cell>
          <table:table-cell office:value-type="float" office:value="-0.01312" calcext:value-type="float">
            <text:p>-1.31E-02</text:p>
          </table:table-cell>
          <table:table-cell office:value-type="float" office:value="-0.1396" calcext:value-type="float">
            <text:p>-1.40E-01</text:p>
          </table:table-cell>
          <table:table-cell office:value-type="float" office:value="2.916" calcext:value-type="float">
            <text:p>2.92E+00</text:p>
          </table:table-cell>
          <table:table-cell table:style-name="Default" table:number-columns-repeated="11"/>
          <table:table-cell table:number-columns-repeated="25"/>
        </table:table-row>
        <table:table-row table:style-name="ro1">
          <table:table-cell office:value-type="float" office:value="0.00002071" calcext:value-type="float">
            <text:p>2.07E-05</text:p>
          </table:table-cell>
          <table:table-cell office:value-type="float" office:value="0.00001753" calcext:value-type="float">
            <text:p>1.75E-05</text:p>
          </table:table-cell>
          <table:table-cell office:value-type="float" office:value="0.00001601" calcext:value-type="float">
            <text:p>1.60E-05</text:p>
          </table:table-cell>
          <table:table-cell office:value-type="float" office:value="-0.00006086" calcext:value-type="float">
            <text:p>-6.09E-05</text:p>
          </table:table-cell>
          <table:table-cell office:value-type="float" office:value="-0.00003041" calcext:value-type="float">
            <text:p>-3.04E-05</text:p>
          </table:table-cell>
          <table:table-cell office:value-type="float" office:value="-0.00003054" calcext:value-type="float">
            <text:p>-3.05E-05</text:p>
          </table:table-cell>
          <table:table-cell office:value-type="float" office:value="0.00001467" calcext:value-type="float">
            <text:p>1.47E-05</text:p>
          </table:table-cell>
          <table:table-cell office:value-type="float" office:value="-0.00002405" calcext:value-type="float">
            <text:p>-2.41E-05</text:p>
          </table:table-cell>
          <table:table-cell office:value-type="float" office:value="-0.00001585" calcext:value-type="float">
            <text:p>-1.59E-05</text:p>
          </table:table-cell>
          <table:table-cell office:value-type="float" office:value="-0.00002923" calcext:value-type="float">
            <text:p>-2.92E-05</text:p>
          </table:table-cell>
          <table:table-cell office:value-type="float" office:value="-0.00002265" calcext:value-type="float">
            <text:p>-2.27E-05</text:p>
          </table:table-cell>
          <table:table-cell office:value-type="float" office:value="-0.00002978" calcext:value-type="float">
            <text:p>-2.98E-05</text:p>
          </table:table-cell>
          <table:table-cell office:value-type="float" office:value="-0.000005016" calcext:value-type="float">
            <text:p>-5.02E-06</text:p>
          </table:table-cell>
          <table:table-cell office:value-type="float" office:value="-0.000356" calcext:value-type="float">
            <text:p>-3.56E-04</text:p>
          </table:table-cell>
          <table:table-cell office:value-type="float" office:value="0.00002467" calcext:value-type="float">
            <text:p>2.47E-05</text:p>
          </table:table-cell>
          <table:table-cell office:value-type="float" office:value="0.00000009454" calcext:value-type="float">
            <text:p>9.45E-08</text:p>
          </table:table-cell>
          <table:table-cell table:style-name="Default" table:number-columns-repeated="10"/>
          <table:table-cell table:number-columns-repeated="25"/>
        </table:table-row>
        <table:table-row table:style-name="ro1">
          <table:table-cell office:value-type="float" office:value="0.0000206" calcext:value-type="float">
            <text:p>2.06E-05</text:p>
          </table:table-cell>
          <table:table-cell office:value-type="float" office:value="0.00001748" calcext:value-type="float">
            <text:p>1.75E-05</text:p>
          </table:table-cell>
          <table:table-cell office:value-type="float" office:value="0.00001596" calcext:value-type="float">
            <text:p>1.60E-05</text:p>
          </table:table-cell>
          <table:table-cell office:value-type="float" office:value="-0.00006114" calcext:value-type="float">
            <text:p>-6.11E-05</text:p>
          </table:table-cell>
          <table:table-cell office:value-type="float" office:value="-0.00003052" calcext:value-type="float">
            <text:p>-3.05E-05</text:p>
          </table:table-cell>
          <table:table-cell office:value-type="float" office:value="-0.00003061" calcext:value-type="float">
            <text:p>-3.06E-05</text:p>
          </table:table-cell>
          <table:table-cell office:value-type="float" office:value="0.00001464" calcext:value-type="float">
            <text:p>1.46E-05</text:p>
          </table:table-cell>
          <table:table-cell office:value-type="float" office:value="-0.00002405" calcext:value-type="float">
            <text:p>-2.41E-05</text:p>
          </table:table-cell>
          <table:table-cell office:value-type="float" office:value="-0.00001586" calcext:value-type="float">
            <text:p>-1.59E-05</text:p>
          </table:table-cell>
          <table:table-cell office:value-type="float" office:value="-0.00002924" calcext:value-type="float">
            <text:p>-2.92E-05</text:p>
          </table:table-cell>
          <table:table-cell office:value-type="float" office:value="-0.00002263" calcext:value-type="float">
            <text:p>-2.26E-05</text:p>
          </table:table-cell>
          <table:table-cell office:value-type="float" office:value="-0.00002977" calcext:value-type="float">
            <text:p>-2.98E-05</text:p>
          </table:table-cell>
          <table:table-cell office:value-type="float" office:value="-0.00000489" calcext:value-type="float">
            <text:p>-4.89E-06</text:p>
          </table:table-cell>
          <table:table-cell office:value-type="float" office:value="-0.0003557" calcext:value-type="float">
            <text:p>-3.56E-04</text:p>
          </table:table-cell>
          <table:table-cell office:value-type="float" office:value="0.0000247" calcext:value-type="float">
            <text:p>2.47E-05</text:p>
          </table:table-cell>
          <table:table-cell office:value-type="float" office:value="0.00000006477" calcext:value-type="float">
            <text:p>6.48E-08</text:p>
          </table:table-cell>
          <table:table-cell office:value-type="float" office:value="0.00000008722" calcext:value-type="float">
            <text:p>8.72E-08</text:p>
          </table:table-cell>
          <table:table-cell table:style-name="Default" table:number-columns-repeated="9"/>
          <table:table-cell table:number-columns-repeated="25"/>
        </table:table-row>
        <table:table-row table:style-name="ro1">
          <table:table-cell office:value-type="float" office:value="0.00001908" calcext:value-type="float">
            <text:p>1.91E-05</text:p>
          </table:table-cell>
          <table:table-cell office:value-type="float" office:value="0.00001671" calcext:value-type="float">
            <text:p>1.67E-05</text:p>
          </table:table-cell>
          <table:table-cell office:value-type="float" office:value="0.00001519" calcext:value-type="float">
            <text:p>1.52E-05</text:p>
          </table:table-cell>
          <table:table-cell office:value-type="float" office:value="-0.00006365" calcext:value-type="float">
            <text:p>-6.37E-05</text:p>
          </table:table-cell>
          <table:table-cell office:value-type="float" office:value="-0.00003152" calcext:value-type="float">
            <text:p>-3.15E-05</text:p>
          </table:table-cell>
          <table:table-cell office:value-type="float" office:value="-0.00003117" calcext:value-type="float">
            <text:p>-3.12E-05</text:p>
          </table:table-cell>
          <table:table-cell office:value-type="float" office:value="0.0000141" calcext:value-type="float">
            <text:p>1.41E-05</text:p>
          </table:table-cell>
          <table:table-cell office:value-type="float" office:value="-0.00002379" calcext:value-type="float">
            <text:p>-2.38E-05</text:p>
          </table:table-cell>
          <table:table-cell office:value-type="float" office:value="-0.00001588" calcext:value-type="float">
            <text:p>-1.59E-05</text:p>
          </table:table-cell>
          <table:table-cell office:value-type="float" office:value="-0.00002903" calcext:value-type="float">
            <text:p>-2.90E-05</text:p>
          </table:table-cell>
          <table:table-cell office:value-type="float" office:value="-0.00002219" calcext:value-type="float">
            <text:p>-2.22E-05</text:p>
          </table:table-cell>
          <table:table-cell office:value-type="float" office:value="-0.00002936" calcext:value-type="float">
            <text:p>-2.94E-05</text:p>
          </table:table-cell>
          <table:table-cell office:value-type="float" office:value="-0.000004439" calcext:value-type="float">
            <text:p>-4.44E-06</text:p>
          </table:table-cell>
          <table:table-cell office:value-type="float" office:value="-0.0003485" calcext:value-type="float">
            <text:p>-3.49E-04</text:p>
          </table:table-cell>
          <table:table-cell office:value-type="float" office:value="0.00002478" calcext:value-type="float">
            <text:p>2.48E-05</text:p>
          </table:table-cell>
          <table:table-cell office:value-type="float" office:value="0.0000000638" calcext:value-type="float">
            <text:p>6.38E-08</text:p>
          </table:table-cell>
          <table:table-cell office:value-type="float" office:value="0.00000006379" calcext:value-type="float">
            <text:p>6.38E-08</text:p>
          </table:table-cell>
          <table:table-cell office:value-type="float" office:value="0.00000009565" calcext:value-type="float">
            <text:p>9.57E-08</text:p>
          </table:table-cell>
          <table:table-cell table:style-name="Default" table:number-columns-repeated="8"/>
          <table:table-cell table:number-columns-repeated="25"/>
        </table:table-row>
        <table:table-row table:style-name="ro1">
          <table:table-cell office:value-type="float" office:value="0.00001916" calcext:value-type="float">
            <text:p>1.92E-05</text:p>
          </table:table-cell>
          <table:table-cell office:value-type="float" office:value="0.00001675" calcext:value-type="float">
            <text:p>1.68E-05</text:p>
          </table:table-cell>
          <table:table-cell office:value-type="float" office:value="0.00001523" calcext:value-type="float">
            <text:p>1.52E-05</text:p>
          </table:table-cell>
          <table:table-cell office:value-type="float" office:value="-0.0000634" calcext:value-type="float">
            <text:p>-6.34E-05</text:p>
          </table:table-cell>
          <table:table-cell office:value-type="float" office:value="-0.00003143" calcext:value-type="float">
            <text:p>-3.14E-05</text:p>
          </table:table-cell>
          <table:table-cell office:value-type="float" office:value="-0.0000311" calcext:value-type="float">
            <text:p>-3.11E-05</text:p>
          </table:table-cell>
          <table:table-cell office:value-type="float" office:value="0.00001413" calcext:value-type="float">
            <text:p>1.41E-05</text:p>
          </table:table-cell>
          <table:table-cell office:value-type="float" office:value="-0.00002379" calcext:value-type="float">
            <text:p>-2.38E-05</text:p>
          </table:table-cell>
          <table:table-cell office:value-type="float" office:value="-0.00001586" calcext:value-type="float">
            <text:p>-1.59E-05</text:p>
          </table:table-cell>
          <table:table-cell office:value-type="float" office:value="-0.00002902" calcext:value-type="float">
            <text:p>-2.90E-05</text:p>
          </table:table-cell>
          <table:table-cell office:value-type="float" office:value="-0.0000222" calcext:value-type="float">
            <text:p>-2.22E-05</text:p>
          </table:table-cell>
          <table:table-cell office:value-type="float" office:value="-0.00002936" calcext:value-type="float">
            <text:p>-2.94E-05</text:p>
          </table:table-cell>
          <table:table-cell office:value-type="float" office:value="-0.000004482" calcext:value-type="float">
            <text:p>-4.48E-06</text:p>
          </table:table-cell>
          <table:table-cell office:value-type="float" office:value="-0.0003486" calcext:value-type="float">
            <text:p>-3.49E-04</text:p>
          </table:table-cell>
          <table:table-cell office:value-type="float" office:value="0.00002476" calcext:value-type="float">
            <text:p>2.48E-05</text:p>
          </table:table-cell>
          <table:table-cell office:value-type="float" office:value="0.00000006379" calcext:value-type="float">
            <text:p>6.38E-08</text:p>
          </table:table-cell>
          <table:table-cell office:value-type="float" office:value="0.00000006378" calcext:value-type="float">
            <text:p>6.38E-08</text:p>
          </table:table-cell>
          <table:table-cell office:value-type="float" office:value="0.00000006284" calcext:value-type="float">
            <text:p>6.28E-08</text:p>
          </table:table-cell>
          <table:table-cell office:value-type="float" office:value="0.00000008772" calcext:value-type="float">
            <text:p>8.77E-08</text:p>
          </table:table-cell>
          <table:table-cell table:style-name="Default" table:number-columns-repeated="7"/>
          <table:table-cell table:number-columns-repeated="25"/>
        </table:table-row>
        <table:table-row table:style-name="ro1">
          <table:table-cell office:value-type="float" office:value="0.00002796" calcext:value-type="float">
            <text:p>2.80E-05</text:p>
          </table:table-cell>
          <table:table-cell office:value-type="float" office:value="0.00001787" calcext:value-type="float">
            <text:p>1.79E-05</text:p>
          </table:table-cell>
          <table:table-cell office:value-type="float" office:value="0.00001996" calcext:value-type="float">
            <text:p>2.00E-05</text:p>
          </table:table-cell>
          <table:table-cell office:value-type="float" office:value="-0.00006099" calcext:value-type="float">
            <text:p>-6.10E-05</text:p>
          </table:table-cell>
          <table:table-cell office:value-type="float" office:value="-0.00005658" calcext:value-type="float">
            <text:p>-5.66E-05</text:p>
          </table:table-cell>
          <table:table-cell office:value-type="float" office:value="-0.00003546" calcext:value-type="float">
            <text:p>-3.55E-05</text:p>
          </table:table-cell>
          <table:table-cell office:value-type="float" office:value="0.00001767" calcext:value-type="float">
            <text:p>1.77E-05</text:p>
          </table:table-cell>
          <table:table-cell office:value-type="float" office:value="-0.00002891" calcext:value-type="float">
            <text:p>-2.89E-05</text:p>
          </table:table-cell>
          <table:table-cell office:value-type="float" office:value="-0.00001763" calcext:value-type="float">
            <text:p>-1.76E-05</text:p>
          </table:table-cell>
          <table:table-cell office:value-type="float" office:value="-0.00003542" calcext:value-type="float">
            <text:p>-3.54E-05</text:p>
          </table:table-cell>
          <table:table-cell office:value-type="float" office:value="-0.00002735" calcext:value-type="float">
            <text:p>-2.74E-05</text:p>
          </table:table-cell>
          <table:table-cell office:value-type="float" office:value="-0.00003523" calcext:value-type="float">
            <text:p>-3.52E-05</text:p>
          </table:table-cell>
          <table:table-cell office:value-type="float" office:value="-0.000002494" calcext:value-type="float">
            <text:p>-2.49E-06</text:p>
          </table:table-cell>
          <table:table-cell office:value-type="float" office:value="-0.000429" calcext:value-type="float">
            <text:p>-4.29E-04</text:p>
          </table:table-cell>
          <table:table-cell office:value-type="float" office:value="0.00003787" calcext:value-type="float">
            <text:p>3.79E-05</text:p>
          </table:table-cell>
          <table:table-cell table:number-columns-repeated="2" office:value-type="float" office:value="0.00000007438" calcext:value-type="float">
            <text:p>7.44E-08</text:p>
          </table:table-cell>
          <table:table-cell office:value-type="float" office:value="0.00000007319" calcext:value-type="float">
            <text:p>7.32E-08</text:p>
          </table:table-cell>
          <table:table-cell office:value-type="float" office:value="0.0000000732" calcext:value-type="float">
            <text:p>7.32E-08</text:p>
          </table:table-cell>
          <table:table-cell office:value-type="float" office:value="0.0000002412" calcext:value-type="float">
            <text:p>2.41E-07</text:p>
          </table:table-cell>
          <table:table-cell table:style-name="Default" table:number-columns-repeated="6"/>
          <table:table-cell table:number-columns-repeated="25"/>
        </table:table-row>
        <table:table-row table:style-name="ro1">
          <table:table-cell office:value-type="float" office:value="0.00002799" calcext:value-type="float">
            <text:p>2.80E-05</text:p>
          </table:table-cell>
          <table:table-cell office:value-type="float" office:value="0.00001787" calcext:value-type="float">
            <text:p>1.79E-05</text:p>
          </table:table-cell>
          <table:table-cell office:value-type="float" office:value="0.00001997" calcext:value-type="float">
            <text:p>2.00E-05</text:p>
          </table:table-cell>
          <table:table-cell office:value-type="float" office:value="-0.0000607" calcext:value-type="float">
            <text:p>-6.07E-05</text:p>
          </table:table-cell>
          <table:table-cell office:value-type="float" office:value="-0.00005642" calcext:value-type="float">
            <text:p>-5.64E-05</text:p>
          </table:table-cell>
          <table:table-cell office:value-type="float" office:value="-0.00003533" calcext:value-type="float">
            <text:p>-3.53E-05</text:p>
          </table:table-cell>
          <table:table-cell office:value-type="float" office:value="0.00001768" calcext:value-type="float">
            <text:p>1.77E-05</text:p>
          </table:table-cell>
          <table:table-cell office:value-type="float" office:value="-0.00002886" calcext:value-type="float">
            <text:p>-2.89E-05</text:p>
          </table:table-cell>
          <table:table-cell office:value-type="float" office:value="-0.00001759" calcext:value-type="float">
            <text:p>-1.76E-05</text:p>
          </table:table-cell>
          <table:table-cell office:value-type="float" office:value="-0.00003535" calcext:value-type="float">
            <text:p>-3.54E-05</text:p>
          </table:table-cell>
          <table:table-cell office:value-type="float" office:value="-0.00002731" calcext:value-type="float">
            <text:p>-2.73E-05</text:p>
          </table:table-cell>
          <table:table-cell office:value-type="float" office:value="-0.00003517" calcext:value-type="float">
            <text:p>-3.52E-05</text:p>
          </table:table-cell>
          <table:table-cell office:value-type="float" office:value="-0.000002445" calcext:value-type="float">
            <text:p>-2.45E-06</text:p>
          </table:table-cell>
          <table:table-cell office:value-type="float" office:value="-0.0004284" calcext:value-type="float">
            <text:p>-4.28E-04</text:p>
          </table:table-cell>
          <table:table-cell office:value-type="float" office:value="0.00003779" calcext:value-type="float">
            <text:p>3.78E-05</text:p>
          </table:table-cell>
          <table:table-cell table:number-columns-repeated="2" office:value-type="float" office:value="0.00000007431" calcext:value-type="float">
            <text:p>7.43E-08</text:p>
          </table:table-cell>
          <table:table-cell office:value-type="float" office:value="0.00000007311" calcext:value-type="float">
            <text:p>7.31E-08</text:p>
          </table:table-cell>
          <table:table-cell office:value-type="float" office:value="0.00000007313" calcext:value-type="float">
            <text:p>7.31E-08</text:p>
          </table:table-cell>
          <table:table-cell office:value-type="float" office:value="0.0000001109" calcext:value-type="float">
            <text:p>1.11E-07</text:p>
          </table:table-cell>
          <table:table-cell office:value-type="float" office:value="0.0000002218" calcext:value-type="float">
            <text:p>2.22E-07</text:p>
          </table:table-cell>
          <table:table-cell table:style-name="Default" table:number-columns-repeated="5"/>
          <table:table-cell table:number-columns-repeated="25"/>
        </table:table-row>
        <table:table-row table:style-name="ro1">
          <table:table-cell office:value-type="float" office:value="0.00002031" calcext:value-type="float">
            <text:p>2.03E-05</text:p>
          </table:table-cell>
          <table:table-cell office:value-type="float" office:value="0.00001135" calcext:value-type="float">
            <text:p>1.14E-05</text:p>
          </table:table-cell>
          <table:table-cell office:value-type="float" office:value="0.00001555" calcext:value-type="float">
            <text:p>1.56E-05</text:p>
          </table:table-cell>
          <table:table-cell office:value-type="float" office:value="-0.00007412" calcext:value-type="float">
            <text:p>-7.41E-05</text:p>
          </table:table-cell>
          <table:table-cell office:value-type="float" office:value="-0.00006909" calcext:value-type="float">
            <text:p>-6.91E-05</text:p>
          </table:table-cell>
          <table:table-cell office:value-type="float" office:value="-0.00003927" calcext:value-type="float">
            <text:p>-3.93E-05</text:p>
          </table:table-cell>
          <table:table-cell office:value-type="float" office:value="0.00001454" calcext:value-type="float">
            <text:p>1.45E-05</text:p>
          </table:table-cell>
          <table:table-cell office:value-type="float" office:value="-0.00002786" calcext:value-type="float">
            <text:p>-2.79E-05</text:p>
          </table:table-cell>
          <table:table-cell office:value-type="float" office:value="-0.00001797" calcext:value-type="float">
            <text:p>-1.80E-05</text:p>
          </table:table-cell>
          <table:table-cell office:value-type="float" office:value="-0.00003478" calcext:value-type="float">
            <text:p>-3.48E-05</text:p>
          </table:table-cell>
          <table:table-cell office:value-type="float" office:value="-0.0000251" calcext:value-type="float">
            <text:p>-2.51E-05</text:p>
          </table:table-cell>
          <table:table-cell office:value-type="float" office:value="-0.00003318" calcext:value-type="float">
            <text:p>-3.32E-05</text:p>
          </table:table-cell>
          <table:table-cell office:value-type="float" office:value="0.000002674" calcext:value-type="float">
            <text:p>2.67E-06</text:p>
          </table:table-cell>
          <table:table-cell office:value-type="float" office:value="-0.0003933" calcext:value-type="float">
            <text:p>-3.93E-04</text:p>
          </table:table-cell>
          <table:table-cell office:value-type="float" office:value="0.00004035" calcext:value-type="float">
            <text:p>4.04E-05</text:p>
          </table:table-cell>
          <table:table-cell office:value-type="float" office:value="0.00000007024" calcext:value-type="float">
            <text:p>7.02E-08</text:p>
          </table:table-cell>
          <table:table-cell office:value-type="float" office:value="0.00000007025" calcext:value-type="float">
            <text:p>7.03E-08</text:p>
          </table:table-cell>
          <table:table-cell office:value-type="float" office:value="0.00000006921" calcext:value-type="float">
            <text:p>6.92E-08</text:p>
          </table:table-cell>
          <table:table-cell office:value-type="float" office:value="0.00000006922" calcext:value-type="float">
            <text:p>6.92E-08</text:p>
          </table:table-cell>
          <table:table-cell office:value-type="float" office:value="0.0000001064" calcext:value-type="float">
            <text:p>1.06E-07</text:p>
          </table:table-cell>
          <table:table-cell office:value-type="float" office:value="0.0000001062" calcext:value-type="float">
            <text:p>1.06E-07</text:p>
          </table:table-cell>
          <table:table-cell office:value-type="float" office:value="0.0000002463" calcext:value-type="float">
            <text:p>2.46E-07</text:p>
          </table:table-cell>
          <table:table-cell table:style-name="Default" table:number-columns-repeated="4"/>
          <table:table-cell table:number-columns-repeated="25"/>
        </table:table-row>
        <table:table-row table:style-name="ro1">
          <table:table-cell office:value-type="float" office:value="0.00002032" calcext:value-type="float">
            <text:p>2.03E-05</text:p>
          </table:table-cell>
          <table:table-cell office:value-type="float" office:value="0.00001134" calcext:value-type="float">
            <text:p>1.13E-05</text:p>
          </table:table-cell>
          <table:table-cell office:value-type="float" office:value="0.00001556" calcext:value-type="float">
            <text:p>1.56E-05</text:p>
          </table:table-cell>
          <table:table-cell office:value-type="float" office:value="-0.00007417" calcext:value-type="float">
            <text:p>-7.42E-05</text:p>
          </table:table-cell>
          <table:table-cell office:value-type="float" office:value="-0.00006914" calcext:value-type="float">
            <text:p>-6.91E-05</text:p>
          </table:table-cell>
          <table:table-cell office:value-type="float" office:value="-0.00003929" calcext:value-type="float">
            <text:p>-3.93E-05</text:p>
          </table:table-cell>
          <table:table-cell office:value-type="float" office:value="0.00001456" calcext:value-type="float">
            <text:p>1.46E-05</text:p>
          </table:table-cell>
          <table:table-cell office:value-type="float" office:value="-0.00002788" calcext:value-type="float">
            <text:p>-2.79E-05</text:p>
          </table:table-cell>
          <table:table-cell office:value-type="float" office:value="-0.00001798" calcext:value-type="float">
            <text:p>-1.80E-05</text:p>
          </table:table-cell>
          <table:table-cell office:value-type="float" office:value="-0.0000348" calcext:value-type="float">
            <text:p>-3.48E-05</text:p>
          </table:table-cell>
          <table:table-cell office:value-type="float" office:value="-0.00002511" calcext:value-type="float">
            <text:p>-2.51E-05</text:p>
          </table:table-cell>
          <table:table-cell office:value-type="float" office:value="-0.0000332" calcext:value-type="float">
            <text:p>-3.32E-05</text:p>
          </table:table-cell>
          <table:table-cell office:value-type="float" office:value="0.000002704" calcext:value-type="float">
            <text:p>2.70E-06</text:p>
          </table:table-cell>
          <table:table-cell office:value-type="float" office:value="-0.0003935" calcext:value-type="float">
            <text:p>-3.94E-04</text:p>
          </table:table-cell>
          <table:table-cell office:value-type="float" office:value="0.00004037" calcext:value-type="float">
            <text:p>4.04E-05</text:p>
          </table:table-cell>
          <table:table-cell office:value-type="float" office:value="0.0000000703" calcext:value-type="float">
            <text:p>7.03E-08</text:p>
          </table:table-cell>
          <table:table-cell office:value-type="float" office:value="0.00000007031" calcext:value-type="float">
            <text:p>7.03E-08</text:p>
          </table:table-cell>
          <table:table-cell table:number-columns-repeated="2" office:value-type="float" office:value="0.00000006927" calcext:value-type="float">
            <text:p>6.93E-08</text:p>
          </table:table-cell>
          <table:table-cell office:value-type="float" office:value="0.0000001064" calcext:value-type="float">
            <text:p>1.06E-07</text:p>
          </table:table-cell>
          <table:table-cell office:value-type="float" office:value="0.0000001062" calcext:value-type="float">
            <text:p>1.06E-07</text:p>
          </table:table-cell>
          <table:table-cell office:value-type="float" office:value="0.000000103" calcext:value-type="float">
            <text:p>1.03E-07</text:p>
          </table:table-cell>
          <table:table-cell office:value-type="float" office:value="0.000000227" calcext:value-type="float">
            <text:p>2.27E-07</text:p>
          </table:table-cell>
          <table:table-cell table:style-name="Default" table:number-columns-repeated="3"/>
          <table:table-cell table:number-columns-repeated="25"/>
        </table:table-row>
        <table:table-row table:style-name="ro1">
          <table:table-cell office:value-type="float" office:value="0.000073" calcext:value-type="float">
            <text:p>7.30E-05</text:p>
          </table:table-cell>
          <table:table-cell office:value-type="float" office:value="0.00005117" calcext:value-type="float">
            <text:p>5.12E-05</text:p>
          </table:table-cell>
          <table:table-cell office:value-type="float" office:value="0.00005103" calcext:value-type="float">
            <text:p>5.10E-05</text:p>
          </table:table-cell>
          <table:table-cell office:value-type="float" office:value="-0.00005916" calcext:value-type="float">
            <text:p>-5.92E-05</text:p>
          </table:table-cell>
          <table:table-cell office:value-type="float" office:value="-0.00003813" calcext:value-type="float">
            <text:p>-3.81E-05</text:p>
          </table:table-cell>
          <table:table-cell office:value-type="float" office:value="-0.00007373" calcext:value-type="float">
            <text:p>-7.37E-05</text:p>
          </table:table-cell>
          <table:table-cell office:value-type="float" office:value="0.00004089" calcext:value-type="float">
            <text:p>4.09E-05</text:p>
          </table:table-cell>
          <table:table-cell office:value-type="float" office:value="-0.00005218" calcext:value-type="float">
            <text:p>-5.22E-05</text:p>
          </table:table-cell>
          <table:table-cell office:value-type="float" office:value="-0.00003017" calcext:value-type="float">
            <text:p>-3.02E-05</text:p>
          </table:table-cell>
          <table:table-cell office:value-type="float" office:value="-0.00006198" calcext:value-type="float">
            <text:p>-6.20E-05</text:p>
          </table:table-cell>
          <table:table-cell office:value-type="float" office:value="-0.00005382" calcext:value-type="float">
            <text:p>-5.38E-05</text:p>
          </table:table-cell>
          <table:table-cell office:value-type="float" office:value="-0.00006674" calcext:value-type="float">
            <text:p>-6.67E-05</text:p>
          </table:table-cell>
          <table:table-cell office:value-type="float" office:value="-0.00002209" calcext:value-type="float">
            <text:p>-2.21E-05</text:p>
          </table:table-cell>
          <table:table-cell office:value-type="float" office:value="-0.0008524" calcext:value-type="float">
            <text:p>-8.52E-04</text:p>
          </table:table-cell>
          <table:table-cell office:value-type="float" office:value="0.00005462" calcext:value-type="float">
            <text:p>5.46E-05</text:p>
          </table:table-cell>
          <table:table-cell table:number-columns-repeated="2" office:value-type="float" office:value="0.0000001399" calcext:value-type="float">
            <text:p>1.40E-07</text:p>
          </table:table-cell>
          <table:table-cell office:value-type="float" office:value="0.0000001373" calcext:value-type="float">
            <text:p>1.37E-07</text:p>
          </table:table-cell>
          <table:table-cell office:value-type="float" office:value="0.0000001374" calcext:value-type="float">
            <text:p>1.37E-07</text:p>
          </table:table-cell>
          <table:table-cell office:value-type="float" office:value="0.000000171" calcext:value-type="float">
            <text:p>1.71E-07</text:p>
          </table:table-cell>
          <table:table-cell office:value-type="float" office:value="0.0000001709" calcext:value-type="float">
            <text:p>1.71E-07</text:p>
          </table:table-cell>
          <table:table-cell office:value-type="float" office:value="0.0000001595" calcext:value-type="float">
            <text:p>1.60E-07</text:p>
          </table:table-cell>
          <table:table-cell office:value-type="float" office:value="0.0000001596" calcext:value-type="float">
            <text:p>1.60E-07</text:p>
          </table:table-cell>
          <table:table-cell office:value-type="float" office:value="0.000001202" calcext:value-type="float">
            <text:p>1.20E-06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float" office:value="0.00007293" calcext:value-type="float">
            <text:p>7.29E-05</text:p>
          </table:table-cell>
          <table:table-cell office:value-type="float" office:value="0.00005111" calcext:value-type="float">
            <text:p>5.11E-05</text:p>
          </table:table-cell>
          <table:table-cell office:value-type="float" office:value="0.00005087" calcext:value-type="float">
            <text:p>5.09E-05</text:p>
          </table:table-cell>
          <table:table-cell office:value-type="float" office:value="-0.00005883" calcext:value-type="float">
            <text:p>-5.88E-05</text:p>
          </table:table-cell>
          <table:table-cell office:value-type="float" office:value="-0.00003793" calcext:value-type="float">
            <text:p>-3.79E-05</text:p>
          </table:table-cell>
          <table:table-cell office:value-type="float" office:value="-0.00007368" calcext:value-type="float">
            <text:p>-7.37E-05</text:p>
          </table:table-cell>
          <table:table-cell office:value-type="float" office:value="0.00004086" calcext:value-type="float">
            <text:p>4.09E-05</text:p>
          </table:table-cell>
          <table:table-cell office:value-type="float" office:value="-0.00005207" calcext:value-type="float">
            <text:p>-5.21E-05</text:p>
          </table:table-cell>
          <table:table-cell office:value-type="float" office:value="-0.0000301" calcext:value-type="float">
            <text:p>-3.01E-05</text:p>
          </table:table-cell>
          <table:table-cell office:value-type="float" office:value="-0.00006182" calcext:value-type="float">
            <text:p>-6.18E-05</text:p>
          </table:table-cell>
          <table:table-cell office:value-type="float" office:value="-0.00005372" calcext:value-type="float">
            <text:p>-5.37E-05</text:p>
          </table:table-cell>
          <table:table-cell office:value-type="float" office:value="-0.00006661" calcext:value-type="float">
            <text:p>-6.66E-05</text:p>
          </table:table-cell>
          <table:table-cell office:value-type="float" office:value="-0.00002203" calcext:value-type="float">
            <text:p>-2.20E-05</text:p>
          </table:table-cell>
          <table:table-cell office:value-type="float" office:value="-0.0008507" calcext:value-type="float">
            <text:p>-8.51E-04</text:p>
          </table:table-cell>
          <table:table-cell office:value-type="float" office:value="0.00005443" calcext:value-type="float">
            <text:p>5.44E-05</text:p>
          </table:table-cell>
          <table:table-cell table:number-columns-repeated="2" office:value-type="float" office:value="0.0000001396" calcext:value-type="float">
            <text:p>1.40E-07</text:p>
          </table:table-cell>
          <table:table-cell table:number-columns-repeated="2" office:value-type="float" office:value="0.0000001371" calcext:value-type="float">
            <text:p>1.37E-07</text:p>
          </table:table-cell>
          <table:table-cell office:value-type="float" office:value="0.0000001707" calcext:value-type="float">
            <text:p>1.71E-07</text:p>
          </table:table-cell>
          <table:table-cell office:value-type="float" office:value="0.0000001706" calcext:value-type="float">
            <text:p>1.71E-07</text:p>
          </table:table-cell>
          <table:table-cell office:value-type="float" office:value="0.0000001592" calcext:value-type="float">
            <text:p>1.59E-07</text:p>
          </table:table-cell>
          <table:table-cell office:value-type="float" office:value="0.0000001593" calcext:value-type="float">
            <text:p>1.59E-07</text:p>
          </table:table-cell>
          <table:table-cell office:value-type="float" office:value="0.0000004519" calcext:value-type="float">
            <text:p>4.52E-07</text:p>
          </table:table-cell>
          <table:table-cell office:value-type="float" office:value="0.000001076" calcext:value-type="float">
            <text:p>1.08E-06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float" office:value="0.0000432" calcext:value-type="float">
            <text:p>4.32E-05</text:p>
          </table:table-cell>
          <table:table-cell office:value-type="float" office:value="0.00003447" calcext:value-type="float">
            <text:p>3.45E-05</text:p>
          </table:table-cell>
          <table:table-cell office:value-type="float" office:value="0.00001683" calcext:value-type="float">
            <text:p>1.68E-05</text:p>
          </table:table-cell>
          <table:table-cell office:value-type="float" office:value="-0.0001163" calcext:value-type="float">
            <text:p>-1.16E-04</text:p>
          </table:table-cell>
          <table:table-cell office:value-type="float" office:value="-0.00006671" calcext:value-type="float">
            <text:p>-6.67E-05</text:p>
          </table:table-cell>
          <table:table-cell office:value-type="float" office:value="-0.0001248" calcext:value-type="float">
            <text:p>-1.25E-04</text:p>
          </table:table-cell>
          <table:table-cell office:value-type="float" office:value="0.00002906" calcext:value-type="float">
            <text:p>2.91E-05</text:p>
          </table:table-cell>
          <table:table-cell office:value-type="float" office:value="-0.0000494" calcext:value-type="float">
            <text:p>-4.94E-05</text:p>
          </table:table-cell>
          <table:table-cell office:value-type="float" office:value="-0.00003417" calcext:value-type="float">
            <text:p>-3.42E-05</text:p>
          </table:table-cell>
          <table:table-cell office:value-type="float" office:value="-0.00006121" calcext:value-type="float">
            <text:p>-6.12E-05</text:p>
          </table:table-cell>
          <table:table-cell office:value-type="float" office:value="-0.00004614" calcext:value-type="float">
            <text:p>-4.61E-05</text:p>
          </table:table-cell>
          <table:table-cell office:value-type="float" office:value="-0.00006127" calcext:value-type="float">
            <text:p>-6.13E-05</text:p>
          </table:table-cell>
          <table:table-cell office:value-type="float" office:value="-0.000001438" calcext:value-type="float">
            <text:p>-1.44E-06</text:p>
          </table:table-cell>
          <table:table-cell office:value-type="float" office:value="-0.00073" calcext:value-type="float">
            <text:p>-7.30E-04</text:p>
          </table:table-cell>
          <table:table-cell office:value-type="float" office:value="0.00005052" calcext:value-type="float">
            <text:p>5.05E-05</text:p>
          </table:table-cell>
          <table:table-cell table:number-columns-repeated="2" office:value-type="float" office:value="0.000000127" calcext:value-type="float">
            <text:p>1.27E-07</text:p>
          </table:table-cell>
          <table:table-cell table:number-columns-repeated="2" office:value-type="float" office:value="0.0000001251" calcext:value-type="float">
            <text:p>1.25E-07</text:p>
          </table:table-cell>
          <table:table-cell office:value-type="float" office:value="0.000000155" calcext:value-type="float">
            <text:p>1.55E-07</text:p>
          </table:table-cell>
          <table:table-cell office:value-type="float" office:value="0.0000001548" calcext:value-type="float">
            <text:p>1.55E-07</text:p>
          </table:table-cell>
          <table:table-cell office:value-type="float" office:value="0.0000001467" calcext:value-type="float">
            <text:p>1.47E-07</text:p>
          </table:table-cell>
          <table:table-cell office:value-type="float" office:value="0.0000001468" calcext:value-type="float">
            <text:p>1.47E-07</text:p>
          </table:table-cell>
          <table:table-cell office:value-type="float" office:value="0.0000004117" calcext:value-type="float">
            <text:p>4.12E-07</text:p>
          </table:table-cell>
          <table:table-cell office:value-type="float" office:value="0.0000004109" calcext:value-type="float">
            <text:p>4.11E-07</text:p>
          </table:table-cell>
          <table:table-cell office:value-type="float" office:value="0.000001221" calcext:value-type="float">
            <text:p>1.22E-06</text:p>
          </table:table-cell>
          <table:table-cell table:number-columns-repeated="25"/>
        </table:table-row>
        <table:table-row table:style-name="ro1">
          <table:table-cell office:value-type="float" office:value="0.00004314" calcext:value-type="float">
            <text:p>4.31E-05</text:p>
          </table:table-cell>
          <table:table-cell office:value-type="float" office:value="0.00003443" calcext:value-type="float">
            <text:p>3.44E-05</text:p>
          </table:table-cell>
          <table:table-cell office:value-type="float" office:value="0.00001669" calcext:value-type="float">
            <text:p>1.67E-05</text:p>
          </table:table-cell>
          <table:table-cell office:value-type="float" office:value="-0.0001162" calcext:value-type="float">
            <text:p>-1.16E-04</text:p>
          </table:table-cell>
          <table:table-cell office:value-type="float" office:value="-0.00006664" calcext:value-type="float">
            <text:p>-6.66E-05</text:p>
          </table:table-cell>
          <table:table-cell office:value-type="float" office:value="-0.0001248" calcext:value-type="float">
            <text:p>-1.25E-04</text:p>
          </table:table-cell>
          <table:table-cell office:value-type="float" office:value="0.00002905" calcext:value-type="float">
            <text:p>2.91E-05</text:p>
          </table:table-cell>
          <table:table-cell office:value-type="float" office:value="-0.00004935" calcext:value-type="float">
            <text:p>-4.94E-05</text:p>
          </table:table-cell>
          <table:table-cell office:value-type="float" office:value="-0.00003414" calcext:value-type="float">
            <text:p>-3.41E-05</text:p>
          </table:table-cell>
          <table:table-cell office:value-type="float" office:value="-0.00006113" calcext:value-type="float">
            <text:p>-6.11E-05</text:p>
          </table:table-cell>
          <table:table-cell office:value-type="float" office:value="-0.00004608" calcext:value-type="float">
            <text:p>-4.61E-05</text:p>
          </table:table-cell>
          <table:table-cell office:value-type="float" office:value="-0.0000612" calcext:value-type="float">
            <text:p>-6.12E-05</text:p>
          </table:table-cell>
          <table:table-cell office:value-type="float" office:value="-0.000001419" calcext:value-type="float">
            <text:p>-1.42E-06</text:p>
          </table:table-cell>
          <table:table-cell office:value-type="float" office:value="-0.000729" calcext:value-type="float">
            <text:p>-7.29E-04</text:p>
          </table:table-cell>
          <table:table-cell office:value-type="float" office:value="0.0000504" calcext:value-type="float">
            <text:p>5.04E-05</text:p>
          </table:table-cell>
          <table:table-cell table:number-columns-repeated="2" office:value-type="float" office:value="0.0000001269" calcext:value-type="float">
            <text:p>1.27E-07</text:p>
          </table:table-cell>
          <table:table-cell office:value-type="float" office:value="0.0000001249" calcext:value-type="float">
            <text:p>1.25E-07</text:p>
          </table:table-cell>
          <table:table-cell office:value-type="float" office:value="0.000000125" calcext:value-type="float">
            <text:p>1.25E-07</text:p>
          </table:table-cell>
          <table:table-cell office:value-type="float" office:value="0.0000001548" calcext:value-type="float">
            <text:p>1.55E-07</text:p>
          </table:table-cell>
          <table:table-cell office:value-type="float" office:value="0.0000001547" calcext:value-type="float">
            <text:p>1.55E-07</text:p>
          </table:table-cell>
          <table:table-cell office:value-type="float" office:value="0.0000001466" calcext:value-type="float">
            <text:p>1.47E-07</text:p>
          </table:table-cell>
          <table:table-cell office:value-type="float" office:value="0.0000001467" calcext:value-type="float">
            <text:p>1.47E-07</text:p>
          </table:table-cell>
          <table:table-cell office:value-type="float" office:value="0.000000411" calcext:value-type="float">
            <text:p>4.11E-07</text:p>
          </table:table-cell>
          <table:table-cell office:value-type="float" office:value="0.0000004102" calcext:value-type="float">
            <text:p>4.10E-07</text:p>
          </table:table-cell>
          <table:table-cell office:value-type="float" office:value="0.000000395" calcext:value-type="float">
            <text:p>3.95E-07</text:p>
          </table:table-cell>
          <table:table-cell table:style-name="ce1" office:value-type="float" office:value="0.000001094" calcext:value-type="float">
            <text:p>1.09E-06</text:p>
          </table:table-cell>
          <table:table-cell table:number-columns-repeated="24"/>
        </table:table-row>
        <table:table-row table:style-name="ro1">
          <table:table-cell office:value-type="float" office:value="-0.00001213" calcext:value-type="float">
            <text:p>-1.21E-05</text:p>
          </table:table-cell>
          <table:table-cell office:value-type="float" office:value="-0.000005568" calcext:value-type="float">
            <text:p>-5.57E-06</text:p>
          </table:table-cell>
          <table:table-cell office:value-type="float" office:value="-0.000005816" calcext:value-type="float">
            <text:p>-5.82E-06</text:p>
          </table:table-cell>
          <table:table-cell office:value-type="float" office:value="-0.00003995" calcext:value-type="float">
            <text:p>-4.00E-05</text:p>
          </table:table-cell>
          <table:table-cell office:value-type="float" office:value="-0.00001887" calcext:value-type="float">
            <text:p>-1.89E-05</text:p>
          </table:table-cell>
          <table:table-cell office:value-type="float" office:value="-0.00001306" calcext:value-type="float">
            <text:p>-1.31E-05</text:p>
          </table:table-cell>
          <table:table-cell office:value-type="float" office:value="-0.00000337" calcext:value-type="float">
            <text:p>-3.37E-06</text:p>
          </table:table-cell>
          <table:table-cell office:value-type="float" office:value="0.000002994" calcext:value-type="float">
            <text:p>2.99E-06</text:p>
          </table:table-cell>
          <table:table-cell office:value-type="float" office:value="-0.000003658" calcext:value-type="float">
            <text:p>-3.66E-06</text:p>
          </table:table-cell>
          <table:table-cell office:value-type="float" office:value="-0.000004087" calcext:value-type="float">
            <text:p>-4.09E-06</text:p>
          </table:table-cell>
          <table:table-cell office:value-type="float" office:value="0.000005235" calcext:value-type="float">
            <text:p>5.24E-06</text:p>
          </table:table-cell>
          <table:table-cell office:value-type="float" office:value="-0.000001732" calcext:value-type="float">
            <text:p>-1.73E-06</text:p>
          </table:table-cell>
          <table:table-cell office:value-type="float" office:value="0.000004929" calcext:value-type="float">
            <text:p>4.93E-06</text:p>
          </table:table-cell>
          <table:table-cell office:value-type="float" office:value="0.0002872" calcext:value-type="float">
            <text:p>2.87E-04</text:p>
          </table:table-cell>
          <table:table-cell office:value-type="float" office:value="0.000005902" calcext:value-type="float">
            <text:p>5.90E-06</text:p>
          </table:table-cell>
          <table:table-cell office:value-type="float" office:value="0.000000002943" calcext:value-type="float">
            <text:p>2.94E-09</text:p>
          </table:table-cell>
          <table:table-cell office:value-type="float" office:value="0.000000002958" calcext:value-type="float">
            <text:p>2.96E-09</text:p>
          </table:table-cell>
          <table:table-cell office:value-type="float" office:value="0.000000003122" calcext:value-type="float">
            <text:p>3.12E-09</text:p>
          </table:table-cell>
          <table:table-cell office:value-type="float" office:value="0.000000003104" calcext:value-type="float">
            <text:p>3.10E-09</text:p>
          </table:table-cell>
          <table:table-cell office:value-type="float" office:value="0.000000001445" calcext:value-type="float">
            <text:p>1.45E-09</text:p>
          </table:table-cell>
          <table:table-cell office:value-type="float" office:value="0.000000001433" calcext:value-type="float">
            <text:p>1.43E-09</text:p>
          </table:table-cell>
          <table:table-cell office:value-type="float" office:value="0.000000002461" calcext:value-type="float">
            <text:p>2.46E-09</text:p>
          </table:table-cell>
          <table:table-cell office:value-type="float" office:value="0.000000002468" calcext:value-type="float">
            <text:p>2.47E-09</text:p>
          </table:table-cell>
          <table:table-cell office:value-type="float" office:value="-0.000000001772" calcext:value-type="float">
            <text:p>-1.77E-09</text:p>
          </table:table-cell>
          <table:table-cell office:value-type="float" office:value="-0.00000000178" calcext:value-type="float">
            <text:p>-1.78E-09</text:p>
          </table:table-cell>
          <table:table-cell office:value-type="float" office:value="0.000000002427" calcext:value-type="float">
            <text:p>2.43E-09</text:p>
          </table:table-cell>
          <table:table-cell table:style-name="ce1" office:value-type="float" office:value="0.000000002433" calcext:value-type="float">
            <text:p>2.43E-09</text:p>
          </table:table-cell>
          <table:table-cell table:style-name="ce1" office:value-type="float" office:value="0.00000008593" calcext:value-type="float">
            <text:p>8.59E-08</text:p>
          </table:table-cell>
          <table:table-cell table:number-columns-repeated="23"/>
        </table:table-row>
        <table:table-row table:style-name="ro1">
          <table:table-cell office:value-type="float" office:value="-0.00001205" calcext:value-type="float">
            <text:p>-1.21E-05</text:p>
          </table:table-cell>
          <table:table-cell office:value-type="float" office:value="-0.000005536" calcext:value-type="float">
            <text:p>-5.54E-06</text:p>
          </table:table-cell>
          <table:table-cell office:value-type="float" office:value="-0.000005783" calcext:value-type="float">
            <text:p>-5.78E-06</text:p>
          </table:table-cell>
          <table:table-cell office:value-type="float" office:value="-0.00003979" calcext:value-type="float">
            <text:p>-3.98E-05</text:p>
          </table:table-cell>
          <table:table-cell office:value-type="float" office:value="-0.00001881" calcext:value-type="float">
            <text:p>-1.88E-05</text:p>
          </table:table-cell>
          <table:table-cell office:value-type="float" office:value="-0.00001302" calcext:value-type="float">
            <text:p>-1.30E-05</text:p>
          </table:table-cell>
          <table:table-cell office:value-type="float" office:value="-0.000003346" calcext:value-type="float">
            <text:p>-3.35E-06</text:p>
          </table:table-cell>
          <table:table-cell office:value-type="float" office:value="0.000002987" calcext:value-type="float">
            <text:p>2.99E-06</text:p>
          </table:table-cell>
          <table:table-cell office:value-type="float" office:value="-0.000003651" calcext:value-type="float">
            <text:p>-3.65E-06</text:p>
          </table:table-cell>
          <table:table-cell office:value-type="float" office:value="-0.000004086" calcext:value-type="float">
            <text:p>-4.09E-06</text:p>
          </table:table-cell>
          <table:table-cell office:value-type="float" office:value="0.000005218" calcext:value-type="float">
            <text:p>5.22E-06</text:p>
          </table:table-cell>
          <table:table-cell office:value-type="float" office:value="-0.000001743" calcext:value-type="float">
            <text:p>-1.74E-06</text:p>
          </table:table-cell>
          <table:table-cell office:value-type="float" office:value="0.000004884" calcext:value-type="float">
            <text:p>4.88E-06</text:p>
          </table:table-cell>
          <table:table-cell office:value-type="float" office:value="0.0002868" calcext:value-type="float">
            <text:p>2.87E-04</text:p>
          </table:table-cell>
          <table:table-cell office:value-type="float" office:value="0.000005889" calcext:value-type="float">
            <text:p>5.89E-06</text:p>
          </table:table-cell>
          <table:table-cell office:value-type="float" office:value="0.000000002964" calcext:value-type="float">
            <text:p>2.96E-09</text:p>
          </table:table-cell>
          <table:table-cell office:value-type="float" office:value="0.000000002979" calcext:value-type="float">
            <text:p>2.98E-09</text:p>
          </table:table-cell>
          <table:table-cell office:value-type="float" office:value="0.000000003141" calcext:value-type="float">
            <text:p>3.14E-09</text:p>
          </table:table-cell>
          <table:table-cell office:value-type="float" office:value="0.000000003124" calcext:value-type="float">
            <text:p>3.12E-09</text:p>
          </table:table-cell>
          <table:table-cell office:value-type="float" office:value="0.000000001473" calcext:value-type="float">
            <text:p>1.47E-09</text:p>
          </table:table-cell>
          <table:table-cell office:value-type="float" office:value="0.000000001461" calcext:value-type="float">
            <text:p>1.46E-09</text:p>
          </table:table-cell>
          <table:table-cell office:value-type="float" office:value="0.000000002483" calcext:value-type="float">
            <text:p>2.48E-09</text:p>
          </table:table-cell>
          <table:table-cell office:value-type="float" office:value="0.00000000249" calcext:value-type="float">
            <text:p>2.49E-09</text:p>
          </table:table-cell>
          <table:table-cell office:value-type="float" office:value="-0.000000001703" calcext:value-type="float">
            <text:p>-1.70E-09</text:p>
          </table:table-cell>
          <table:table-cell office:value-type="float" office:value="-0.000000001711" calcext:value-type="float">
            <text:p>-1.71E-09</text:p>
          </table:table-cell>
          <table:table-cell office:value-type="float" office:value="0.000000002472" calcext:value-type="float">
            <text:p>2.47E-09</text:p>
          </table:table-cell>
          <table:table-cell table:style-name="ce1" office:value-type="float" office:value="0.000000002478" calcext:value-type="float">
            <text:p>2.48E-09</text:p>
          </table:table-cell>
          <table:table-cell table:style-name="ce1" office:value-type="float" office:value="0.00000004597" calcext:value-type="float">
            <text:p>4.60E-08</text:p>
          </table:table-cell>
          <table:table-cell table:style-name="ce1" office:value-type="float" office:value="0.00000007607" calcext:value-type="float">
            <text:p>7.61E-08</text:p>
          </table:table-cell>
          <table:table-cell table:number-columns-repeated="22"/>
        </table:table-row>
        <table:table-row table:style-name="ro1">
          <table:table-cell office:value-type="float" office:value="-0.000008169" calcext:value-type="float">
            <text:p>-8.17E-06</text:p>
          </table:table-cell>
          <table:table-cell office:value-type="float" office:value="-0.000003752" calcext:value-type="float">
            <text:p>-3.75E-06</text:p>
          </table:table-cell>
          <table:table-cell office:value-type="float" office:value="-0.000003957" calcext:value-type="float">
            <text:p>-3.96E-06</text:p>
          </table:table-cell>
          <table:table-cell office:value-type="float" office:value="-0.00003092" calcext:value-type="float">
            <text:p>-3.09E-05</text:p>
          </table:table-cell>
          <table:table-cell office:value-type="float" office:value="-0.00001517" calcext:value-type="float">
            <text:p>-1.52E-05</text:p>
          </table:table-cell>
          <table:table-cell office:value-type="float" office:value="-0.00001068" calcext:value-type="float">
            <text:p>-1.07E-05</text:p>
          </table:table-cell>
          <table:table-cell office:value-type="float" office:value="-0.000002114" calcext:value-type="float">
            <text:p>-2.11E-06</text:p>
          </table:table-cell>
          <table:table-cell office:value-type="float" office:value="0.000002838" calcext:value-type="float">
            <text:p>2.84E-06</text:p>
          </table:table-cell>
          <table:table-cell office:value-type="float" office:value="-0.000003183" calcext:value-type="float">
            <text:p>-3.18E-06</text:p>
          </table:table-cell>
          <table:table-cell office:value-type="float" office:value="-0.000003894" calcext:value-type="float">
            <text:p>-3.89E-06</text:p>
          </table:table-cell>
          <table:table-cell office:value-type="float" office:value="0.000004492" calcext:value-type="float">
            <text:p>4.49E-06</text:p>
          </table:table-cell>
          <table:table-cell office:value-type="float" office:value="-0.000002168" calcext:value-type="float">
            <text:p>-2.17E-06</text:p>
          </table:table-cell>
          <table:table-cell office:value-type="float" office:value="0.000002635" calcext:value-type="float">
            <text:p>2.64E-06</text:p>
          </table:table-cell>
          <table:table-cell office:value-type="float" office:value="0.0002739" calcext:value-type="float">
            <text:p>2.74E-04</text:p>
          </table:table-cell>
          <table:table-cell office:value-type="float" office:value="0.000005037" calcext:value-type="float">
            <text:p>5.04E-06</text:p>
          </table:table-cell>
          <table:table-cell office:value-type="float" office:value="0.000000003841" calcext:value-type="float">
            <text:p>3.84E-09</text:p>
          </table:table-cell>
          <table:table-cell office:value-type="float" office:value="0.000000003851" calcext:value-type="float">
            <text:p>3.85E-09</text:p>
          </table:table-cell>
          <table:table-cell office:value-type="float" office:value="0.000000003945" calcext:value-type="float">
            <text:p>3.95E-09</text:p>
          </table:table-cell>
          <table:table-cell office:value-type="float" office:value="0.000000003931" calcext:value-type="float">
            <text:p>3.93E-09</text:p>
          </table:table-cell>
          <table:table-cell office:value-type="float" office:value="0.000000002673" calcext:value-type="float">
            <text:p>2.67E-09</text:p>
          </table:table-cell>
          <table:table-cell office:value-type="float" office:value="0.000000002662" calcext:value-type="float">
            <text:p>2.66E-09</text:p>
          </table:table-cell>
          <table:table-cell office:value-type="float" office:value="0.000000003339" calcext:value-type="float">
            <text:p>3.34E-09</text:p>
          </table:table-cell>
          <table:table-cell office:value-type="float" office:value="0.000000003347" calcext:value-type="float">
            <text:p>3.35E-09</text:p>
          </table:table-cell>
          <table:table-cell office:value-type="float" office:value="0.000000001484" calcext:value-type="float">
            <text:p>1.48E-09</text:p>
          </table:table-cell>
          <table:table-cell office:value-type="float" office:value="0.000000001473" calcext:value-type="float">
            <text:p>1.47E-09</text:p>
          </table:table-cell>
          <table:table-cell office:value-type="float" office:value="0.000000004318" calcext:value-type="float">
            <text:p>4.32E-09</text:p>
          </table:table-cell>
          <table:table-cell table:style-name="ce1" office:value-type="float" office:value="0.000000004321" calcext:value-type="float">
            <text:p>4.32E-09</text:p>
          </table:table-cell>
          <table:table-cell table:style-name="ce1" office:value-type="float" office:value="0.00000004523" calcext:value-type="float">
            <text:p>4.52E-08</text:p>
          </table:table-cell>
          <table:table-cell table:style-name="ce1" office:value-type="float" office:value="0.0000000452" calcext:value-type="float">
            <text:p>4.52E-08</text:p>
          </table:table-cell>
          <table:table-cell table:style-name="ce1" office:value-type="float" office:value="0.00000008302" calcext:value-type="float">
            <text:p>8.30E-08</text:p>
          </table:table-cell>
          <table:table-cell table:number-columns-repeated="21"/>
        </table:table-row>
        <table:table-row table:style-name="ro1">
          <table:table-cell office:value-type="float" office:value="-0.000008149" calcext:value-type="float">
            <text:p>-8.15E-06</text:p>
          </table:table-cell>
          <table:table-cell office:value-type="float" office:value="-0.000003744" calcext:value-type="float">
            <text:p>-3.74E-06</text:p>
          </table:table-cell>
          <table:table-cell office:value-type="float" office:value="-0.000003949" calcext:value-type="float">
            <text:p>-3.95E-06</text:p>
          </table:table-cell>
          <table:table-cell office:value-type="float" office:value="-0.00003092" calcext:value-type="float">
            <text:p>-3.09E-05</text:p>
          </table:table-cell>
          <table:table-cell office:value-type="float" office:value="-0.00001518" calcext:value-type="float">
            <text:p>-1.52E-05</text:p>
          </table:table-cell>
          <table:table-cell office:value-type="float" office:value="-0.00001069" calcext:value-type="float">
            <text:p>-1.07E-05</text:p>
          </table:table-cell>
          <table:table-cell office:value-type="float" office:value="-0.000002106" calcext:value-type="float">
            <text:p>-2.11E-06</text:p>
          </table:table-cell>
          <table:table-cell office:value-type="float" office:value="0.00000283" calcext:value-type="float">
            <text:p>2.83E-06</text:p>
          </table:table-cell>
          <table:table-cell office:value-type="float" office:value="-0.000003187" calcext:value-type="float">
            <text:p>-3.19E-06</text:p>
          </table:table-cell>
          <table:table-cell office:value-type="float" office:value="-0.000003904" calcext:value-type="float">
            <text:p>-3.90E-06</text:p>
          </table:table-cell>
          <table:table-cell office:value-type="float" office:value="0.000004483" calcext:value-type="float">
            <text:p>4.48E-06</text:p>
          </table:table-cell>
          <table:table-cell office:value-type="float" office:value="-0.00000218" calcext:value-type="float">
            <text:p>-2.18E-06</text:p>
          </table:table-cell>
          <table:table-cell office:value-type="float" office:value="0.000002615" calcext:value-type="float">
            <text:p>2.62E-06</text:p>
          </table:table-cell>
          <table:table-cell office:value-type="float" office:value="0.0002737" calcext:value-type="float">
            <text:p>2.74E-04</text:p>
          </table:table-cell>
          <table:table-cell office:value-type="float" office:value="0.000005044" calcext:value-type="float">
            <text:p>5.04E-06</text:p>
          </table:table-cell>
          <table:table-cell office:value-type="float" office:value="0.000000003863" calcext:value-type="float">
            <text:p>3.86E-09</text:p>
          </table:table-cell>
          <table:table-cell office:value-type="float" office:value="0.000000003873" calcext:value-type="float">
            <text:p>3.87E-09</text:p>
          </table:table-cell>
          <table:table-cell office:value-type="float" office:value="0.000000003966" calcext:value-type="float">
            <text:p>3.97E-09</text:p>
          </table:table-cell>
          <table:table-cell office:value-type="float" office:value="0.000000003953" calcext:value-type="float">
            <text:p>3.95E-09</text:p>
          </table:table-cell>
          <table:table-cell office:value-type="float" office:value="0.000000002697" calcext:value-type="float">
            <text:p>2.70E-09</text:p>
          </table:table-cell>
          <table:table-cell office:value-type="float" office:value="0.000000002686" calcext:value-type="float">
            <text:p>2.69E-09</text:p>
          </table:table-cell>
          <table:table-cell office:value-type="float" office:value="0.000000003362" calcext:value-type="float">
            <text:p>3.36E-09</text:p>
          </table:table-cell>
          <table:table-cell office:value-type="float" office:value="0.000000003369" calcext:value-type="float">
            <text:p>3.37E-09</text:p>
          </table:table-cell>
          <table:table-cell office:value-type="float" office:value="0.000000001531" calcext:value-type="float">
            <text:p>1.53E-09</text:p>
          </table:table-cell>
          <table:table-cell office:value-type="float" office:value="0.00000000152" calcext:value-type="float">
            <text:p>1.52E-09</text:p>
          </table:table-cell>
          <table:table-cell office:value-type="float" office:value="0.000000004359" calcext:value-type="float">
            <text:p>4.36E-09</text:p>
          </table:table-cell>
          <table:table-cell table:style-name="ce1" office:value-type="float" office:value="0.000000004362" calcext:value-type="float">
            <text:p>4.36E-09</text:p>
          </table:table-cell>
          <table:table-cell table:style-name="ce1" office:value-type="float" office:value="0.00000004522" calcext:value-type="float">
            <text:p>4.52E-08</text:p>
          </table:table-cell>
          <table:table-cell table:style-name="ce1" office:value-type="float" office:value="0.0000000452" calcext:value-type="float">
            <text:p>4.52E-08</text:p>
          </table:table-cell>
          <table:table-cell table:style-name="ce1" office:value-type="float" office:value="0.00000004464" calcext:value-type="float">
            <text:p>4.46E-08</text:p>
          </table:table-cell>
          <table:table-cell table:style-name="ce1" office:value-type="float" office:value="0.00000007364" calcext:value-type="float">
            <text:p>7.36E-08</text:p>
          </table:table-cell>
          <table:table-cell table:number-columns-repeated="20"/>
        </table:table-row>
        <table:table-row table:style-name="ro1">
          <table:table-cell office:value-type="float" office:value="-0.00002058" calcext:value-type="float">
            <text:p>-2.06E-05</text:p>
          </table:table-cell>
          <table:table-cell office:value-type="float" office:value="-0.00000584" calcext:value-type="float">
            <text:p>-5.84E-06</text:p>
          </table:table-cell>
          <table:table-cell office:value-type="float" office:value="-0.000009068" calcext:value-type="float">
            <text:p>-9.07E-06</text:p>
          </table:table-cell>
          <table:table-cell office:value-type="float" office:value="-0.00005565" calcext:value-type="float">
            <text:p>-5.57E-05</text:p>
          </table:table-cell>
          <table:table-cell office:value-type="float" office:value="-0.0000215" calcext:value-type="float">
            <text:p>-2.15E-05</text:p>
          </table:table-cell>
          <table:table-cell office:value-type="float" office:value="-0.00001639" calcext:value-type="float">
            <text:p>-1.64E-05</text:p>
          </table:table-cell>
          <table:table-cell office:value-type="float" office:value="-0.000004902" calcext:value-type="float">
            <text:p>-4.90E-06</text:p>
          </table:table-cell>
          <table:table-cell office:value-type="float" office:value="0.000004796" calcext:value-type="float">
            <text:p>4.80E-06</text:p>
          </table:table-cell>
          <table:table-cell office:value-type="float" office:value="-0.000003676" calcext:value-type="float">
            <text:p>-3.68E-06</text:p>
          </table:table-cell>
          <table:table-cell office:value-type="float" office:value="-0.000003416" calcext:value-type="float">
            <text:p>-3.42E-06</text:p>
          </table:table-cell>
          <table:table-cell office:value-type="float" office:value="0.000008178" calcext:value-type="float">
            <text:p>8.18E-06</text:p>
          </table:table-cell>
          <table:table-cell office:value-type="float" office:value="-0.0000003508" calcext:value-type="float">
            <text:p>-3.51E-07</text:p>
          </table:table-cell>
          <table:table-cell office:value-type="float" office:value="0.000005263" calcext:value-type="float">
            <text:p>5.26E-06</text:p>
          </table:table-cell>
          <table:table-cell office:value-type="float" office:value="0.0003911" calcext:value-type="float">
            <text:p>3.91E-04</text:p>
          </table:table-cell>
          <table:table-cell office:value-type="float" office:value="0.000007559" calcext:value-type="float">
            <text:p>7.56E-06</text:p>
          </table:table-cell>
          <table:table-cell office:value-type="float" office:value="-0.000000002177" calcext:value-type="float">
            <text:p>-2.18E-09</text:p>
          </table:table-cell>
          <table:table-cell office:value-type="float" office:value="-0.000000002141" calcext:value-type="float">
            <text:p>-2.14E-09</text:p>
          </table:table-cell>
          <table:table-cell office:value-type="float" office:value="-0.000000001798" calcext:value-type="float">
            <text:p>-1.80E-09</text:p>
          </table:table-cell>
          <table:table-cell office:value-type="float" office:value="-0.000000001809" calcext:value-type="float">
            <text:p>-1.81E-09</text:p>
          </table:table-cell>
          <table:table-cell office:value-type="float" office:value="0.000000006476" calcext:value-type="float">
            <text:p>6.48E-09</text:p>
          </table:table-cell>
          <table:table-cell office:value-type="float" office:value="0.000000006434" calcext:value-type="float">
            <text:p>6.43E-09</text:p>
          </table:table-cell>
          <table:table-cell office:value-type="float" office:value="0.00000000748" calcext:value-type="float">
            <text:p>7.48E-09</text:p>
          </table:table-cell>
          <table:table-cell office:value-type="float" office:value="0.000000007447" calcext:value-type="float">
            <text:p>7.45E-09</text:p>
          </table:table-cell>
          <table:table-cell office:value-type="float" office:value="-0.00000001106" calcext:value-type="float">
            <text:p>-1.11E-08</text:p>
          </table:table-cell>
          <table:table-cell office:value-type="float" office:value="-0.00000001105" calcext:value-type="float">
            <text:p>-1.11E-08</text:p>
          </table:table-cell>
          <table:table-cell office:value-type="float" office:value="-0.000000004422" calcext:value-type="float">
            <text:p>-4.42E-09</text:p>
          </table:table-cell>
          <table:table-cell table:style-name="ce1" office:value-type="float" office:value="-0.000000004402" calcext:value-type="float">
            <text:p>-4.40E-09</text:p>
          </table:table-cell>
          <table:table-cell table:style-name="ce1" office:value-type="float" office:value="0.0000000571" calcext:value-type="float">
            <text:p>5.71E-08</text:p>
          </table:table-cell>
          <table:table-cell table:style-name="ce1" office:value-type="float" office:value="0.00000005705" calcext:value-type="float">
            <text:p>5.71E-08</text:p>
          </table:table-cell>
          <table:table-cell table:style-name="ce1" office:value-type="float" office:value="0.00000005589" calcext:value-type="float">
            <text:p>5.59E-08</text:p>
          </table:table-cell>
          <table:table-cell table:style-name="ce1" office:value-type="float" office:value="0.00000005588" calcext:value-type="float">
            <text:p>5.59E-08</text:p>
          </table:table-cell>
          <table:table-cell table:style-name="ce1" office:value-type="float" office:value="0.0000002543" calcext:value-type="float">
            <text:p>2.54E-07</text:p>
          </table:table-cell>
          <table:table-cell table:number-columns-repeated="19"/>
        </table:table-row>
        <table:table-row table:style-name="ro1">
          <table:table-cell office:value-type="float" office:value="-0.0000206" calcext:value-type="float">
            <text:p>-2.06E-05</text:p>
          </table:table-cell>
          <table:table-cell office:value-type="float" office:value="-0.000005845" calcext:value-type="float">
            <text:p>-5.85E-06</text:p>
          </table:table-cell>
          <table:table-cell office:value-type="float" office:value="-0.000009076" calcext:value-type="float">
            <text:p>-9.08E-06</text:p>
          </table:table-cell>
          <table:table-cell office:value-type="float" office:value="-0.00005573" calcext:value-type="float">
            <text:p>-5.57E-05</text:p>
          </table:table-cell>
          <table:table-cell office:value-type="float" office:value="-0.00002155" calcext:value-type="float">
            <text:p>-2.16E-05</text:p>
          </table:table-cell>
          <table:table-cell office:value-type="float" office:value="-0.00001643" calcext:value-type="float">
            <text:p>-1.64E-05</text:p>
          </table:table-cell>
          <table:table-cell office:value-type="float" office:value="-0.000004903" calcext:value-type="float">
            <text:p>-4.90E-06</text:p>
          </table:table-cell>
          <table:table-cell office:value-type="float" office:value="0.000004779" calcext:value-type="float">
            <text:p>4.78E-06</text:p>
          </table:table-cell>
          <table:table-cell office:value-type="float" office:value="-0.000003687" calcext:value-type="float">
            <text:p>-3.69E-06</text:p>
          </table:table-cell>
          <table:table-cell office:value-type="float" office:value="-0.000003431" calcext:value-type="float">
            <text:p>-3.43E-06</text:p>
          </table:table-cell>
          <table:table-cell office:value-type="float" office:value="0.000008167" calcext:value-type="float">
            <text:p>8.17E-06</text:p>
          </table:table-cell>
          <table:table-cell office:value-type="float" office:value="-0.0000003622" calcext:value-type="float">
            <text:p>-3.62E-07</text:p>
          </table:table-cell>
          <table:table-cell office:value-type="float" office:value="0.000005256" calcext:value-type="float">
            <text:p>5.26E-06</text:p>
          </table:table-cell>
          <table:table-cell office:value-type="float" office:value="0.0003907" calcext:value-type="float">
            <text:p>3.91E-04</text:p>
          </table:table-cell>
          <table:table-cell office:value-type="float" office:value="0.000007578" calcext:value-type="float">
            <text:p>7.58E-06</text:p>
          </table:table-cell>
          <table:table-cell office:value-type="float" office:value="-0.000000002158" calcext:value-type="float">
            <text:p>-2.16E-09</text:p>
          </table:table-cell>
          <table:table-cell office:value-type="float" office:value="-0.000000002123" calcext:value-type="float">
            <text:p>-2.12E-09</text:p>
          </table:table-cell>
          <table:table-cell office:value-type="float" office:value="-0.00000000178" calcext:value-type="float">
            <text:p>-1.78E-09</text:p>
          </table:table-cell>
          <table:table-cell office:value-type="float" office:value="-0.000000001791" calcext:value-type="float">
            <text:p>-1.79E-09</text:p>
          </table:table-cell>
          <table:table-cell office:value-type="float" office:value="0.000000006498" calcext:value-type="float">
            <text:p>6.50E-09</text:p>
          </table:table-cell>
          <table:table-cell office:value-type="float" office:value="0.000000006456" calcext:value-type="float">
            <text:p>6.46E-09</text:p>
          </table:table-cell>
          <table:table-cell office:value-type="float" office:value="0.000000007503" calcext:value-type="float">
            <text:p>7.50E-09</text:p>
          </table:table-cell>
          <table:table-cell office:value-type="float" office:value="0.00000000747" calcext:value-type="float">
            <text:p>7.47E-09</text:p>
          </table:table-cell>
          <table:table-cell office:value-type="float" office:value="-0.00000001102" calcext:value-type="float">
            <text:p>-1.10E-08</text:p>
          </table:table-cell>
          <table:table-cell office:value-type="float" office:value="-0.00000001101" calcext:value-type="float">
            <text:p>-1.10E-08</text:p>
          </table:table-cell>
          <table:table-cell office:value-type="float" office:value="-0.000000004383" calcext:value-type="float">
            <text:p>-4.38E-09</text:p>
          </table:table-cell>
          <table:table-cell table:style-name="ce1" office:value-type="float" office:value="-0.000000004362" calcext:value-type="float">
            <text:p>-4.36E-09</text:p>
          </table:table-cell>
          <table:table-cell table:style-name="ce1" office:value-type="float" office:value="0.00000005705" calcext:value-type="float">
            <text:p>5.71E-08</text:p>
          </table:table-cell>
          <table:table-cell table:style-name="ce1" office:value-type="float" office:value="0.00000005701" calcext:value-type="float">
            <text:p>5.70E-08</text:p>
          </table:table-cell>
          <table:table-cell table:style-name="ce1" office:value-type="float" office:value="0.00000005584" calcext:value-type="float">
            <text:p>5.58E-08</text:p>
          </table:table-cell>
          <table:table-cell table:style-name="ce1" office:value-type="float" office:value="0.00000005583" calcext:value-type="float">
            <text:p>5.58E-08</text:p>
          </table:table-cell>
          <table:table-cell table:style-name="ce1" office:value-type="float" office:value="0.00000007976" calcext:value-type="float">
            <text:p>7.98E-08</text:p>
          </table:table-cell>
          <table:table-cell table:style-name="ce1" office:value-type="float" office:value="0.0000002289" calcext:value-type="float">
            <text:p>2.29E-07</text:p>
          </table:table-cell>
          <table:table-cell table:number-columns-repeated="18"/>
        </table:table-row>
        <table:table-row table:style-name="ro1">
          <table:table-cell office:value-type="float" office:value="-0.0000242" calcext:value-type="float">
            <text:p>-2.42E-05</text:p>
          </table:table-cell>
          <table:table-cell office:value-type="float" office:value="-0.000008977" calcext:value-type="float">
            <text:p>-8.98E-06</text:p>
          </table:table-cell>
          <table:table-cell office:value-type="float" office:value="-0.00001115" calcext:value-type="float">
            <text:p>-1.12E-05</text:p>
          </table:table-cell>
          <table:table-cell office:value-type="float" office:value="-0.00006231" calcext:value-type="float">
            <text:p>-6.23E-05</text:p>
          </table:table-cell>
          <table:table-cell office:value-type="float" office:value="-0.0000279" calcext:value-type="float">
            <text:p>-2.79E-05</text:p>
          </table:table-cell>
          <table:table-cell office:value-type="float" office:value="-0.0000184" calcext:value-type="float">
            <text:p>-1.84E-05</text:p>
          </table:table-cell>
          <table:table-cell office:value-type="float" office:value="-0.000006375" calcext:value-type="float">
            <text:p>-6.38E-06</text:p>
          </table:table-cell>
          <table:table-cell office:value-type="float" office:value="0.00000516" calcext:value-type="float">
            <text:p>5.16E-06</text:p>
          </table:table-cell>
          <table:table-cell office:value-type="float" office:value="-0.000003911" calcext:value-type="float">
            <text:p>-3.91E-06</text:p>
          </table:table-cell>
          <table:table-cell office:value-type="float" office:value="-0.000003261" calcext:value-type="float">
            <text:p>-3.26E-06</text:p>
          </table:table-cell>
          <table:table-cell office:value-type="float" office:value="0.000009135" calcext:value-type="float">
            <text:p>9.14E-06</text:p>
          </table:table-cell>
          <table:table-cell office:value-type="float" office:value="0.0000005075" calcext:value-type="float">
            <text:p>5.08E-07</text:p>
          </table:table-cell>
          <table:table-cell office:value-type="float" office:value="0.000008054" calcext:value-type="float">
            <text:p>8.05E-06</text:p>
          </table:table-cell>
          <table:table-cell office:value-type="float" office:value="0.000405" calcext:value-type="float">
            <text:p>4.05E-04</text:p>
          </table:table-cell>
          <table:table-cell office:value-type="float" office:value="0.000008931" calcext:value-type="float">
            <text:p>8.93E-06</text:p>
          </table:table-cell>
          <table:table-cell office:value-type="float" office:value="-0.000000003831" calcext:value-type="float">
            <text:p>-3.83E-09</text:p>
          </table:table-cell>
          <table:table-cell office:value-type="float" office:value="-0.000000003791" calcext:value-type="float">
            <text:p>-3.79E-09</text:p>
          </table:table-cell>
          <table:table-cell office:value-type="float" office:value="-0.000000003377" calcext:value-type="float">
            <text:p>-3.38E-09</text:p>
          </table:table-cell>
          <table:table-cell office:value-type="float" office:value="-0.000000003391" calcext:value-type="float">
            <text:p>-3.39E-09</text:p>
          </table:table-cell>
          <table:table-cell office:value-type="float" office:value="0.000000004742" calcext:value-type="float">
            <text:p>4.74E-09</text:p>
          </table:table-cell>
          <table:table-cell office:value-type="float" office:value="0.000000004701" calcext:value-type="float">
            <text:p>4.70E-09</text:p>
          </table:table-cell>
          <table:table-cell office:value-type="float" office:value="0.000000006348" calcext:value-type="float">
            <text:p>6.35E-09</text:p>
          </table:table-cell>
          <table:table-cell office:value-type="float" office:value="0.000000006316" calcext:value-type="float">
            <text:p>6.32E-09</text:p>
          </table:table-cell>
          <table:table-cell office:value-type="float" office:value="-0.00000001584" calcext:value-type="float">
            <text:p>-1.58E-08</text:p>
          </table:table-cell>
          <table:table-cell office:value-type="float" office:value="-0.00000001583" calcext:value-type="float">
            <text:p>-1.58E-08</text:p>
          </table:table-cell>
          <table:table-cell office:value-type="float" office:value="-0.000000007675" calcext:value-type="float">
            <text:p>-7.68E-09</text:p>
          </table:table-cell>
          <table:table-cell table:style-name="ce1" office:value-type="float" office:value="-0.000000007651" calcext:value-type="float">
            <text:p>-7.65E-09</text:p>
          </table:table-cell>
          <table:table-cell table:style-name="ce1" office:value-type="float" office:value="0.00000005733" calcext:value-type="float">
            <text:p>5.73E-08</text:p>
          </table:table-cell>
          <table:table-cell table:style-name="ce1" office:value-type="float" office:value="0.00000005728" calcext:value-type="float">
            <text:p>5.73E-08</text:p>
          </table:table-cell>
          <table:table-cell table:style-name="ce1" office:value-type="float" office:value="0.00000005595" calcext:value-type="float">
            <text:p>5.60E-08</text:p>
          </table:table-cell>
          <table:table-cell table:style-name="ce1" office:value-type="float" office:value="0.00000005594" calcext:value-type="float">
            <text:p>5.59E-08</text:p>
          </table:table-cell>
          <table:table-cell table:style-name="ce1" office:value-type="float" office:value="0.00000007997" calcext:value-type="float">
            <text:p>8.00E-08</text:p>
          </table:table-cell>
          <table:table-cell table:style-name="ce1" office:value-type="float" office:value="0.00000007991" calcext:value-type="float">
            <text:p>7.99E-08</text:p>
          </table:table-cell>
          <table:table-cell table:style-name="ce1" office:value-type="float" office:value="0.0000002481" calcext:value-type="float">
            <text:p>2.48E-07</text:p>
          </table:table-cell>
          <table:table-cell table:number-columns-repeated="17"/>
        </table:table-row>
        <table:table-row table:style-name="ro1">
          <table:table-cell office:value-type="float" office:value="-0.00002423" calcext:value-type="float">
            <text:p>-2.42E-05</text:p>
          </table:table-cell>
          <table:table-cell office:value-type="float" office:value="-0.000008971" calcext:value-type="float">
            <text:p>-8.97E-06</text:p>
          </table:table-cell>
          <table:table-cell office:value-type="float" office:value="-0.00001116" calcext:value-type="float">
            <text:p>-1.12E-05</text:p>
          </table:table-cell>
          <table:table-cell office:value-type="float" office:value="-0.00006246" calcext:value-type="float">
            <text:p>-6.25E-05</text:p>
          </table:table-cell>
          <table:table-cell office:value-type="float" office:value="-0.00002795" calcext:value-type="float">
            <text:p>-2.80E-05</text:p>
          </table:table-cell>
          <table:table-cell office:value-type="float" office:value="-0.00001846" calcext:value-type="float">
            <text:p>-1.85E-05</text:p>
          </table:table-cell>
          <table:table-cell office:value-type="float" office:value="-0.000006376" calcext:value-type="float">
            <text:p>-6.38E-06</text:p>
          </table:table-cell>
          <table:table-cell office:value-type="float" office:value="0.000005146" calcext:value-type="float">
            <text:p>5.15E-06</text:p>
          </table:table-cell>
          <table:table-cell office:value-type="float" office:value="-0.000003928" calcext:value-type="float">
            <text:p>-3.93E-06</text:p>
          </table:table-cell>
          <table:table-cell office:value-type="float" office:value="-0.000003285" calcext:value-type="float">
            <text:p>-3.29E-06</text:p>
          </table:table-cell>
          <table:table-cell office:value-type="float" office:value="0.00000913" calcext:value-type="float">
            <text:p>9.13E-06</text:p>
          </table:table-cell>
          <table:table-cell office:value-type="float" office:value="0.0000004884" calcext:value-type="float">
            <text:p>4.88E-07</text:p>
          </table:table-cell>
          <table:table-cell office:value-type="float" office:value="0.000008034" calcext:value-type="float">
            <text:p>8.03E-06</text:p>
          </table:table-cell>
          <table:table-cell office:value-type="float" office:value="0.000405" calcext:value-type="float">
            <text:p>4.05E-04</text:p>
          </table:table-cell>
          <table:table-cell office:value-type="float" office:value="0.000008958" calcext:value-type="float">
            <text:p>8.96E-06</text:p>
          </table:table-cell>
          <table:table-cell office:value-type="float" office:value="-0.000000003806" calcext:value-type="float">
            <text:p>-3.81E-09</text:p>
          </table:table-cell>
          <table:table-cell office:value-type="float" office:value="-0.000000003766" calcext:value-type="float">
            <text:p>-3.77E-09</text:p>
          </table:table-cell>
          <table:table-cell office:value-type="float" office:value="-0.000000003351" calcext:value-type="float">
            <text:p>-3.35E-09</text:p>
          </table:table-cell>
          <table:table-cell office:value-type="float" office:value="-0.000000003366" calcext:value-type="float">
            <text:p>-3.37E-09</text:p>
          </table:table-cell>
          <table:table-cell office:value-type="float" office:value="0.000000004798" calcext:value-type="float">
            <text:p>4.80E-09</text:p>
          </table:table-cell>
          <table:table-cell office:value-type="float" office:value="0.000000004757" calcext:value-type="float">
            <text:p>4.76E-09</text:p>
          </table:table-cell>
          <table:table-cell office:value-type="float" office:value="0.000000006403" calcext:value-type="float">
            <text:p>6.40E-09</text:p>
          </table:table-cell>
          <table:table-cell office:value-type="float" office:value="0.00000000637" calcext:value-type="float">
            <text:p>6.37E-09</text:p>
          </table:table-cell>
          <table:table-cell office:value-type="float" office:value="-0.0000000158" calcext:value-type="float">
            <text:p>-1.58E-08</text:p>
          </table:table-cell>
          <table:table-cell office:value-type="float" office:value="-0.00000001578" calcext:value-type="float">
            <text:p>-1.58E-08</text:p>
          </table:table-cell>
          <table:table-cell office:value-type="float" office:value="-0.000000007621" calcext:value-type="float">
            <text:p>-7.62E-09</text:p>
          </table:table-cell>
          <table:table-cell table:style-name="ce1" office:value-type="float" office:value="-0.000000007596" calcext:value-type="float">
            <text:p>-7.60E-09</text:p>
          </table:table-cell>
          <table:table-cell table:style-name="ce1" office:value-type="float" office:value="0.00000005735" calcext:value-type="float">
            <text:p>5.74E-08</text:p>
          </table:table-cell>
          <table:table-cell table:style-name="ce1" office:value-type="float" office:value="0.0000000573" calcext:value-type="float">
            <text:p>5.73E-08</text:p>
          </table:table-cell>
          <table:table-cell table:style-name="ce1" office:value-type="float" office:value="0.00000005597" calcext:value-type="float">
            <text:p>5.60E-08</text:p>
          </table:table-cell>
          <table:table-cell table:style-name="ce1" office:value-type="float" office:value="0.00000005596" calcext:value-type="float">
            <text:p>5.60E-08</text:p>
          </table:table-cell>
          <table:table-cell table:style-name="ce1" office:value-type="float" office:value="0.00000008002" calcext:value-type="float">
            <text:p>8.00E-08</text:p>
          </table:table-cell>
          <table:table-cell table:style-name="ce1" office:value-type="float" office:value="0.00000007996" calcext:value-type="float">
            <text:p>8.00E-08</text:p>
          </table:table-cell>
          <table:table-cell table:style-name="ce1" office:value-type="float" office:value="0.00000008046" calcext:value-type="float">
            <text:p>8.05E-08</text:p>
          </table:table-cell>
          <table:table-cell table:style-name="ce1" office:value-type="float" office:value="0.0000002245" calcext:value-type="float">
            <text:p>2.25E-07</text:p>
          </table:table-cell>
          <table:table-cell table:number-columns-repeated="16"/>
        </table:table-row>
        <table:table-row table:style-name="ro1">
          <table:table-cell office:value-type="float" office:value="-0.00004408" calcext:value-type="float">
            <text:p>-4.41E-05</text:p>
          </table:table-cell>
          <table:table-cell office:value-type="float" office:value="-0.00002065" calcext:value-type="float">
            <text:p>-2.07E-05</text:p>
          </table:table-cell>
          <table:table-cell office:value-type="float" office:value="-0.00001484" calcext:value-type="float">
            <text:p>-1.48E-05</text:p>
          </table:table-cell>
          <table:table-cell office:value-type="float" office:value="-0.0001066" calcext:value-type="float">
            <text:p>-1.07E-04</text:p>
          </table:table-cell>
          <table:table-cell office:value-type="float" office:value="-0.00004823" calcext:value-type="float">
            <text:p>-4.82E-05</text:p>
          </table:table-cell>
          <table:table-cell office:value-type="float" office:value="-0.00003377" calcext:value-type="float">
            <text:p>-3.38E-05</text:p>
          </table:table-cell>
          <table:table-cell office:value-type="float" office:value="-0.00001102" calcext:value-type="float">
            <text:p>-1.10E-05</text:p>
          </table:table-cell>
          <table:table-cell office:value-type="float" office:value="0.000009632" calcext:value-type="float">
            <text:p>9.63E-06</text:p>
          </table:table-cell>
          <table:table-cell office:value-type="float" office:value="-0.000006242" calcext:value-type="float">
            <text:p>-6.24E-06</text:p>
          </table:table-cell>
          <table:table-cell office:value-type="float" office:value="-0.000003209" calcext:value-type="float">
            <text:p>-3.21E-06</text:p>
          </table:table-cell>
          <table:table-cell office:value-type="float" office:value="0.00001704" calcext:value-type="float">
            <text:p>1.70E-05</text:p>
          </table:table-cell>
          <table:table-cell office:value-type="float" office:value="0.00000293" calcext:value-type="float">
            <text:p>2.93E-06</text:p>
          </table:table-cell>
          <table:table-cell office:value-type="float" office:value="0.0000107" calcext:value-type="float">
            <text:p>1.07E-05</text:p>
          </table:table-cell>
          <table:table-cell office:value-type="float" office:value="0.0007115" calcext:value-type="float">
            <text:p>7.12E-04</text:p>
          </table:table-cell>
          <table:table-cell office:value-type="float" office:value="0.00001827" calcext:value-type="float">
            <text:p>1.83E-05</text:p>
          </table:table-cell>
          <table:table-cell office:value-type="float" office:value="-0.00000001056" calcext:value-type="float">
            <text:p>-1.06E-08</text:p>
          </table:table-cell>
          <table:table-cell office:value-type="float" office:value="-0.00000001049" calcext:value-type="float">
            <text:p>-1.05E-08</text:p>
          </table:table-cell>
          <table:table-cell office:value-type="float" office:value="-0.00000000969" calcext:value-type="float">
            <text:p>-9.69E-09</text:p>
          </table:table-cell>
          <table:table-cell office:value-type="float" office:value="-0.000000009716" calcext:value-type="float">
            <text:p>-9.72E-09</text:p>
          </table:table-cell>
          <table:table-cell office:value-type="float" office:value="-0.00000001277" calcext:value-type="float">
            <text:p>-1.28E-08</text:p>
          </table:table-cell>
          <table:table-cell office:value-type="float" office:value="-0.00000001278" calcext:value-type="float">
            <text:p>-1.28E-08</text:p>
          </table:table-cell>
          <table:table-cell office:value-type="float" office:value="-0.000000008778" calcext:value-type="float">
            <text:p>-8.78E-09</text:p>
          </table:table-cell>
          <table:table-cell office:value-type="float" office:value="-0.000000008766" calcext:value-type="float">
            <text:p>-8.77E-09</text:p>
          </table:table-cell>
          <table:table-cell office:value-type="float" office:value="0.00000002065" calcext:value-type="float">
            <text:p>2.07E-08</text:p>
          </table:table-cell>
          <table:table-cell office:value-type="float" office:value="0.00000002053" calcext:value-type="float">
            <text:p>2.05E-08</text:p>
          </table:table-cell>
          <table:table-cell office:value-type="float" office:value="0.00000003112" calcext:value-type="float">
            <text:p>3.11E-08</text:p>
          </table:table-cell>
          <table:table-cell table:style-name="ce1" office:value-type="float" office:value="0.00000003096" calcext:value-type="float">
            <text:p>3.10E-08</text:p>
          </table:table-cell>
          <table:table-cell table:style-name="ce1" office:value-type="float" office:value="0.00000009707" calcext:value-type="float">
            <text:p>9.71E-08</text:p>
          </table:table-cell>
          <table:table-cell table:style-name="ce1" office:value-type="float" office:value="0.00000009698" calcext:value-type="float">
            <text:p>9.70E-08</text:p>
          </table:table-cell>
          <table:table-cell table:style-name="ce1" office:value-type="float" office:value="0.0000000946" calcext:value-type="float">
            <text:p>9.46E-08</text:p>
          </table:table-cell>
          <table:table-cell table:style-name="ce1" office:value-type="float" office:value="0.00000009458" calcext:value-type="float">
            <text:p>9.46E-08</text:p>
          </table:table-cell>
          <table:table-cell table:style-name="ce1" office:value-type="float" office:value="0.0000001264" calcext:value-type="float">
            <text:p>1.26E-07</text:p>
          </table:table-cell>
          <table:table-cell table:style-name="ce1" office:value-type="float" office:value="0.0000001263" calcext:value-type="float">
            <text:p>1.26E-07</text:p>
          </table:table-cell>
          <table:table-cell table:style-name="ce1" office:value-type="float" office:value="0.0000001276" calcext:value-type="float">
            <text:p>1.28E-07</text:p>
          </table:table-cell>
          <table:table-cell table:style-name="ce1" office:value-type="float" office:value="0.0000001277" calcext:value-type="float">
            <text:p>1.28E-07</text:p>
          </table:table-cell>
          <table:table-cell table:style-name="ce1" office:value-type="float" office:value="0.000001253" calcext:value-type="float">
            <text:p>1.25E-06</text:p>
          </table:table-cell>
          <table:table-cell table:number-columns-repeated="15"/>
        </table:table-row>
        <table:table-row table:style-name="ro1">
          <table:table-cell office:value-type="float" office:value="-0.00004394" calcext:value-type="float">
            <text:p>-4.39E-05</text:p>
          </table:table-cell>
          <table:table-cell office:value-type="float" office:value="-0.00002059" calcext:value-type="float">
            <text:p>-2.06E-05</text:p>
          </table:table-cell>
          <table:table-cell office:value-type="float" office:value="-0.00001478" calcext:value-type="float">
            <text:p>-1.48E-05</text:p>
          </table:table-cell>
          <table:table-cell office:value-type="float" office:value="-0.0001063" calcext:value-type="float">
            <text:p>-1.06E-04</text:p>
          </table:table-cell>
          <table:table-cell office:value-type="float" office:value="-0.00004812" calcext:value-type="float">
            <text:p>-4.81E-05</text:p>
          </table:table-cell>
          <table:table-cell office:value-type="float" office:value="-0.00003369" calcext:value-type="float">
            <text:p>-3.37E-05</text:p>
          </table:table-cell>
          <table:table-cell office:value-type="float" office:value="-0.00001098" calcext:value-type="float">
            <text:p>-1.10E-05</text:p>
          </table:table-cell>
          <table:table-cell office:value-type="float" office:value="0.000009577" calcext:value-type="float">
            <text:p>9.58E-06</text:p>
          </table:table-cell>
          <table:table-cell office:value-type="float" office:value="-0.000006234" calcext:value-type="float">
            <text:p>-6.23E-06</text:p>
          </table:table-cell>
          <table:table-cell office:value-type="float" office:value="-0.000003219" calcext:value-type="float">
            <text:p>-3.22E-06</text:p>
          </table:table-cell>
          <table:table-cell office:value-type="float" office:value="0.00001697" calcext:value-type="float">
            <text:p>1.70E-05</text:p>
          </table:table-cell>
          <table:table-cell office:value-type="float" office:value="0.000002902" calcext:value-type="float">
            <text:p>2.90E-06</text:p>
          </table:table-cell>
          <table:table-cell office:value-type="float" office:value="0.00001064" calcext:value-type="float">
            <text:p>1.06E-05</text:p>
          </table:table-cell>
          <table:table-cell office:value-type="float" office:value="0.0007086" calcext:value-type="float">
            <text:p>7.09E-04</text:p>
          </table:table-cell>
          <table:table-cell office:value-type="float" office:value="0.00001824" calcext:value-type="float">
            <text:p>1.82E-05</text:p>
          </table:table-cell>
          <table:table-cell office:value-type="float" office:value="-0.00000001049" calcext:value-type="float">
            <text:p>-1.05E-08</text:p>
          </table:table-cell>
          <table:table-cell office:value-type="float" office:value="-0.00000001042" calcext:value-type="float">
            <text:p>-1.04E-08</text:p>
          </table:table-cell>
          <table:table-cell office:value-type="float" office:value="-0.000000009628" calcext:value-type="float">
            <text:p>-9.63E-09</text:p>
          </table:table-cell>
          <table:table-cell office:value-type="float" office:value="-0.000000009654" calcext:value-type="float">
            <text:p>-9.65E-09</text:p>
          </table:table-cell>
          <table:table-cell table:number-columns-repeated="2" office:value-type="float" office:value="-0.0000000127" calcext:value-type="float">
            <text:p>-1.27E-08</text:p>
          </table:table-cell>
          <table:table-cell office:value-type="float" office:value="-0.000000008714" calcext:value-type="float">
            <text:p>-8.71E-09</text:p>
          </table:table-cell>
          <table:table-cell office:value-type="float" office:value="-0.000000008702" calcext:value-type="float">
            <text:p>-8.70E-09</text:p>
          </table:table-cell>
          <table:table-cell office:value-type="float" office:value="0.00000002066" calcext:value-type="float">
            <text:p>2.07E-08</text:p>
          </table:table-cell>
          <table:table-cell office:value-type="float" office:value="0.00000002054" calcext:value-type="float">
            <text:p>2.05E-08</text:p>
          </table:table-cell>
          <table:table-cell office:value-type="float" office:value="0.00000003109" calcext:value-type="float">
            <text:p>3.11E-08</text:p>
          </table:table-cell>
          <table:table-cell table:style-name="ce1" office:value-type="float" office:value="0.00000003093" calcext:value-type="float">
            <text:p>3.09E-08</text:p>
          </table:table-cell>
          <table:table-cell table:style-name="ce1" office:value-type="float" office:value="0.00000009669" calcext:value-type="float">
            <text:p>9.67E-08</text:p>
          </table:table-cell>
          <table:table-cell table:style-name="ce1" office:value-type="float" office:value="0.00000009661" calcext:value-type="float">
            <text:p>9.66E-08</text:p>
          </table:table-cell>
          <table:table-cell table:style-name="ce1" office:value-type="float" office:value="0.00000009423" calcext:value-type="float">
            <text:p>9.42E-08</text:p>
          </table:table-cell>
          <table:table-cell table:style-name="ce1" office:value-type="float" office:value="0.00000009421" calcext:value-type="float">
            <text:p>9.42E-08</text:p>
          </table:table-cell>
          <table:table-cell table:style-name="ce1" office:value-type="float" office:value="0.0000001259" calcext:value-type="float">
            <text:p>1.26E-07</text:p>
          </table:table-cell>
          <table:table-cell table:style-name="ce1" office:value-type="float" office:value="0.0000001258" calcext:value-type="float">
            <text:p>1.26E-07</text:p>
          </table:table-cell>
          <table:table-cell table:style-name="ce1" office:value-type="float" office:value="0.0000001271" calcext:value-type="float">
            <text:p>1.27E-07</text:p>
          </table:table-cell>
          <table:table-cell table:style-name="ce1" office:value-type="float" office:value="0.0000001272" calcext:value-type="float">
            <text:p>1.27E-07</text:p>
          </table:table-cell>
          <table:table-cell table:style-name="ce1" office:value-type="float" office:value="0.0000002454" calcext:value-type="float">
            <text:p>2.45E-07</text:p>
          </table:table-cell>
          <table:table-cell table:style-name="ce1" office:value-type="float" office:value="0.000001085" calcext:value-type="float">
            <text:p>1.09E-06</text:p>
          </table:table-cell>
          <table:table-cell table:number-columns-repeated="14"/>
        </table:table-row>
        <table:table-row table:style-name="ro1">
          <table:table-cell office:value-type="float" office:value="-0.00005875" calcext:value-type="float">
            <text:p>-5.88E-05</text:p>
          </table:table-cell>
          <table:table-cell office:value-type="float" office:value="-0.00002885" calcext:value-type="float">
            <text:p>-2.89E-05</text:p>
          </table:table-cell>
          <table:table-cell office:value-type="float" office:value="-0.00003185" calcext:value-type="float">
            <text:p>-3.19E-05</text:p>
          </table:table-cell>
          <table:table-cell office:value-type="float" office:value="-0.0001355" calcext:value-type="float">
            <text:p>-1.36E-04</text:p>
          </table:table-cell>
          <table:table-cell office:value-type="float" office:value="-0.00006276" calcext:value-type="float">
            <text:p>-6.28E-05</text:p>
          </table:table-cell>
          <table:table-cell office:value-type="float" office:value="-0.00005976" calcext:value-type="float">
            <text:p>-5.98E-05</text:p>
          </table:table-cell>
          <table:table-cell office:value-type="float" office:value="-0.00001683" calcext:value-type="float">
            <text:p>-1.68E-05</text:p>
          </table:table-cell>
          <table:table-cell office:value-type="float" office:value="0.00001076" calcext:value-type="float">
            <text:p>1.08E-05</text:p>
          </table:table-cell>
          <table:table-cell office:value-type="float" office:value="-0.000008374" calcext:value-type="float">
            <text:p>-8.37E-06</text:p>
          </table:table-cell>
          <table:table-cell office:value-type="float" office:value="-0.000003101" calcext:value-type="float">
            <text:p>-3.10E-06</text:p>
          </table:table-cell>
          <table:table-cell office:value-type="float" office:value="0.00002062" calcext:value-type="float">
            <text:p>2.06E-05</text:p>
          </table:table-cell>
          <table:table-cell office:value-type="float" office:value="0.000005414" calcext:value-type="float">
            <text:p>5.41E-06</text:p>
          </table:table-cell>
          <table:table-cell office:value-type="float" office:value="0.00002144" calcext:value-type="float">
            <text:p>2.14E-05</text:p>
          </table:table-cell>
          <table:table-cell office:value-type="float" office:value="0.000766" calcext:value-type="float">
            <text:p>7.66E-04</text:p>
          </table:table-cell>
          <table:table-cell office:value-type="float" office:value="0.00001641" calcext:value-type="float">
            <text:p>1.64E-05</text:p>
          </table:table-cell>
          <table:table-cell office:value-type="float" office:value="-0.00000001635" calcext:value-type="float">
            <text:p>-1.64E-08</text:p>
          </table:table-cell>
          <table:table-cell office:value-type="float" office:value="-0.00000001626" calcext:value-type="float">
            <text:p>-1.63E-08</text:p>
          </table:table-cell>
          <table:table-cell office:value-type="float" office:value="-0.00000001518" calcext:value-type="float">
            <text:p>-1.52E-08</text:p>
          </table:table-cell>
          <table:table-cell office:value-type="float" office:value="-0.00000001523" calcext:value-type="float">
            <text:p>-1.52E-08</text:p>
          </table:table-cell>
          <table:table-cell office:value-type="float" office:value="-0.00000002" calcext:value-type="float">
            <text:p>-2.00E-08</text:p>
          </table:table-cell>
          <table:table-cell office:value-type="float" office:value="-0.00000002001" calcext:value-type="float">
            <text:p>-2.00E-08</text:p>
          </table:table-cell>
          <table:table-cell office:value-type="float" office:value="-0.00000001441" calcext:value-type="float">
            <text:p>-1.44E-08</text:p>
          </table:table-cell>
          <table:table-cell office:value-type="float" office:value="-0.0000000144" calcext:value-type="float">
            <text:p>-1.44E-08</text:p>
          </table:table-cell>
          <table:table-cell office:value-type="float" office:value="0.000000001938" calcext:value-type="float">
            <text:p>1.94E-09</text:p>
          </table:table-cell>
          <table:table-cell office:value-type="float" office:value="0.000000001876" calcext:value-type="float">
            <text:p>1.88E-09</text:p>
          </table:table-cell>
          <table:table-cell office:value-type="float" office:value="0.00000002482" calcext:value-type="float">
            <text:p>2.48E-08</text:p>
          </table:table-cell>
          <table:table-cell table:style-name="ce1" office:value-type="float" office:value="0.00000002471" calcext:value-type="float">
            <text:p>2.47E-08</text:p>
          </table:table-cell>
          <table:table-cell table:style-name="ce1" office:value-type="float" office:value="0.00000009862" calcext:value-type="float">
            <text:p>9.86E-08</text:p>
          </table:table-cell>
          <table:table-cell table:style-name="ce1" office:value-type="float" office:value="0.00000009853" calcext:value-type="float">
            <text:p>9.85E-08</text:p>
          </table:table-cell>
          <table:table-cell table:style-name="ce1" office:value-type="float" office:value="0.00000009549" calcext:value-type="float">
            <text:p>9.55E-08</text:p>
          </table:table-cell>
          <table:table-cell table:style-name="ce1" office:value-type="float" office:value="0.00000009547" calcext:value-type="float">
            <text:p>9.55E-08</text:p>
          </table:table-cell>
          <table:table-cell table:style-name="ce1" office:value-type="float" office:value="0.0000001289" calcext:value-type="float">
            <text:p>1.29E-07</text:p>
          </table:table-cell>
          <table:table-cell table:style-name="ce1" office:value-type="float" office:value="0.0000001288" calcext:value-type="float">
            <text:p>1.29E-07</text:p>
          </table:table-cell>
          <table:table-cell table:number-columns-repeated="2" table:style-name="ce1" office:value-type="float" office:value="0.000000131" calcext:value-type="float">
            <text:p>1.31E-07</text:p>
          </table:table-cell>
          <table:table-cell table:style-name="ce1" office:value-type="float" office:value="0.0000002504" calcext:value-type="float">
            <text:p>2.50E-07</text:p>
          </table:table-cell>
          <table:table-cell table:style-name="ce1" office:value-type="float" office:value="0.0000002494" calcext:value-type="float">
            <text:p>2.49E-07</text:p>
          </table:table-cell>
          <table:table-cell table:style-name="ce1" office:value-type="float" office:value="0.000001228" calcext:value-type="float">
            <text:p>1.23E-06</text:p>
          </table:table-cell>
          <table:table-cell table:number-columns-repeated="13"/>
        </table:table-row>
        <table:table-row table:style-name="ro1">
          <table:table-cell office:value-type="float" office:value="-0.00005868" calcext:value-type="float">
            <text:p>-5.87E-05</text:p>
          </table:table-cell>
          <table:table-cell office:value-type="float" office:value="-0.0000288" calcext:value-type="float">
            <text:p>-2.88E-05</text:p>
          </table:table-cell>
          <table:table-cell office:value-type="float" office:value="-0.00003165" calcext:value-type="float">
            <text:p>-3.17E-05</text:p>
          </table:table-cell>
          <table:table-cell office:value-type="float" office:value="-0.0001355" calcext:value-type="float">
            <text:p>-1.36E-04</text:p>
          </table:table-cell>
          <table:table-cell office:value-type="float" office:value="-0.00006275" calcext:value-type="float">
            <text:p>-6.28E-05</text:p>
          </table:table-cell>
          <table:table-cell office:value-type="float" office:value="-0.00005948" calcext:value-type="float">
            <text:p>-5.95E-05</text:p>
          </table:table-cell>
          <table:table-cell office:value-type="float" office:value="-0.00001678" calcext:value-type="float">
            <text:p>-1.68E-05</text:p>
          </table:table-cell>
          <table:table-cell office:value-type="float" office:value="0.00001072" calcext:value-type="float">
            <text:p>1.07E-05</text:p>
          </table:table-cell>
          <table:table-cell office:value-type="float" office:value="-0.00000837" calcext:value-type="float">
            <text:p>-8.37E-06</text:p>
          </table:table-cell>
          <table:table-cell office:value-type="float" office:value="-0.000003126" calcext:value-type="float">
            <text:p>-3.13E-06</text:p>
          </table:table-cell>
          <table:table-cell office:value-type="float" office:value="0.00002059" calcext:value-type="float">
            <text:p>2.06E-05</text:p>
          </table:table-cell>
          <table:table-cell office:value-type="float" office:value="0.000005377" calcext:value-type="float">
            <text:p>5.38E-06</text:p>
          </table:table-cell>
          <table:table-cell office:value-type="float" office:value="0.00002132" calcext:value-type="float">
            <text:p>2.13E-05</text:p>
          </table:table-cell>
          <table:table-cell office:value-type="float" office:value="0.0007651" calcext:value-type="float">
            <text:p>7.65E-04</text:p>
          </table:table-cell>
          <table:table-cell office:value-type="float" office:value="0.00001651" calcext:value-type="float">
            <text:p>1.65E-05</text:p>
          </table:table-cell>
          <table:table-cell office:value-type="float" office:value="-0.00000001628" calcext:value-type="float">
            <text:p>-1.63E-08</text:p>
          </table:table-cell>
          <table:table-cell office:value-type="float" office:value="-0.00000001619" calcext:value-type="float">
            <text:p>-1.62E-08</text:p>
          </table:table-cell>
          <table:table-cell office:value-type="float" office:value="-0.00000001511" calcext:value-type="float">
            <text:p>-1.51E-08</text:p>
          </table:table-cell>
          <table:table-cell office:value-type="float" office:value="-0.00000001515" calcext:value-type="float">
            <text:p>-1.52E-08</text:p>
          </table:table-cell>
          <table:table-cell office:value-type="float" office:value="-0.00000001991" calcext:value-type="float">
            <text:p>-1.99E-08</text:p>
          </table:table-cell>
          <table:table-cell office:value-type="float" office:value="-0.00000001992" calcext:value-type="float">
            <text:p>-1.99E-08</text:p>
          </table:table-cell>
          <table:table-cell office:value-type="float" office:value="-0.00000001432" calcext:value-type="float">
            <text:p>-1.43E-08</text:p>
          </table:table-cell>
          <table:table-cell office:value-type="float" office:value="-0.00000001431" calcext:value-type="float">
            <text:p>-1.43E-08</text:p>
          </table:table-cell>
          <table:table-cell office:value-type="float" office:value="0.000000002267" calcext:value-type="float">
            <text:p>2.27E-09</text:p>
          </table:table-cell>
          <table:table-cell office:value-type="float" office:value="0.000000002204" calcext:value-type="float">
            <text:p>2.20E-09</text:p>
          </table:table-cell>
          <table:table-cell office:value-type="float" office:value="0.000000025" calcext:value-type="float">
            <text:p>2.50E-08</text:p>
          </table:table-cell>
          <table:table-cell table:style-name="ce1" office:value-type="float" office:value="0.00000002489" calcext:value-type="float">
            <text:p>2.49E-08</text:p>
          </table:table-cell>
          <table:table-cell table:style-name="ce1" office:value-type="float" office:value="0.00000009858" calcext:value-type="float">
            <text:p>9.86E-08</text:p>
          </table:table-cell>
          <table:table-cell table:style-name="ce1" office:value-type="float" office:value="0.00000009849" calcext:value-type="float">
            <text:p>9.85E-08</text:p>
          </table:table-cell>
          <table:table-cell table:style-name="ce1" office:value-type="float" office:value="0.00000009545" calcext:value-type="float">
            <text:p>9.55E-08</text:p>
          </table:table-cell>
          <table:table-cell table:style-name="ce1" office:value-type="float" office:value="0.00000009543" calcext:value-type="float">
            <text:p>9.54E-08</text:p>
          </table:table-cell>
          <table:table-cell table:style-name="ce1" office:value-type="float" office:value="0.0000001289" calcext:value-type="float">
            <text:p>1.29E-07</text:p>
          </table:table-cell>
          <table:table-cell table:style-name="ce1" office:value-type="float" office:value="0.0000001288" calcext:value-type="float">
            <text:p>1.29E-07</text:p>
          </table:table-cell>
          <table:table-cell table:style-name="ce1" office:value-type="float" office:value="0.0000001309" calcext:value-type="float">
            <text:p>1.31E-07</text:p>
          </table:table-cell>
          <table:table-cell table:style-name="ce1" office:value-type="float" office:value="0.000000131" calcext:value-type="float">
            <text:p>1.31E-07</text:p>
          </table:table-cell>
          <table:table-cell table:style-name="ce1" office:value-type="float" office:value="0.0000002503" calcext:value-type="float">
            <text:p>2.50E-07</text:p>
          </table:table-cell>
          <table:table-cell table:style-name="ce1" office:value-type="float" office:value="0.0000002494" calcext:value-type="float">
            <text:p>2.49E-07</text:p>
          </table:table-cell>
          <table:table-cell table:style-name="ce1" office:value-type="float" office:value="0.0000002605" calcext:value-type="float">
            <text:p>2.61E-07</text:p>
          </table:table-cell>
          <table:table-cell table:style-name="ce1" office:value-type="float" office:value="0.000001074" calcext:value-type="float">
            <text:p>1.07E-06</text:p>
          </table:table-cell>
          <table:table-cell table:number-columns-repeated="12"/>
        </table:table-row>
        <table:table-row table:style-name="ro1">
          <table:table-cell office:value-type="float" office:value="0.00002792" calcext:value-type="float">
            <text:p>2.79E-05</text:p>
          </table:table-cell>
          <table:table-cell office:value-type="float" office:value="0.00001841" calcext:value-type="float">
            <text:p>1.84E-05</text:p>
          </table:table-cell>
          <table:table-cell office:value-type="float" office:value="0.00002506" calcext:value-type="float">
            <text:p>2.51E-05</text:p>
          </table:table-cell>
          <table:table-cell office:value-type="float" office:value="-0.00007577" calcext:value-type="float">
            <text:p>-7.58E-05</text:p>
          </table:table-cell>
          <table:table-cell office:value-type="float" office:value="-0.00005514" calcext:value-type="float">
            <text:p>-5.51E-05</text:p>
          </table:table-cell>
          <table:table-cell office:value-type="float" office:value="-0.00003388" calcext:value-type="float">
            <text:p>-3.39E-05</text:p>
          </table:table-cell>
          <table:table-cell office:value-type="float" office:value="0.00001847" calcext:value-type="float">
            <text:p>1.85E-05</text:p>
          </table:table-cell>
          <table:table-cell office:value-type="float" office:value="-0.00003148" calcext:value-type="float">
            <text:p>-3.15E-05</text:p>
          </table:table-cell>
          <table:table-cell office:value-type="float" office:value="0.00000596" calcext:value-type="float">
            <text:p>5.96E-06</text:p>
          </table:table-cell>
          <table:table-cell office:value-type="float" office:value="-0.00003741" calcext:value-type="float">
            <text:p>-3.74E-05</text:p>
          </table:table-cell>
          <table:table-cell office:value-type="float" office:value="-0.00002956" calcext:value-type="float">
            <text:p>-2.96E-05</text:p>
          </table:table-cell>
          <table:table-cell office:value-type="float" office:value="-0.0000141" calcext:value-type="float">
            <text:p>-1.41E-05</text:p>
          </table:table-cell>
          <table:table-cell office:value-type="float" office:value="-0.00005659" calcext:value-type="float">
            <text:p>-5.66E-05</text:p>
          </table:table-cell>
          <table:table-cell office:value-type="float" office:value="-0.0004649" calcext:value-type="float">
            <text:p>-4.65E-04</text:p>
          </table:table-cell>
          <table:table-cell office:value-type="float" office:value="0.0008622" calcext:value-type="float">
            <text:p>8.62E-04</text:p>
          </table:table-cell>
          <table:table-cell office:value-type="float" office:value="0.00000006697" calcext:value-type="float">
            <text:p>6.70E-08</text:p>
          </table:table-cell>
          <table:table-cell office:value-type="float" office:value="0.00000006694" calcext:value-type="float">
            <text:p>6.69E-08</text:p>
          </table:table-cell>
          <table:table-cell table:number-columns-repeated="2" office:value-type="float" office:value="0.00000006594" calcext:value-type="float">
            <text:p>6.59E-08</text:p>
          </table:table-cell>
          <table:table-cell office:value-type="float" office:value="0.00000008072" calcext:value-type="float">
            <text:p>8.07E-08</text:p>
          </table:table-cell>
          <table:table-cell office:value-type="float" office:value="0.0000000806" calcext:value-type="float">
            <text:p>8.06E-08</text:p>
          </table:table-cell>
          <table:table-cell office:value-type="float" office:value="0.00000007645" calcext:value-type="float">
            <text:p>7.65E-08</text:p>
          </table:table-cell>
          <table:table-cell office:value-type="float" office:value="0.0000000765" calcext:value-type="float">
            <text:p>7.65E-08</text:p>
          </table:table-cell>
          <table:table-cell office:value-type="float" office:value="0.0000001494" calcext:value-type="float">
            <text:p>1.49E-07</text:p>
          </table:table-cell>
          <table:table-cell office:value-type="float" office:value="0.0000001491" calcext:value-type="float">
            <text:p>1.49E-07</text:p>
          </table:table-cell>
          <table:table-cell office:value-type="float" office:value="0.0000001301" calcext:value-type="float">
            <text:p>1.30E-07</text:p>
          </table:table-cell>
          <table:table-cell table:style-name="ce1" office:value-type="float" office:value="0.0000001299" calcext:value-type="float">
            <text:p>1.30E-07</text:p>
          </table:table-cell>
          <table:table-cell table:style-name="ce1" office:value-type="float" office:value="0.000000003142" calcext:value-type="float">
            <text:p>3.14E-09</text:p>
          </table:table-cell>
          <table:table-cell table:style-name="ce1" office:value-type="float" office:value="0.00000000317" calcext:value-type="float">
            <text:p>3.17E-09</text:p>
          </table:table-cell>
          <table:table-cell table:style-name="ce1" office:value-type="float" office:value="0.000000004358" calcext:value-type="float">
            <text:p>4.36E-09</text:p>
          </table:table-cell>
          <table:table-cell table:style-name="ce1" office:value-type="float" office:value="0.000000004386" calcext:value-type="float">
            <text:p>4.39E-09</text:p>
          </table:table-cell>
          <table:table-cell table:style-name="ce1" office:value-type="float" office:value="-0.000000001486" calcext:value-type="float">
            <text:p>-1.49E-09</text:p>
          </table:table-cell>
          <table:table-cell table:style-name="ce1" office:value-type="float" office:value="-0.000000001462" calcext:value-type="float">
            <text:p>-1.46E-09</text:p>
          </table:table-cell>
          <table:table-cell table:style-name="ce1" office:value-type="float" office:value="-0.000000003242" calcext:value-type="float">
            <text:p>-3.24E-09</text:p>
          </table:table-cell>
          <table:table-cell table:style-name="ce1" office:value-type="float" office:value="-0.000000003207" calcext:value-type="float">
            <text:p>-3.21E-09</text:p>
          </table:table-cell>
          <table:table-cell table:style-name="ce1" office:value-type="float" office:value="-0.000000008742" calcext:value-type="float">
            <text:p>-8.74E-09</text:p>
          </table:table-cell>
          <table:table-cell table:style-name="ce1" office:value-type="float" office:value="-0.000000008671" calcext:value-type="float">
            <text:p>-8.67E-09</text:p>
          </table:table-cell>
          <table:table-cell table:style-name="ce1" office:value-type="float" office:value="-0.00000001783" calcext:value-type="float">
            <text:p>-1.78E-08</text:p>
          </table:table-cell>
          <table:table-cell table:style-name="ce1" office:value-type="float" office:value="-0.0000000177" calcext:value-type="float">
            <text:p>-1.77E-08</text:p>
          </table:table-cell>
          <table:table-cell table:style-name="ce1" office:value-type="float" office:value="0.0000004654" calcext:value-type="float">
            <text:p>4.65E-07</text:p>
          </table:table-cell>
          <table:table-cell table:number-columns-repeated="11"/>
        </table:table-row>
        <table:table-row table:style-name="ro1">
          <table:table-cell office:value-type="float" office:value="0.00002791" calcext:value-type="float">
            <text:p>2.79E-05</text:p>
          </table:table-cell>
          <table:table-cell office:value-type="float" office:value="0.00001841" calcext:value-type="float">
            <text:p>1.84E-05</text:p>
          </table:table-cell>
          <table:table-cell office:value-type="float" office:value="0.00002506" calcext:value-type="float">
            <text:p>2.51E-05</text:p>
          </table:table-cell>
          <table:table-cell office:value-type="float" office:value="-0.00007584" calcext:value-type="float">
            <text:p>-7.58E-05</text:p>
          </table:table-cell>
          <table:table-cell office:value-type="float" office:value="-0.00005517" calcext:value-type="float">
            <text:p>-5.52E-05</text:p>
          </table:table-cell>
          <table:table-cell office:value-type="float" office:value="-0.0000339" calcext:value-type="float">
            <text:p>-3.39E-05</text:p>
          </table:table-cell>
          <table:table-cell office:value-type="float" office:value="0.00001847" calcext:value-type="float">
            <text:p>1.85E-05</text:p>
          </table:table-cell>
          <table:table-cell office:value-type="float" office:value="-0.00003149" calcext:value-type="float">
            <text:p>-3.15E-05</text:p>
          </table:table-cell>
          <table:table-cell office:value-type="float" office:value="0.000005953" calcext:value-type="float">
            <text:p>5.95E-06</text:p>
          </table:table-cell>
          <table:table-cell office:value-type="float" office:value="-0.00003743" calcext:value-type="float">
            <text:p>-3.74E-05</text:p>
          </table:table-cell>
          <table:table-cell office:value-type="float" office:value="-0.00002957" calcext:value-type="float">
            <text:p>-2.96E-05</text:p>
          </table:table-cell>
          <table:table-cell office:value-type="float" office:value="-0.0000141" calcext:value-type="float">
            <text:p>-1.41E-05</text:p>
          </table:table-cell>
          <table:table-cell office:value-type="float" office:value="-0.0000566" calcext:value-type="float">
            <text:p>-5.66E-05</text:p>
          </table:table-cell>
          <table:table-cell office:value-type="float" office:value="-0.0004651" calcext:value-type="float">
            <text:p>-4.65E-04</text:p>
          </table:table-cell>
          <table:table-cell office:value-type="float" office:value="0.0008624" calcext:value-type="float">
            <text:p>8.62E-04</text:p>
          </table:table-cell>
          <table:table-cell office:value-type="float" office:value="0.00000006699" calcext:value-type="float">
            <text:p>6.70E-08</text:p>
          </table:table-cell>
          <table:table-cell office:value-type="float" office:value="0.00000006696" calcext:value-type="float">
            <text:p>6.70E-08</text:p>
          </table:table-cell>
          <table:table-cell table:number-columns-repeated="2" office:value-type="float" office:value="0.00000006596" calcext:value-type="float">
            <text:p>6.60E-08</text:p>
          </table:table-cell>
          <table:table-cell office:value-type="float" office:value="0.00000008075" calcext:value-type="float">
            <text:p>8.08E-08</text:p>
          </table:table-cell>
          <table:table-cell office:value-type="float" office:value="0.00000008063" calcext:value-type="float">
            <text:p>8.06E-08</text:p>
          </table:table-cell>
          <table:table-cell office:value-type="float" office:value="0.00000007648" calcext:value-type="float">
            <text:p>7.65E-08</text:p>
          </table:table-cell>
          <table:table-cell office:value-type="float" office:value="0.00000007652" calcext:value-type="float">
            <text:p>7.65E-08</text:p>
          </table:table-cell>
          <table:table-cell office:value-type="float" office:value="0.0000001494" calcext:value-type="float">
            <text:p>1.49E-07</text:p>
          </table:table-cell>
          <table:table-cell office:value-type="float" office:value="0.0000001491" calcext:value-type="float">
            <text:p>1.49E-07</text:p>
          </table:table-cell>
          <table:table-cell office:value-type="float" office:value="0.0000001302" calcext:value-type="float">
            <text:p>1.30E-07</text:p>
          </table:table-cell>
          <table:table-cell table:style-name="ce1" office:value-type="float" office:value="0.00000013" calcext:value-type="float">
            <text:p>1.30E-07</text:p>
          </table:table-cell>
          <table:table-cell table:style-name="ce1" office:value-type="float" office:value="0.000000003146" calcext:value-type="float">
            <text:p>3.15E-09</text:p>
          </table:table-cell>
          <table:table-cell table:style-name="ce1" office:value-type="float" office:value="0.000000003174" calcext:value-type="float">
            <text:p>3.17E-09</text:p>
          </table:table-cell>
          <table:table-cell table:style-name="ce1" office:value-type="float" office:value="0.000000004361" calcext:value-type="float">
            <text:p>4.36E-09</text:p>
          </table:table-cell>
          <table:table-cell table:style-name="ce1" office:value-type="float" office:value="0.000000004389" calcext:value-type="float">
            <text:p>4.39E-09</text:p>
          </table:table-cell>
          <table:table-cell table:style-name="ce1" office:value-type="float" office:value="-0.000000001482" calcext:value-type="float">
            <text:p>-1.48E-09</text:p>
          </table:table-cell>
          <table:table-cell table:style-name="ce1" office:value-type="float" office:value="-0.000000001458" calcext:value-type="float">
            <text:p>-1.46E-09</text:p>
          </table:table-cell>
          <table:table-cell table:style-name="ce1" office:value-type="float" office:value="-0.000000003237" calcext:value-type="float">
            <text:p>-3.24E-09</text:p>
          </table:table-cell>
          <table:table-cell table:style-name="ce1" office:value-type="float" office:value="-0.000000003203" calcext:value-type="float">
            <text:p>-3.20E-09</text:p>
          </table:table-cell>
          <table:table-cell table:style-name="ce1" office:value-type="float" office:value="-0.000000008735" calcext:value-type="float">
            <text:p>-8.74E-09</text:p>
          </table:table-cell>
          <table:table-cell table:style-name="ce1" office:value-type="float" office:value="-0.000000008664" calcext:value-type="float">
            <text:p>-8.66E-09</text:p>
          </table:table-cell>
          <table:table-cell table:style-name="ce1" office:value-type="float" office:value="-0.00000001782" calcext:value-type="float">
            <text:p>-1.78E-08</text:p>
          </table:table-cell>
          <table:table-cell table:style-name="ce1" office:value-type="float" office:value="-0.00000001769" calcext:value-type="float">
            <text:p>-1.77E-08</text:p>
          </table:table-cell>
          <table:table-cell table:style-name="ce1" office:value-type="float" office:value="0.0000003358" calcext:value-type="float">
            <text:p>3.36E-07</text:p>
          </table:table-cell>
          <table:table-cell table:style-name="ce1" office:value-type="float" office:value="0.0000004335" calcext:value-type="float">
            <text:p>4.34E-07</text:p>
          </table:table-cell>
          <table:table-cell table:number-columns-repeated="10"/>
        </table:table-row>
        <table:table-row table:style-name="ro1">
          <table:table-cell office:value-type="float" office:value="0.00002756" calcext:value-type="float">
            <text:p>2.76E-05</text:p>
          </table:table-cell>
          <table:table-cell office:value-type="float" office:value="0.00001819" calcext:value-type="float">
            <text:p>1.82E-05</text:p>
          </table:table-cell>
          <table:table-cell office:value-type="float" office:value="0.00002476" calcext:value-type="float">
            <text:p>2.48E-05</text:p>
          </table:table-cell>
          <table:table-cell office:value-type="float" office:value="-0.00007511" calcext:value-type="float">
            <text:p>-7.51E-05</text:p>
          </table:table-cell>
          <table:table-cell office:value-type="float" office:value="-0.00005463" calcext:value-type="float">
            <text:p>-5.46E-05</text:p>
          </table:table-cell>
          <table:table-cell office:value-type="float" office:value="-0.00003358" calcext:value-type="float">
            <text:p>-3.36E-05</text:p>
          </table:table-cell>
          <table:table-cell office:value-type="float" office:value="0.00001826" calcext:value-type="float">
            <text:p>1.83E-05</text:p>
          </table:table-cell>
          <table:table-cell office:value-type="float" office:value="-0.00003115" calcext:value-type="float">
            <text:p>-3.12E-05</text:p>
          </table:table-cell>
          <table:table-cell office:value-type="float" office:value="0.000005853" calcext:value-type="float">
            <text:p>5.85E-06</text:p>
          </table:table-cell>
          <table:table-cell office:value-type="float" office:value="-0.00003702" calcext:value-type="float">
            <text:p>-3.70E-05</text:p>
          </table:table-cell>
          <table:table-cell office:value-type="float" office:value="-0.00002924" calcext:value-type="float">
            <text:p>-2.92E-05</text:p>
          </table:table-cell>
          <table:table-cell office:value-type="float" office:value="-0.00001395" calcext:value-type="float">
            <text:p>-1.40E-05</text:p>
          </table:table-cell>
          <table:table-cell office:value-type="float" office:value="-0.00005597" calcext:value-type="float">
            <text:p>-5.60E-05</text:p>
          </table:table-cell>
          <table:table-cell office:value-type="float" office:value="-0.0004599" calcext:value-type="float">
            <text:p>-4.60E-04</text:p>
          </table:table-cell>
          <table:table-cell office:value-type="float" office:value="0.0008541" calcext:value-type="float">
            <text:p>8.54E-04</text:p>
          </table:table-cell>
          <table:table-cell office:value-type="float" office:value="0.00000006625" calcext:value-type="float">
            <text:p>6.63E-08</text:p>
          </table:table-cell>
          <table:table-cell office:value-type="float" office:value="0.00000006621" calcext:value-type="float">
            <text:p>6.62E-08</text:p>
          </table:table-cell>
          <table:table-cell table:number-columns-repeated="2" office:value-type="float" office:value="0.00000006523" calcext:value-type="float">
            <text:p>6.52E-08</text:p>
          </table:table-cell>
          <table:table-cell office:value-type="float" office:value="0.00000007986" calcext:value-type="float">
            <text:p>7.99E-08</text:p>
          </table:table-cell>
          <table:table-cell office:value-type="float" office:value="0.00000007974" calcext:value-type="float">
            <text:p>7.97E-08</text:p>
          </table:table-cell>
          <table:table-cell office:value-type="float" office:value="0.00000007564" calcext:value-type="float">
            <text:p>7.56E-08</text:p>
          </table:table-cell>
          <table:table-cell office:value-type="float" office:value="0.00000007568" calcext:value-type="float">
            <text:p>7.57E-08</text:p>
          </table:table-cell>
          <table:table-cell office:value-type="float" office:value="0.0000001478" calcext:value-type="float">
            <text:p>1.48E-07</text:p>
          </table:table-cell>
          <table:table-cell office:value-type="float" office:value="0.0000001475" calcext:value-type="float">
            <text:p>1.48E-07</text:p>
          </table:table-cell>
          <table:table-cell office:value-type="float" office:value="0.0000001287" calcext:value-type="float">
            <text:p>1.29E-07</text:p>
          </table:table-cell>
          <table:table-cell table:style-name="ce1" office:value-type="float" office:value="0.0000001286" calcext:value-type="float">
            <text:p>1.29E-07</text:p>
          </table:table-cell>
          <table:table-cell table:style-name="ce1" office:value-type="float" office:value="0.000000003117" calcext:value-type="float">
            <text:p>3.12E-09</text:p>
          </table:table-cell>
          <table:table-cell table:style-name="ce1" office:value-type="float" office:value="0.000000003145" calcext:value-type="float">
            <text:p>3.15E-09</text:p>
          </table:table-cell>
          <table:table-cell table:style-name="ce1" office:value-type="float" office:value="0.000000004317" calcext:value-type="float">
            <text:p>4.32E-09</text:p>
          </table:table-cell>
          <table:table-cell table:style-name="ce1" office:value-type="float" office:value="0.000000004344" calcext:value-type="float">
            <text:p>4.34E-09</text:p>
          </table:table-cell>
          <table:table-cell table:style-name="ce1" office:value-type="float" office:value="-0.00000000145" calcext:value-type="float">
            <text:p>-1.45E-09</text:p>
          </table:table-cell>
          <table:table-cell table:style-name="ce1" office:value-type="float" office:value="-0.000000001427" calcext:value-type="float">
            <text:p>-1.43E-09</text:p>
          </table:table-cell>
          <table:table-cell table:style-name="ce1" office:value-type="float" office:value="-0.000000003184" calcext:value-type="float">
            <text:p>-3.18E-09</text:p>
          </table:table-cell>
          <table:table-cell table:style-name="ce1" office:value-type="float" office:value="-0.00000000315" calcext:value-type="float">
            <text:p>-3.15E-09</text:p>
          </table:table-cell>
          <table:table-cell table:style-name="ce1" office:value-type="float" office:value="-0.000000008608" calcext:value-type="float">
            <text:p>-8.61E-09</text:p>
          </table:table-cell>
          <table:table-cell table:style-name="ce1" office:value-type="float" office:value="-0.000000008538" calcext:value-type="float">
            <text:p>-8.54E-09</text:p>
          </table:table-cell>
          <table:table-cell table:style-name="ce1" office:value-type="float" office:value="-0.00000001759" calcext:value-type="float">
            <text:p>-1.76E-08</text:p>
          </table:table-cell>
          <table:table-cell table:style-name="ce1" office:value-type="float" office:value="-0.00000001746" calcext:value-type="float">
            <text:p>-1.75E-08</text:p>
          </table:table-cell>
          <table:table-cell table:style-name="ce1" office:value-type="float" office:value="0.0000003323" calcext:value-type="float">
            <text:p>3.32E-07</text:p>
          </table:table-cell>
          <table:table-cell table:style-name="ce1" office:value-type="float" office:value="0.0000003324" calcext:value-type="float">
            <text:p>3.32E-07</text:p>
          </table:table-cell>
          <table:table-cell table:style-name="ce1" office:value-type="float" office:value="0.0000004629" calcext:value-type="float">
            <text:p>4.63E-07</text:p>
          </table:table-cell>
          <table:table-cell table:number-columns-repeated="9"/>
        </table:table-row>
        <table:table-row table:style-name="ro1">
          <table:table-cell office:value-type="float" office:value="0.00002758" calcext:value-type="float">
            <text:p>2.76E-05</text:p>
          </table:table-cell>
          <table:table-cell office:value-type="float" office:value="0.00001819" calcext:value-type="float">
            <text:p>1.82E-05</text:p>
          </table:table-cell>
          <table:table-cell office:value-type="float" office:value="0.00002476" calcext:value-type="float">
            <text:p>2.48E-05</text:p>
          </table:table-cell>
          <table:table-cell office:value-type="float" office:value="-0.00007497" calcext:value-type="float">
            <text:p>-7.50E-05</text:p>
          </table:table-cell>
          <table:table-cell office:value-type="float" office:value="-0.00005456" calcext:value-type="float">
            <text:p>-5.46E-05</text:p>
          </table:table-cell>
          <table:table-cell office:value-type="float" office:value="-0.00003353" calcext:value-type="float">
            <text:p>-3.35E-05</text:p>
          </table:table-cell>
          <table:table-cell office:value-type="float" office:value="0.00001826" calcext:value-type="float">
            <text:p>1.83E-05</text:p>
          </table:table-cell>
          <table:table-cell office:value-type="float" office:value="-0.00003113" calcext:value-type="float">
            <text:p>-3.11E-05</text:p>
          </table:table-cell>
          <table:table-cell office:value-type="float" office:value="0.00000587" calcext:value-type="float">
            <text:p>5.87E-06</text:p>
          </table:table-cell>
          <table:table-cell office:value-type="float" office:value="-0.000037" calcext:value-type="float">
            <text:p>-3.70E-05</text:p>
          </table:table-cell>
          <table:table-cell office:value-type="float" office:value="-0.00002922" calcext:value-type="float">
            <text:p>-2.92E-05</text:p>
          </table:table-cell>
          <table:table-cell office:value-type="float" office:value="-0.00001393" calcext:value-type="float">
            <text:p>-1.39E-05</text:p>
          </table:table-cell>
          <table:table-cell office:value-type="float" office:value="-0.00005595" calcext:value-type="float">
            <text:p>-5.60E-05</text:p>
          </table:table-cell>
          <table:table-cell office:value-type="float" office:value="-0.0004596" calcext:value-type="float">
            <text:p>-4.60E-04</text:p>
          </table:table-cell>
          <table:table-cell office:value-type="float" office:value="0.0008538" calcext:value-type="float">
            <text:p>8.54E-04</text:p>
          </table:table-cell>
          <table:table-cell office:value-type="float" office:value="0.00000006621" calcext:value-type="float">
            <text:p>6.62E-08</text:p>
          </table:table-cell>
          <table:table-cell office:value-type="float" office:value="0.00000006617" calcext:value-type="float">
            <text:p>6.62E-08</text:p>
          </table:table-cell>
          <table:table-cell table:number-columns-repeated="2" office:value-type="float" office:value="0.00000006519" calcext:value-type="float">
            <text:p>6.52E-08</text:p>
          </table:table-cell>
          <table:table-cell office:value-type="float" office:value="0.00000007981" calcext:value-type="float">
            <text:p>7.98E-08</text:p>
          </table:table-cell>
          <table:table-cell office:value-type="float" office:value="0.00000007969" calcext:value-type="float">
            <text:p>7.97E-08</text:p>
          </table:table-cell>
          <table:table-cell office:value-type="float" office:value="0.00000007559" calcext:value-type="float">
            <text:p>7.56E-08</text:p>
          </table:table-cell>
          <table:table-cell office:value-type="float" office:value="0.00000007564" calcext:value-type="float">
            <text:p>7.56E-08</text:p>
          </table:table-cell>
          <table:table-cell office:value-type="float" office:value="0.0000001477" calcext:value-type="float">
            <text:p>1.48E-07</text:p>
          </table:table-cell>
          <table:table-cell office:value-type="float" office:value="0.0000001474" calcext:value-type="float">
            <text:p>1.47E-07</text:p>
          </table:table-cell>
          <table:table-cell office:value-type="float" office:value="0.0000001287" calcext:value-type="float">
            <text:p>1.29E-07</text:p>
          </table:table-cell>
          <table:table-cell table:style-name="ce1" office:value-type="float" office:value="0.0000001285" calcext:value-type="float">
            <text:p>1.29E-07</text:p>
          </table:table-cell>
          <table:table-cell table:style-name="ce1" office:value-type="float" office:value="0.000000003109" calcext:value-type="float">
            <text:p>3.11E-09</text:p>
          </table:table-cell>
          <table:table-cell table:style-name="ce1" office:value-type="float" office:value="0.000000003137" calcext:value-type="float">
            <text:p>3.14E-09</text:p>
          </table:table-cell>
          <table:table-cell table:style-name="ce1" office:value-type="float" office:value="0.00000000431" calcext:value-type="float">
            <text:p>4.31E-09</text:p>
          </table:table-cell>
          <table:table-cell table:style-name="ce1" office:value-type="float" office:value="0.000000004338" calcext:value-type="float">
            <text:p>4.34E-09</text:p>
          </table:table-cell>
          <table:table-cell table:style-name="ce1" office:value-type="float" office:value="-0.000000001459" calcext:value-type="float">
            <text:p>-1.46E-09</text:p>
          </table:table-cell>
          <table:table-cell table:style-name="ce1" office:value-type="float" office:value="-0.000000001435" calcext:value-type="float">
            <text:p>-1.44E-09</text:p>
          </table:table-cell>
          <table:table-cell table:style-name="ce1" office:value-type="float" office:value="-0.000000003193" calcext:value-type="float">
            <text:p>-3.19E-09</text:p>
          </table:table-cell>
          <table:table-cell table:style-name="ce1" office:value-type="float" office:value="-0.000000003159" calcext:value-type="float">
            <text:p>-3.16E-09</text:p>
          </table:table-cell>
          <table:table-cell table:style-name="ce1" office:value-type="float" office:value="-0.000000008621" calcext:value-type="float">
            <text:p>-8.62E-09</text:p>
          </table:table-cell>
          <table:table-cell table:style-name="ce1" office:value-type="float" office:value="-0.000000008551" calcext:value-type="float">
            <text:p>-8.55E-09</text:p>
          </table:table-cell>
          <table:table-cell table:style-name="ce1" office:value-type="float" office:value="-0.0000000176" calcext:value-type="float">
            <text:p>-1.76E-08</text:p>
          </table:table-cell>
          <table:table-cell table:style-name="ce1" office:value-type="float" office:value="-0.00000001747" calcext:value-type="float">
            <text:p>-1.75E-08</text:p>
          </table:table-cell>
          <table:table-cell table:style-name="ce1" office:value-type="float" office:value="0.0000003322" calcext:value-type="float">
            <text:p>3.32E-07</text:p>
          </table:table-cell>
          <table:table-cell table:style-name="ce1" office:value-type="float" office:value="0.0000003323" calcext:value-type="float">
            <text:p>3.32E-07</text:p>
          </table:table-cell>
          <table:table-cell table:style-name="ce1" office:value-type="float" office:value="0.0000003289" calcext:value-type="float">
            <text:p>3.29E-07</text:p>
          </table:table-cell>
          <table:table-cell table:style-name="ce1" office:value-type="float" office:value="0.0000004293" calcext:value-type="float">
            <text:p>4.29E-07</text:p>
          </table:table-cell>
          <table:table-cell table:number-columns-repeated="8"/>
        </table:table-row>
        <table:table-row table:style-name="ro1">
          <table:table-cell office:value-type="float" office:value="0.00003914" calcext:value-type="float">
            <text:p>3.91E-05</text:p>
          </table:table-cell>
          <table:table-cell office:value-type="float" office:value="0.00002568" calcext:value-type="float">
            <text:p>2.57E-05</text:p>
          </table:table-cell>
          <table:table-cell office:value-type="float" office:value="0.00003354" calcext:value-type="float">
            <text:p>3.35E-05</text:p>
          </table:table-cell>
          <table:table-cell office:value-type="float" office:value="-0.00007554" calcext:value-type="float">
            <text:p>-7.55E-05</text:p>
          </table:table-cell>
          <table:table-cell office:value-type="float" office:value="-0.0000681" calcext:value-type="float">
            <text:p>-6.81E-05</text:p>
          </table:table-cell>
          <table:table-cell office:value-type="float" office:value="-0.0000369" calcext:value-type="float">
            <text:p>-3.69E-05</text:p>
          </table:table-cell>
          <table:table-cell office:value-type="float" office:value="0.00002534" calcext:value-type="float">
            <text:p>2.53E-05</text:p>
          </table:table-cell>
          <table:table-cell office:value-type="float" office:value="-0.00003806" calcext:value-type="float">
            <text:p>-3.81E-05</text:p>
          </table:table-cell>
          <table:table-cell office:value-type="float" office:value="0.00000916" calcext:value-type="float">
            <text:p>9.16E-06</text:p>
          </table:table-cell>
          <table:table-cell office:value-type="float" office:value="-0.00004416" calcext:value-type="float">
            <text:p>-4.42E-05</text:p>
          </table:table-cell>
          <table:table-cell office:value-type="float" office:value="-0.00003665" calcext:value-type="float">
            <text:p>-3.67E-05</text:p>
          </table:table-cell>
          <table:table-cell office:value-type="float" office:value="-0.00001593" calcext:value-type="float">
            <text:p>-1.59E-05</text:p>
          </table:table-cell>
          <table:table-cell office:value-type="float" office:value="-0.00007895" calcext:value-type="float">
            <text:p>-7.90E-05</text:p>
          </table:table-cell>
          <table:table-cell office:value-type="float" office:value="-0.000575" calcext:value-type="float">
            <text:p>-5.75E-04</text:p>
          </table:table-cell>
          <table:table-cell office:value-type="float" office:value="0.00112" calcext:value-type="float">
            <text:p>1.12E-03</text:p>
          </table:table-cell>
          <table:table-cell office:value-type="float" office:value="0.00000007735" calcext:value-type="float">
            <text:p>7.74E-08</text:p>
          </table:table-cell>
          <table:table-cell office:value-type="float" office:value="0.00000007732" calcext:value-type="float">
            <text:p>7.73E-08</text:p>
          </table:table-cell>
          <table:table-cell office:value-type="float" office:value="0.00000007607" calcext:value-type="float">
            <text:p>7.61E-08</text:p>
          </table:table-cell>
          <table:table-cell office:value-type="float" office:value="0.0000000761" calcext:value-type="float">
            <text:p>7.61E-08</text:p>
          </table:table-cell>
          <table:table-cell office:value-type="float" office:value="0.0000001133" calcext:value-type="float">
            <text:p>1.13E-07</text:p>
          </table:table-cell>
          <table:table-cell office:value-type="float" office:value="0.0000001131" calcext:value-type="float">
            <text:p>1.13E-07</text:p>
          </table:table-cell>
          <table:table-cell table:number-columns-repeated="2" office:value-type="float" office:value="0.0000001073" calcext:value-type="float">
            <text:p>1.07E-07</text:p>
          </table:table-cell>
          <table:table-cell office:value-type="float" office:value="0.0000001829" calcext:value-type="float">
            <text:p>1.83E-07</text:p>
          </table:table-cell>
          <table:table-cell office:value-type="float" office:value="0.0000001826" calcext:value-type="float">
            <text:p>1.83E-07</text:p>
          </table:table-cell>
          <table:table-cell office:value-type="float" office:value="0.0000001573" calcext:value-type="float">
            <text:p>1.57E-07</text:p>
          </table:table-cell>
          <table:table-cell table:style-name="ce1" office:value-type="float" office:value="0.0000001571" calcext:value-type="float">
            <text:p>1.57E-07</text:p>
          </table:table-cell>
          <table:table-cell table:style-name="ce1" office:value-type="float" office:value="0.000000001323" calcext:value-type="float">
            <text:p>1.32E-09</text:p>
          </table:table-cell>
          <table:table-cell table:style-name="ce1" office:value-type="float" office:value="0.000000001362" calcext:value-type="float">
            <text:p>1.36E-09</text:p>
          </table:table-cell>
          <table:table-cell table:style-name="ce1" office:value-type="float" office:value="0.000000003047" calcext:value-type="float">
            <text:p>3.05E-09</text:p>
          </table:table-cell>
          <table:table-cell table:style-name="ce1" office:value-type="float" office:value="0.000000003078" calcext:value-type="float">
            <text:p>3.08E-09</text:p>
          </table:table-cell>
          <table:table-cell table:style-name="ce1" office:value-type="float" office:value="0.000000006394" calcext:value-type="float">
            <text:p>6.39E-09</text:p>
          </table:table-cell>
          <table:table-cell table:style-name="ce1" office:value-type="float" office:value="0.000000006423" calcext:value-type="float">
            <text:p>6.42E-09</text:p>
          </table:table-cell>
          <table:table-cell table:style-name="ce1" office:value-type="float" office:value="0.00000000392" calcext:value-type="float">
            <text:p>3.92E-09</text:p>
          </table:table-cell>
          <table:table-cell table:style-name="ce1" office:value-type="float" office:value="0.000000003988" calcext:value-type="float">
            <text:p>3.99E-09</text:p>
          </table:table-cell>
          <table:table-cell table:style-name="ce1" office:value-type="float" office:value="-0.00000001105" calcext:value-type="float">
            <text:p>-1.11E-08</text:p>
          </table:table-cell>
          <table:table-cell table:style-name="ce1" office:value-type="float" office:value="-0.00000001097" calcext:value-type="float">
            <text:p>-1.10E-08</text:p>
          </table:table-cell>
          <table:table-cell table:style-name="ce1" office:value-type="float" office:value="-0.00000002323" calcext:value-type="float">
            <text:p>-2.32E-08</text:p>
          </table:table-cell>
          <table:table-cell table:style-name="ce1" office:value-type="float" office:value="-0.00000002306" calcext:value-type="float">
            <text:p>-2.31E-08</text:p>
          </table:table-cell>
          <table:table-cell table:style-name="ce1" office:value-type="float" office:value="0.0000004262" calcext:value-type="float">
            <text:p>4.26E-07</text:p>
          </table:table-cell>
          <table:table-cell table:style-name="ce1" office:value-type="float" office:value="0.0000004263" calcext:value-type="float">
            <text:p>4.26E-07</text:p>
          </table:table-cell>
          <table:table-cell table:style-name="ce1" office:value-type="float" office:value="0.0000004219" calcext:value-type="float">
            <text:p>4.22E-07</text:p>
          </table:table-cell>
          <table:table-cell table:style-name="ce1" office:value-type="float" office:value="0.0000004218" calcext:value-type="float">
            <text:p>4.22E-07</text:p>
          </table:table-cell>
          <table:table-cell table:style-name="ce1" office:value-type="float" office:value="0.000001091" calcext:value-type="float">
            <text:p>1.09E-06</text:p>
          </table:table-cell>
          <table:table-cell table:number-columns-repeated="7"/>
        </table:table-row>
        <table:table-row table:style-name="ro1">
          <table:table-cell office:value-type="float" office:value="0.0000391" calcext:value-type="float">
            <text:p>3.91E-05</text:p>
          </table:table-cell>
          <table:table-cell office:value-type="float" office:value="0.00002565" calcext:value-type="float">
            <text:p>2.57E-05</text:p>
          </table:table-cell>
          <table:table-cell office:value-type="float" office:value="0.00003351" calcext:value-type="float">
            <text:p>3.35E-05</text:p>
          </table:table-cell>
          <table:table-cell office:value-type="float" office:value="-0.00007552" calcext:value-type="float">
            <text:p>-7.55E-05</text:p>
          </table:table-cell>
          <table:table-cell office:value-type="float" office:value="-0.00006809" calcext:value-type="float">
            <text:p>-6.81E-05</text:p>
          </table:table-cell>
          <table:table-cell office:value-type="float" office:value="-0.00003688" calcext:value-type="float">
            <text:p>-3.69E-05</text:p>
          </table:table-cell>
          <table:table-cell office:value-type="float" office:value="0.00002532" calcext:value-type="float">
            <text:p>2.53E-05</text:p>
          </table:table-cell>
          <table:table-cell office:value-type="float" office:value="-0.00003803" calcext:value-type="float">
            <text:p>-3.80E-05</text:p>
          </table:table-cell>
          <table:table-cell office:value-type="float" office:value="0.000009154" calcext:value-type="float">
            <text:p>9.15E-06</text:p>
          </table:table-cell>
          <table:table-cell office:value-type="float" office:value="-0.00004413" calcext:value-type="float">
            <text:p>-4.41E-05</text:p>
          </table:table-cell>
          <table:table-cell office:value-type="float" office:value="-0.00003662" calcext:value-type="float">
            <text:p>-3.66E-05</text:p>
          </table:table-cell>
          <table:table-cell office:value-type="float" office:value="-0.00001592" calcext:value-type="float">
            <text:p>-1.59E-05</text:p>
          </table:table-cell>
          <table:table-cell office:value-type="float" office:value="-0.00007889" calcext:value-type="float">
            <text:p>-7.89E-05</text:p>
          </table:table-cell>
          <table:table-cell office:value-type="float" office:value="-0.0005746" calcext:value-type="float">
            <text:p>-5.75E-04</text:p>
          </table:table-cell>
          <table:table-cell office:value-type="float" office:value="0.001119" calcext:value-type="float">
            <text:p>1.12E-03</text:p>
          </table:table-cell>
          <table:table-cell office:value-type="float" office:value="0.0000000773" calcext:value-type="float">
            <text:p>7.73E-08</text:p>
          </table:table-cell>
          <table:table-cell office:value-type="float" office:value="0.00000007726" calcext:value-type="float">
            <text:p>7.73E-08</text:p>
          </table:table-cell>
          <table:table-cell office:value-type="float" office:value="0.00000007601" calcext:value-type="float">
            <text:p>7.60E-08</text:p>
          </table:table-cell>
          <table:table-cell office:value-type="float" office:value="0.00000007604" calcext:value-type="float">
            <text:p>7.60E-08</text:p>
          </table:table-cell>
          <table:table-cell office:value-type="float" office:value="0.0000001132" calcext:value-type="float">
            <text:p>1.13E-07</text:p>
          </table:table-cell>
          <table:table-cell office:value-type="float" office:value="0.000000113" calcext:value-type="float">
            <text:p>1.13E-07</text:p>
          </table:table-cell>
          <table:table-cell table:number-columns-repeated="2" office:value-type="float" office:value="0.0000001073" calcext:value-type="float">
            <text:p>1.07E-07</text:p>
          </table:table-cell>
          <table:table-cell office:value-type="float" office:value="0.0000001828" calcext:value-type="float">
            <text:p>1.83E-07</text:p>
          </table:table-cell>
          <table:table-cell office:value-type="float" office:value="0.0000001824" calcext:value-type="float">
            <text:p>1.82E-07</text:p>
          </table:table-cell>
          <table:table-cell office:value-type="float" office:value="0.0000001572" calcext:value-type="float">
            <text:p>1.57E-07</text:p>
          </table:table-cell>
          <table:table-cell table:style-name="ce1" office:value-type="float" office:value="0.000000157" calcext:value-type="float">
            <text:p>1.57E-07</text:p>
          </table:table-cell>
          <table:table-cell table:style-name="ce1" office:value-type="float" office:value="0.000000001324" calcext:value-type="float">
            <text:p>1.32E-09</text:p>
          </table:table-cell>
          <table:table-cell table:style-name="ce1" office:value-type="float" office:value="0.000000001363" calcext:value-type="float">
            <text:p>1.36E-09</text:p>
          </table:table-cell>
          <table:table-cell table:style-name="ce1" office:value-type="float" office:value="0.000000003046" calcext:value-type="float">
            <text:p>3.05E-09</text:p>
          </table:table-cell>
          <table:table-cell table:style-name="ce1" office:value-type="float" office:value="0.000000003077" calcext:value-type="float">
            <text:p>3.08E-09</text:p>
          </table:table-cell>
          <table:table-cell table:style-name="ce1" office:value-type="float" office:value="0.000000006393" calcext:value-type="float">
            <text:p>6.39E-09</text:p>
          </table:table-cell>
          <table:table-cell table:style-name="ce1" office:value-type="float" office:value="0.000000006422" calcext:value-type="float">
            <text:p>6.42E-09</text:p>
          </table:table-cell>
          <table:table-cell table:style-name="ce1" office:value-type="float" office:value="0.000000003922" calcext:value-type="float">
            <text:p>3.92E-09</text:p>
          </table:table-cell>
          <table:table-cell table:style-name="ce1" office:value-type="float" office:value="0.00000000399" calcext:value-type="float">
            <text:p>3.99E-09</text:p>
          </table:table-cell>
          <table:table-cell table:style-name="ce1" office:value-type="float" office:value="-0.00000001104" calcext:value-type="float">
            <text:p>-1.10E-08</text:p>
          </table:table-cell>
          <table:table-cell table:style-name="ce1" office:value-type="float" office:value="-0.00000001095" calcext:value-type="float">
            <text:p>-1.10E-08</text:p>
          </table:table-cell>
          <table:table-cell table:style-name="ce1" office:value-type="float" office:value="-0.0000000232" calcext:value-type="float">
            <text:p>-2.32E-08</text:p>
          </table:table-cell>
          <table:table-cell table:style-name="ce1" office:value-type="float" office:value="-0.00000002303" calcext:value-type="float">
            <text:p>-2.30E-08</text:p>
          </table:table-cell>
          <table:table-cell table:style-name="ce1" office:value-type="float" office:value="0.0000004259" calcext:value-type="float">
            <text:p>4.26E-07</text:p>
          </table:table-cell>
          <table:table-cell table:style-name="ce1" office:value-type="float" office:value="0.000000426" calcext:value-type="float">
            <text:p>4.26E-07</text:p>
          </table:table-cell>
          <table:table-cell table:style-name="ce1" office:value-type="float" office:value="0.0000004216" calcext:value-type="float">
            <text:p>4.22E-07</text:p>
          </table:table-cell>
          <table:table-cell table:style-name="ce1" office:value-type="float" office:value="0.0000004215" calcext:value-type="float">
            <text:p>4.22E-07</text:p>
          </table:table-cell>
          <table:table-cell table:style-name="ce1" office:value-type="float" office:value="0.0000005595" calcext:value-type="float">
            <text:p>5.60E-07</text:p>
          </table:table-cell>
          <table:table-cell table:style-name="ce1" office:value-type="float" office:value="0.000001013" calcext:value-type="float">
            <text:p>1.01E-06</text:p>
          </table:table-cell>
          <table:table-cell table:number-columns-repeated="6"/>
        </table:table-row>
        <table:table-row table:style-name="ro1">
          <table:table-cell office:value-type="float" office:value="0.0000386" calcext:value-type="float">
            <text:p>3.86E-05</text:p>
          </table:table-cell>
          <table:table-cell office:value-type="float" office:value="0.00002533" calcext:value-type="float">
            <text:p>2.53E-05</text:p>
          </table:table-cell>
          <table:table-cell office:value-type="float" office:value="0.00003311" calcext:value-type="float">
            <text:p>3.31E-05</text:p>
          </table:table-cell>
          <table:table-cell office:value-type="float" office:value="-0.00007488" calcext:value-type="float">
            <text:p>-7.49E-05</text:p>
          </table:table-cell>
          <table:table-cell office:value-type="float" office:value="-0.00006741" calcext:value-type="float">
            <text:p>-6.74E-05</text:p>
          </table:table-cell>
          <table:table-cell office:value-type="float" office:value="-0.00003654" calcext:value-type="float">
            <text:p>-3.65E-05</text:p>
          </table:table-cell>
          <table:table-cell office:value-type="float" office:value="0.00002502" calcext:value-type="float">
            <text:p>2.50E-05</text:p>
          </table:table-cell>
          <table:table-cell office:value-type="float" office:value="-0.00003762" calcext:value-type="float">
            <text:p>-3.76E-05</text:p>
          </table:table-cell>
          <table:table-cell office:value-type="float" office:value="0.000009027" calcext:value-type="float">
            <text:p>9.03E-06</text:p>
          </table:table-cell>
          <table:table-cell office:value-type="float" office:value="-0.00004366" calcext:value-type="float">
            <text:p>-4.37E-05</text:p>
          </table:table-cell>
          <table:table-cell office:value-type="float" office:value="-0.00003621" calcext:value-type="float">
            <text:p>-3.62E-05</text:p>
          </table:table-cell>
          <table:table-cell office:value-type="float" office:value="-0.00001574" calcext:value-type="float">
            <text:p>-1.57E-05</text:p>
          </table:table-cell>
          <table:table-cell office:value-type="float" office:value="-0.00007797" calcext:value-type="float">
            <text:p>-7.80E-05</text:p>
          </table:table-cell>
          <table:table-cell office:value-type="float" office:value="-0.0005681" calcext:value-type="float">
            <text:p>-5.68E-04</text:p>
          </table:table-cell>
          <table:table-cell office:value-type="float" office:value="0.001109" calcext:value-type="float">
            <text:p>1.11E-03</text:p>
          </table:table-cell>
          <table:table-cell office:value-type="float" office:value="0.00000007646" calcext:value-type="float">
            <text:p>7.65E-08</text:p>
          </table:table-cell>
          <table:table-cell office:value-type="float" office:value="0.00000007642" calcext:value-type="float">
            <text:p>7.64E-08</text:p>
          </table:table-cell>
          <table:table-cell office:value-type="float" office:value="0.00000007519" calcext:value-type="float">
            <text:p>7.52E-08</text:p>
          </table:table-cell>
          <table:table-cell office:value-type="float" office:value="0.00000007522" calcext:value-type="float">
            <text:p>7.52E-08</text:p>
          </table:table-cell>
          <table:table-cell office:value-type="float" office:value="0.0000001119" calcext:value-type="float">
            <text:p>1.12E-07</text:p>
          </table:table-cell>
          <table:table-cell office:value-type="float" office:value="0.0000001117" calcext:value-type="float">
            <text:p>1.12E-07</text:p>
          </table:table-cell>
          <table:table-cell table:number-columns-repeated="2" office:value-type="float" office:value="0.000000106" calcext:value-type="float">
            <text:p>1.06E-07</text:p>
          </table:table-cell>
          <table:table-cell office:value-type="float" office:value="0.0000001808" calcext:value-type="float">
            <text:p>1.81E-07</text:p>
          </table:table-cell>
          <table:table-cell office:value-type="float" office:value="0.0000001804" calcext:value-type="float">
            <text:p>1.80E-07</text:p>
          </table:table-cell>
          <table:table-cell office:value-type="float" office:value="0.0000001555" calcext:value-type="float">
            <text:p>1.56E-07</text:p>
          </table:table-cell>
          <table:table-cell table:style-name="ce1" office:value-type="float" office:value="0.0000001553" calcext:value-type="float">
            <text:p>1.55E-07</text:p>
          </table:table-cell>
          <table:table-cell table:style-name="ce1" office:value-type="float" office:value="0.000000001326" calcext:value-type="float">
            <text:p>1.33E-09</text:p>
          </table:table-cell>
          <table:table-cell table:style-name="ce1" office:value-type="float" office:value="0.000000001364" calcext:value-type="float">
            <text:p>1.36E-09</text:p>
          </table:table-cell>
          <table:table-cell table:style-name="ce1" office:value-type="float" office:value="0.000000003026" calcext:value-type="float">
            <text:p>3.03E-09</text:p>
          </table:table-cell>
          <table:table-cell table:style-name="ce1" office:value-type="float" office:value="0.000000003056" calcext:value-type="float">
            <text:p>3.06E-09</text:p>
          </table:table-cell>
          <table:table-cell table:style-name="ce1" office:value-type="float" office:value="0.000000006305" calcext:value-type="float">
            <text:p>6.31E-09</text:p>
          </table:table-cell>
          <table:table-cell table:style-name="ce1" office:value-type="float" office:value="0.000000006333" calcext:value-type="float">
            <text:p>6.33E-09</text:p>
          </table:table-cell>
          <table:table-cell table:style-name="ce1" office:value-type="float" office:value="0.000000003864" calcext:value-type="float">
            <text:p>3.86E-09</text:p>
          </table:table-cell>
          <table:table-cell table:style-name="ce1" office:value-type="float" office:value="0.000000003931" calcext:value-type="float">
            <text:p>3.93E-09</text:p>
          </table:table-cell>
          <table:table-cell table:style-name="ce1" office:value-type="float" office:value="-0.00000001088" calcext:value-type="float">
            <text:p>-1.09E-08</text:p>
          </table:table-cell>
          <table:table-cell table:style-name="ce1" office:value-type="float" office:value="-0.00000001079" calcext:value-type="float">
            <text:p>-1.08E-08</text:p>
          </table:table-cell>
          <table:table-cell table:style-name="ce1" office:value-type="float" office:value="-0.0000000229" calcext:value-type="float">
            <text:p>-2.29E-08</text:p>
          </table:table-cell>
          <table:table-cell table:style-name="ce1" office:value-type="float" office:value="-0.00000002273" calcext:value-type="float">
            <text:p>-2.27E-08</text:p>
          </table:table-cell>
          <table:table-cell table:style-name="ce1" office:value-type="float" office:value="0.0000004217" calcext:value-type="float">
            <text:p>4.22E-07</text:p>
          </table:table-cell>
          <table:table-cell table:style-name="ce1" office:value-type="float" office:value="0.0000004218" calcext:value-type="float">
            <text:p>4.22E-07</text:p>
          </table:table-cell>
          <table:table-cell table:style-name="ce1" office:value-type="float" office:value="0.0000004175" calcext:value-type="float">
            <text:p>4.18E-07</text:p>
          </table:table-cell>
          <table:table-cell table:style-name="ce1" office:value-type="float" office:value="0.0000004173" calcext:value-type="float">
            <text:p>4.17E-07</text:p>
          </table:table-cell>
          <table:table-cell table:style-name="ce1" office:value-type="float" office:value="0.0000005539" calcext:value-type="float">
            <text:p>5.54E-07</text:p>
          </table:table-cell>
          <table:table-cell table:style-name="ce1" office:value-type="float" office:value="0.0000005535" calcext:value-type="float">
            <text:p>5.54E-07</text:p>
          </table:table-cell>
          <table:table-cell table:style-name="ce1" office:value-type="float" office:value="0.000001097" calcext:value-type="float">
            <text:p>1.10E-06</text:p>
          </table:table-cell>
          <table:table-cell table:number-columns-repeated="5"/>
        </table:table-row>
        <table:table-row table:style-name="ro1">
          <table:table-cell office:value-type="float" office:value="0.00003859" calcext:value-type="float">
            <text:p>3.86E-05</text:p>
          </table:table-cell>
          <table:table-cell office:value-type="float" office:value="0.00002532" calcext:value-type="float">
            <text:p>2.53E-05</text:p>
          </table:table-cell>
          <table:table-cell office:value-type="float" office:value="0.0000331" calcext:value-type="float">
            <text:p>3.31E-05</text:p>
          </table:table-cell>
          <table:table-cell office:value-type="float" office:value="-0.00007487" calcext:value-type="float">
            <text:p>-7.49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-0.00003654" calcext:value-type="float">
            <text:p>-3.65E-05</text:p>
          </table:table-cell>
          <table:table-cell office:value-type="float" office:value="0.00002501" calcext:value-type="float">
            <text:p>2.50E-05</text:p>
          </table:table-cell>
          <table:table-cell office:value-type="float" office:value="-0.00003761" calcext:value-type="float">
            <text:p>-3.76E-05</text:p>
          </table:table-cell>
          <table:table-cell office:value-type="float" office:value="0.000009022" calcext:value-type="float">
            <text:p>9.02E-06</text:p>
          </table:table-cell>
          <table:table-cell office:value-type="float" office:value="-0.00004365" calcext:value-type="float">
            <text:p>-4.37E-05</text:p>
          </table:table-cell>
          <table:table-cell office:value-type="float" office:value="-0.00003621" calcext:value-type="float">
            <text:p>-3.62E-05</text:p>
          </table:table-cell>
          <table:table-cell office:value-type="float" office:value="-0.00001574" calcext:value-type="float">
            <text:p>-1.57E-05</text:p>
          </table:table-cell>
          <table:table-cell office:value-type="float" office:value="-0.00007796" calcext:value-type="float">
            <text:p>-7.80E-05</text:p>
          </table:table-cell>
          <table:table-cell office:value-type="float" office:value="-0.000568" calcext:value-type="float">
            <text:p>-5.68E-04</text:p>
          </table:table-cell>
          <table:table-cell office:value-type="float" office:value="0.001108" calcext:value-type="float">
            <text:p>1.11E-03</text:p>
          </table:table-cell>
          <table:table-cell office:value-type="float" office:value="0.00000007644" calcext:value-type="float">
            <text:p>7.64E-08</text:p>
          </table:table-cell>
          <table:table-cell office:value-type="float" office:value="0.00000007641" calcext:value-type="float">
            <text:p>7.64E-08</text:p>
          </table:table-cell>
          <table:table-cell office:value-type="float" office:value="0.00000007517" calcext:value-type="float">
            <text:p>7.52E-08</text:p>
          </table:table-cell>
          <table:table-cell office:value-type="float" office:value="0.0000000752" calcext:value-type="float">
            <text:p>7.52E-08</text:p>
          </table:table-cell>
          <table:table-cell office:value-type="float" office:value="0.0000001119" calcext:value-type="float">
            <text:p>1.12E-07</text:p>
          </table:table-cell>
          <table:table-cell office:value-type="float" office:value="0.0000001117" calcext:value-type="float">
            <text:p>1.12E-07</text:p>
          </table:table-cell>
          <table:table-cell table:number-columns-repeated="2" office:value-type="float" office:value="0.000000106" calcext:value-type="float">
            <text:p>1.06E-07</text:p>
          </table:table-cell>
          <table:table-cell office:value-type="float" office:value="0.0000001808" calcext:value-type="float">
            <text:p>1.81E-07</text:p>
          </table:table-cell>
          <table:table-cell office:value-type="float" office:value="0.0000001804" calcext:value-type="float">
            <text:p>1.80E-07</text:p>
          </table:table-cell>
          <table:table-cell office:value-type="float" office:value="0.0000001555" calcext:value-type="float">
            <text:p>1.56E-07</text:p>
          </table:table-cell>
          <table:table-cell table:style-name="ce1" office:value-type="float" office:value="0.0000001552" calcext:value-type="float">
            <text:p>1.55E-07</text:p>
          </table:table-cell>
          <table:table-cell table:style-name="ce1" office:value-type="float" office:value="0.000000001326" calcext:value-type="float">
            <text:p>1.33E-09</text:p>
          </table:table-cell>
          <table:table-cell table:style-name="ce1" office:value-type="float" office:value="0.000000001364" calcext:value-type="float">
            <text:p>1.36E-09</text:p>
          </table:table-cell>
          <table:table-cell table:style-name="ce1" office:value-type="float" office:value="0.000000003025" calcext:value-type="float">
            <text:p>3.03E-09</text:p>
          </table:table-cell>
          <table:table-cell table:style-name="ce1" office:value-type="float" office:value="0.000000003056" calcext:value-type="float">
            <text:p>3.06E-09</text:p>
          </table:table-cell>
          <table:table-cell table:style-name="ce1" office:value-type="float" office:value="0.000000006307" calcext:value-type="float">
            <text:p>6.31E-09</text:p>
          </table:table-cell>
          <table:table-cell table:style-name="ce1" office:value-type="float" office:value="0.000000006335" calcext:value-type="float">
            <text:p>6.34E-09</text:p>
          </table:table-cell>
          <table:table-cell table:style-name="ce1" office:value-type="float" office:value="0.000000003867" calcext:value-type="float">
            <text:p>3.87E-09</text:p>
          </table:table-cell>
          <table:table-cell table:style-name="ce1" office:value-type="float" office:value="0.000000003934" calcext:value-type="float">
            <text:p>3.93E-09</text:p>
          </table:table-cell>
          <table:table-cell table:style-name="ce1" office:value-type="float" office:value="-0.00000001088" calcext:value-type="float">
            <text:p>-1.09E-08</text:p>
          </table:table-cell>
          <table:table-cell table:style-name="ce1" office:value-type="float" office:value="-0.00000001079" calcext:value-type="float">
            <text:p>-1.08E-08</text:p>
          </table:table-cell>
          <table:table-cell table:style-name="ce1" office:value-type="float" office:value="-0.00000002289" calcext:value-type="float">
            <text:p>-2.29E-08</text:p>
          </table:table-cell>
          <table:table-cell table:style-name="ce1" office:value-type="float" office:value="-0.00000002272" calcext:value-type="float">
            <text:p>-2.27E-08</text:p>
          </table:table-cell>
          <table:table-cell table:number-columns-repeated="2" table:style-name="ce1" office:value-type="float" office:value="0.0000004216" calcext:value-type="float">
            <text:p>4.22E-07</text:p>
          </table:table-cell>
          <table:table-cell table:style-name="ce1" office:value-type="float" office:value="0.0000004174" calcext:value-type="float">
            <text:p>4.17E-07</text:p>
          </table:table-cell>
          <table:table-cell table:style-name="ce1" office:value-type="float" office:value="0.0000004172" calcext:value-type="float">
            <text:p>4.17E-07</text:p>
          </table:table-cell>
          <table:table-cell table:style-name="ce1" office:value-type="float" office:value="0.0000005538" calcext:value-type="float">
            <text:p>5.54E-07</text:p>
          </table:table-cell>
          <table:table-cell table:style-name="ce1" office:value-type="float" office:value="0.0000005533" calcext:value-type="float">
            <text:p>5.53E-07</text:p>
          </table:table-cell>
          <table:table-cell table:style-name="ce1" office:value-type="float" office:value="0.0000005479" calcext:value-type="float">
            <text:p>5.48E-07</text:p>
          </table:table-cell>
          <table:table-cell table:style-name="ce1" office:value-type="float" office:value="0.000001019" calcext:value-type="float">
            <text:p>1.02E-06</text:p>
          </table:table-cell>
          <table:table-cell table:number-columns-repeated="4"/>
        </table:table-row>
        <table:table-row table:style-name="ro1">
          <table:table-cell office:value-type="float" office:value="0.00008389" calcext:value-type="float">
            <text:p>8.39E-05</text:p>
          </table:table-cell>
          <table:table-cell office:value-type="float" office:value="0.000052" calcext:value-type="float">
            <text:p>5.20E-05</text:p>
          </table:table-cell>
          <table:table-cell office:value-type="float" office:value="0.00007782" calcext:value-type="float">
            <text:p>7.78E-05</text:p>
          </table:table-cell>
          <table:table-cell office:value-type="float" office:value="-0.00008914" calcext:value-type="float">
            <text:p>-8.91E-05</text:p>
          </table:table-cell>
          <table:table-cell office:value-type="float" office:value="-0.0000842" calcext:value-type="float">
            <text:p>-8.42E-05</text:p>
          </table:table-cell>
          <table:table-cell office:value-type="float" office:value="-0.00005274" calcext:value-type="float">
            <text:p>-5.27E-05</text:p>
          </table:table-cell>
          <table:table-cell office:value-type="float" office:value="0.00005175" calcext:value-type="float">
            <text:p>5.18E-05</text:p>
          </table:table-cell>
          <table:table-cell office:value-type="float" office:value="-0.0000648" calcext:value-type="float">
            <text:p>-6.48E-05</text:p>
          </table:table-cell>
          <table:table-cell office:value-type="float" office:value="0.00001559" calcext:value-type="float">
            <text:p>1.56E-05</text:p>
          </table:table-cell>
          <table:table-cell office:value-type="float" office:value="-0.00007238" calcext:value-type="float">
            <text:p>-7.24E-05</text:p>
          </table:table-cell>
          <table:table-cell office:value-type="float" office:value="-0.0000657" calcext:value-type="float">
            <text:p>-6.57E-05</text:p>
          </table:table-cell>
          <table:table-cell office:value-type="float" office:value="-0.00002915" calcext:value-type="float">
            <text:p>-2.92E-05</text:p>
          </table:table-cell>
          <table:table-cell office:value-type="float" office:value="-0.0001568" calcext:value-type="float">
            <text:p>-1.57E-04</text:p>
          </table:table-cell>
          <table:table-cell office:value-type="float" office:value="-0.001037" calcext:value-type="float">
            <text:p>-1.04E-03</text:p>
          </table:table-cell>
          <table:table-cell office:value-type="float" office:value="0.001947" calcext:value-type="float">
            <text:p>1.95E-03</text:p>
          </table:table-cell>
          <table:table-cell office:value-type="float" office:value="0.0000001348" calcext:value-type="float">
            <text:p>1.35E-07</text:p>
          </table:table-cell>
          <table:table-cell office:value-type="float" office:value="0.0000001347" calcext:value-type="float">
            <text:p>1.35E-07</text:p>
          </table:table-cell>
          <table:table-cell office:value-type="float" office:value="0.0000001323" calcext:value-type="float">
            <text:p>1.32E-07</text:p>
          </table:table-cell>
          <table:table-cell office:value-type="float" office:value="0.0000001324" calcext:value-type="float">
            <text:p>1.32E-07</text:p>
          </table:table-cell>
          <table:table-cell office:value-type="float" office:value="0.00000017" calcext:value-type="float">
            <text:p>1.70E-07</text:p>
          </table:table-cell>
          <table:table-cell office:value-type="float" office:value="0.0000001697" calcext:value-type="float">
            <text:p>1.70E-07</text:p>
          </table:table-cell>
          <table:table-cell office:value-type="float" office:value="0.0000001586" calcext:value-type="float">
            <text:p>1.59E-07</text:p>
          </table:table-cell>
          <table:table-cell office:value-type="float" office:value="0.0000001587" calcext:value-type="float">
            <text:p>1.59E-07</text:p>
          </table:table-cell>
          <table:table-cell office:value-type="float" office:value="0.0000004206" calcext:value-type="float">
            <text:p>4.21E-07</text:p>
          </table:table-cell>
          <table:table-cell office:value-type="float" office:value="0.0000004196" calcext:value-type="float">
            <text:p>4.20E-07</text:p>
          </table:table-cell>
          <table:table-cell office:value-type="float" office:value="0.000000361" calcext:value-type="float">
            <text:p>3.61E-07</text:p>
          </table:table-cell>
          <table:table-cell table:style-name="ce1" office:value-type="float" office:value="0.0000003603" calcext:value-type="float">
            <text:p>3.60E-07</text:p>
          </table:table-cell>
          <table:table-cell table:style-name="ce1" office:value-type="float" office:value="-0.000000001097" calcext:value-type="float">
            <text:p>-1.10E-09</text:p>
          </table:table-cell>
          <table:table-cell table:style-name="ce1" office:value-type="float" office:value="-0.000000001017" calcext:value-type="float">
            <text:p>-1.02E-09</text:p>
          </table:table-cell>
          <table:table-cell table:style-name="ce1" office:value-type="float" office:value="0.000000002634" calcext:value-type="float">
            <text:p>2.63E-09</text:p>
          </table:table-cell>
          <table:table-cell table:style-name="ce1" office:value-type="float" office:value="0.00000000269" calcext:value-type="float">
            <text:p>2.69E-09</text:p>
          </table:table-cell>
          <table:table-cell table:style-name="ce1" office:value-type="float" office:value="-0.000000008114" calcext:value-type="float">
            <text:p>-8.11E-09</text:p>
          </table:table-cell>
          <table:table-cell table:style-name="ce1" office:value-type="float" office:value="-0.000000008071" calcext:value-type="float">
            <text:p>-8.07E-09</text:p>
          </table:table-cell>
          <table:table-cell table:style-name="ce1" office:value-type="float" office:value="-0.00000001302" calcext:value-type="float">
            <text:p>-1.30E-08</text:p>
          </table:table-cell>
          <table:table-cell table:style-name="ce1" office:value-type="float" office:value="-0.00000001296" calcext:value-type="float">
            <text:p>-1.30E-08</text:p>
          </table:table-cell>
          <table:table-cell table:style-name="ce1" office:value-type="float" office:value="0.00000001871" calcext:value-type="float">
            <text:p>1.87E-08</text:p>
          </table:table-cell>
          <table:table-cell table:style-name="ce1" office:value-type="float" office:value="0.00000001875" calcext:value-type="float">
            <text:p>1.88E-08</text:p>
          </table:table-cell>
          <table:table-cell table:style-name="ce1" office:value-type="float" office:value="-0.000000009724" calcext:value-type="float">
            <text:p>-9.72E-09</text:p>
          </table:table-cell>
          <table:table-cell table:style-name="ce1" office:value-type="float" office:value="-0.000000009239" calcext:value-type="float">
            <text:p>-9.24E-09</text:p>
          </table:table-cell>
          <table:table-cell table:style-name="ce1" office:value-type="float" office:value="0.0000007402" calcext:value-type="float">
            <text:p>7.40E-07</text:p>
          </table:table-cell>
          <table:table-cell table:style-name="ce1" office:value-type="float" office:value="0.0000007404" calcext:value-type="float">
            <text:p>7.40E-07</text:p>
          </table:table-cell>
          <table:table-cell table:style-name="ce1" office:value-type="float" office:value="0.0000007329" calcext:value-type="float">
            <text:p>7.33E-07</text:p>
          </table:table-cell>
          <table:table-cell table:style-name="ce1" office:value-type="float" office:value="0.0000007326" calcext:value-type="float">
            <text:p>7.33E-07</text:p>
          </table:table-cell>
          <table:table-cell table:style-name="ce1" office:value-type="float" office:value="0.0000009523" calcext:value-type="float">
            <text:p>9.52E-07</text:p>
          </table:table-cell>
          <table:table-cell table:style-name="ce1" office:value-type="float" office:value="0.0000009516" calcext:value-type="float">
            <text:p>9.52E-07</text:p>
          </table:table-cell>
          <table:table-cell table:style-name="ce1" office:value-type="float" office:value="0.0000009423" calcext:value-type="float">
            <text:p>9.42E-07</text:p>
          </table:table-cell>
          <table:table-cell table:style-name="ce1" office:value-type="float" office:value="0.000000942" calcext:value-type="float">
            <text:p>9.42E-07</text:p>
          </table:table-cell>
          <table:table-cell table:style-name="ce1" office:value-type="float" office:value="0.000004776" calcext:value-type="float">
            <text:p>4.78E-06</text:p>
          </table:table-cell>
          <table:table-cell table:number-columns-repeated="3"/>
        </table:table-row>
        <table:table-row table:style-name="ro1">
          <table:table-cell office:value-type="float" office:value="0.00008371" calcext:value-type="float">
            <text:p>8.37E-05</text:p>
          </table:table-cell>
          <table:table-cell office:value-type="float" office:value="0.00005189" calcext:value-type="float">
            <text:p>5.19E-05</text:p>
          </table:table-cell>
          <table:table-cell office:value-type="float" office:value="0.00007768" calcext:value-type="float">
            <text:p>7.77E-05</text:p>
          </table:table-cell>
          <table:table-cell office:value-type="float" office:value="-0.00008893" calcext:value-type="float">
            <text:p>-8.89E-05</text:p>
          </table:table-cell>
          <table:table-cell office:value-type="float" office:value="-0.00008401" calcext:value-type="float">
            <text:p>-8.40E-05</text:p>
          </table:table-cell>
          <table:table-cell office:value-type="float" office:value="-0.0000526" calcext:value-type="float">
            <text:p>-5.26E-05</text:p>
          </table:table-cell>
          <table:table-cell office:value-type="float" office:value="0.00005165" calcext:value-type="float">
            <text:p>5.17E-05</text:p>
          </table:table-cell>
          <table:table-cell office:value-type="float" office:value="-0.00006466" calcext:value-type="float">
            <text:p>-6.47E-05</text:p>
          </table:table-cell>
          <table:table-cell office:value-type="float" office:value="0.00001555" calcext:value-type="float">
            <text:p>1.56E-05</text:p>
          </table:table-cell>
          <table:table-cell office:value-type="float" office:value="-0.00007222" calcext:value-type="float">
            <text:p>-7.22E-05</text:p>
          </table:table-cell>
          <table:table-cell office:value-type="float" office:value="-0.00006556" calcext:value-type="float">
            <text:p>-6.56E-05</text:p>
          </table:table-cell>
          <table:table-cell office:value-type="float" office:value="-0.00002909" calcext:value-type="float">
            <text:p>-2.91E-05</text:p>
          </table:table-cell>
          <table:table-cell office:value-type="float" office:value="-0.0001565" calcext:value-type="float">
            <text:p>-1.57E-04</text:p>
          </table:table-cell>
          <table:table-cell office:value-type="float" office:value="-0.001035" calcext:value-type="float">
            <text:p>-1.04E-03</text:p>
          </table:table-cell>
          <table:table-cell office:value-type="float" office:value="0.001943" calcext:value-type="float">
            <text:p>1.94E-03</text:p>
          </table:table-cell>
          <table:table-cell office:value-type="float" office:value="0.0000001345" calcext:value-type="float">
            <text:p>1.35E-07</text:p>
          </table:table-cell>
          <table:table-cell office:value-type="float" office:value="0.0000001344" calcext:value-type="float">
            <text:p>1.34E-07</text:p>
          </table:table-cell>
          <table:table-cell office:value-type="float" office:value="0.000000132" calcext:value-type="float">
            <text:p>1.32E-07</text:p>
          </table:table-cell>
          <table:table-cell office:value-type="float" office:value="0.0000001321" calcext:value-type="float">
            <text:p>1.32E-07</text:p>
          </table:table-cell>
          <table:table-cell office:value-type="float" office:value="0.0000001696" calcext:value-type="float">
            <text:p>1.70E-07</text:p>
          </table:table-cell>
          <table:table-cell office:value-type="float" office:value="0.0000001694" calcext:value-type="float">
            <text:p>1.69E-07</text:p>
          </table:table-cell>
          <table:table-cell office:value-type="float" office:value="0.0000001582" calcext:value-type="float">
            <text:p>1.58E-07</text:p>
          </table:table-cell>
          <table:table-cell office:value-type="float" office:value="0.0000001583" calcext:value-type="float">
            <text:p>1.58E-07</text:p>
          </table:table-cell>
          <table:table-cell office:value-type="float" office:value="0.0000004198" calcext:value-type="float">
            <text:p>4.20E-07</text:p>
          </table:table-cell>
          <table:table-cell office:value-type="float" office:value="0.0000004188" calcext:value-type="float">
            <text:p>4.19E-07</text:p>
          </table:table-cell>
          <table:table-cell office:value-type="float" office:value="0.0000003603" calcext:value-type="float">
            <text:p>3.60E-07</text:p>
          </table:table-cell>
          <table:table-cell table:style-name="ce1" office:value-type="float" office:value="0.0000003596" calcext:value-type="float">
            <text:p>3.60E-07</text:p>
          </table:table-cell>
          <table:table-cell table:style-name="ce1" office:value-type="float" office:value="-0.000000001098" calcext:value-type="float">
            <text:p>-1.10E-09</text:p>
          </table:table-cell>
          <table:table-cell table:style-name="ce1" office:value-type="float" office:value="-0.000000001019" calcext:value-type="float">
            <text:p>-1.02E-09</text:p>
          </table:table-cell>
          <table:table-cell table:style-name="ce1" office:value-type="float" office:value="0.000000002625" calcext:value-type="float">
            <text:p>2.63E-09</text:p>
          </table:table-cell>
          <table:table-cell table:style-name="ce1" office:value-type="float" office:value="0.000000002681" calcext:value-type="float">
            <text:p>2.68E-09</text:p>
          </table:table-cell>
          <table:table-cell table:style-name="ce1" office:value-type="float" office:value="-0.000000008101" calcext:value-type="float">
            <text:p>-8.10E-09</text:p>
          </table:table-cell>
          <table:table-cell table:style-name="ce1" office:value-type="float" office:value="-0.000000008057" calcext:value-type="float">
            <text:p>-8.06E-09</text:p>
          </table:table-cell>
          <table:table-cell table:style-name="ce1" office:value-type="float" office:value="-0.000000013" calcext:value-type="float">
            <text:p>-1.30E-08</text:p>
          </table:table-cell>
          <table:table-cell table:style-name="ce1" office:value-type="float" office:value="-0.00000001293" calcext:value-type="float">
            <text:p>-1.29E-08</text:p>
          </table:table-cell>
          <table:table-cell table:style-name="ce1" office:value-type="float" office:value="0.0000000187" calcext:value-type="float">
            <text:p>1.87E-08</text:p>
          </table:table-cell>
          <table:table-cell table:style-name="ce1" office:value-type="float" office:value="0.00000001875" calcext:value-type="float">
            <text:p>1.88E-08</text:p>
          </table:table-cell>
          <table:table-cell table:style-name="ce1" office:value-type="float" office:value="-0.000000009672" calcext:value-type="float">
            <text:p>-9.67E-09</text:p>
          </table:table-cell>
          <table:table-cell table:style-name="ce1" office:value-type="float" office:value="-0.000000009188" calcext:value-type="float">
            <text:p>-9.19E-09</text:p>
          </table:table-cell>
          <table:table-cell table:style-name="ce1" office:value-type="float" office:value="0.0000007385" calcext:value-type="float">
            <text:p>7.39E-07</text:p>
          </table:table-cell>
          <table:table-cell table:style-name="ce1" office:value-type="float" office:value="0.0000007386" calcext:value-type="float">
            <text:p>7.39E-07</text:p>
          </table:table-cell>
          <table:table-cell table:style-name="ce1" office:value-type="float" office:value="0.0000007312" calcext:value-type="float">
            <text:p>7.31E-07</text:p>
          </table:table-cell>
          <table:table-cell table:style-name="ce1" office:value-type="float" office:value="0.0000007309" calcext:value-type="float">
            <text:p>7.31E-07</text:p>
          </table:table-cell>
          <table:table-cell table:style-name="ce1" office:value-type="float" office:value="0.0000009501" calcext:value-type="float">
            <text:p>9.50E-07</text:p>
          </table:table-cell>
          <table:table-cell table:style-name="ce1" office:value-type="float" office:value="0.0000009494" calcext:value-type="float">
            <text:p>9.49E-07</text:p>
          </table:table-cell>
          <table:table-cell table:style-name="ce1" office:value-type="float" office:value="0.0000009401" calcext:value-type="float">
            <text:p>9.40E-07</text:p>
          </table:table-cell>
          <table:table-cell table:style-name="ce1" office:value-type="float" office:value="0.0000009398" calcext:value-type="float">
            <text:p>9.40E-07</text:p>
          </table:table-cell>
          <table:table-cell table:style-name="ce1" office:value-type="float" office:value="0.00000174" calcext:value-type="float">
            <text:p>1.74E-06</text:p>
          </table:table-cell>
          <table:table-cell table:style-name="ce1" office:value-type="float" office:value="0.000004289" calcext:value-type="float">
            <text:p>4.29E-06</text:p>
          </table:table-cell>
          <table:table-cell table:number-columns-repeated="2"/>
        </table:table-row>
        <table:table-row table:style-name="ro1">
          <table:table-cell office:value-type="float" office:value="0.00008308" calcext:value-type="float">
            <text:p>8.31E-05</text:p>
          </table:table-cell>
          <table:table-cell office:value-type="float" office:value="0.00005151" calcext:value-type="float">
            <text:p>5.15E-05</text:p>
          </table:table-cell>
          <table:table-cell office:value-type="float" office:value="0.00007706" calcext:value-type="float">
            <text:p>7.71E-05</text:p>
          </table:table-cell>
          <table:table-cell office:value-type="float" office:value="-0.00008918" calcext:value-type="float">
            <text:p>-8.92E-05</text:p>
          </table:table-cell>
          <table:table-cell office:value-type="float" office:value="-0.00008397" calcext:value-type="float">
            <text:p>-8.40E-05</text:p>
          </table:table-cell>
          <table:table-cell office:value-type="float" office:value="-0.0000527" calcext:value-type="float">
            <text:p>-5.27E-05</text:p>
          </table:table-cell>
          <table:table-cell office:value-type="float" office:value="0.0000513" calcext:value-type="float">
            <text:p>5.13E-05</text:p>
          </table:table-cell>
          <table:table-cell office:value-type="float" office:value="-0.00006437" calcext:value-type="float">
            <text:p>-6.44E-05</text:p>
          </table:table-cell>
          <table:table-cell office:value-type="float" office:value="0.00001545" calcext:value-type="float">
            <text:p>1.55E-05</text:p>
          </table:table-cell>
          <table:table-cell office:value-type="float" office:value="-0.00007194" calcext:value-type="float">
            <text:p>-7.19E-05</text:p>
          </table:table-cell>
          <table:table-cell office:value-type="float" office:value="-0.00006522" calcext:value-type="float">
            <text:p>-6.52E-05</text:p>
          </table:table-cell>
          <table:table-cell office:value-type="float" office:value="-0.00002892" calcext:value-type="float">
            <text:p>-2.89E-05</text:p>
          </table:table-cell>
          <table:table-cell office:value-type="float" office:value="-0.0001555" calcext:value-type="float">
            <text:p>-1.56E-04</text:p>
          </table:table-cell>
          <table:table-cell office:value-type="float" office:value="-0.00103" calcext:value-type="float">
            <text:p>-1.03E-03</text:p>
          </table:table-cell>
          <table:table-cell office:value-type="float" office:value="0.001938" calcext:value-type="float">
            <text:p>1.94E-03</text:p>
          </table:table-cell>
          <table:table-cell office:value-type="float" office:value="0.0000001339" calcext:value-type="float">
            <text:p>1.34E-07</text:p>
          </table:table-cell>
          <table:table-cell office:value-type="float" office:value="0.0000001338" calcext:value-type="float">
            <text:p>1.34E-07</text:p>
          </table:table-cell>
          <table:table-cell office:value-type="float" office:value="0.0000001314" calcext:value-type="float">
            <text:p>1.31E-07</text:p>
          </table:table-cell>
          <table:table-cell office:value-type="float" office:value="0.0000001315" calcext:value-type="float">
            <text:p>1.32E-07</text:p>
          </table:table-cell>
          <table:table-cell office:value-type="float" office:value="0.0000001688" calcext:value-type="float">
            <text:p>1.69E-07</text:p>
          </table:table-cell>
          <table:table-cell office:value-type="float" office:value="0.0000001686" calcext:value-type="float">
            <text:p>1.69E-07</text:p>
          </table:table-cell>
          <table:table-cell office:value-type="float" office:value="0.0000001575" calcext:value-type="float">
            <text:p>1.58E-07</text:p>
          </table:table-cell>
          <table:table-cell office:value-type="float" office:value="0.0000001576" calcext:value-type="float">
            <text:p>1.58E-07</text:p>
          </table:table-cell>
          <table:table-cell office:value-type="float" office:value="0.0000004172" calcext:value-type="float">
            <text:p>4.17E-07</text:p>
          </table:table-cell>
          <table:table-cell office:value-type="float" office:value="0.0000004162" calcext:value-type="float">
            <text:p>4.16E-07</text:p>
          </table:table-cell>
          <table:table-cell office:value-type="float" office:value="0.0000003582" calcext:value-type="float">
            <text:p>3.58E-07</text:p>
          </table:table-cell>
          <table:table-cell table:style-name="ce1" office:value-type="float" office:value="0.0000003575" calcext:value-type="float">
            <text:p>3.58E-07</text:p>
          </table:table-cell>
          <table:table-cell table:style-name="ce1" office:value-type="float" office:value="-0.000000001036" calcext:value-type="float">
            <text:p>-1.04E-09</text:p>
          </table:table-cell>
          <table:table-cell table:style-name="ce1" office:value-type="float" office:value="-0.0000000009572" calcext:value-type="float">
            <text:p>-9.57E-10</text:p>
          </table:table-cell>
          <table:table-cell table:style-name="ce1" office:value-type="float" office:value="0.000000002658" calcext:value-type="float">
            <text:p>2.66E-09</text:p>
          </table:table-cell>
          <table:table-cell table:style-name="ce1" office:value-type="float" office:value="0.000000002714" calcext:value-type="float">
            <text:p>2.71E-09</text:p>
          </table:table-cell>
          <table:table-cell table:style-name="ce1" office:value-type="float" office:value="-0.00000000799" calcext:value-type="float">
            <text:p>-7.99E-09</text:p>
          </table:table-cell>
          <table:table-cell table:style-name="ce1" office:value-type="float" office:value="-0.000000007947" calcext:value-type="float">
            <text:p>-7.95E-09</text:p>
          </table:table-cell>
          <table:table-cell table:style-name="ce1" office:value-type="float" office:value="-0.00000001285" calcext:value-type="float">
            <text:p>-1.29E-08</text:p>
          </table:table-cell>
          <table:table-cell table:style-name="ce1" office:value-type="float" office:value="-0.00000001279" calcext:value-type="float">
            <text:p>-1.28E-08</text:p>
          </table:table-cell>
          <table:table-cell table:style-name="ce1" office:value-type="float" office:value="0.00000001848" calcext:value-type="float">
            <text:p>1.85E-08</text:p>
          </table:table-cell>
          <table:table-cell table:style-name="ce1" office:value-type="float" office:value="0.00000001853" calcext:value-type="float">
            <text:p>1.85E-08</text:p>
          </table:table-cell>
          <table:table-cell table:style-name="ce1" office:value-type="float" office:value="-0.000000009668" calcext:value-type="float">
            <text:p>-9.67E-09</text:p>
          </table:table-cell>
          <table:table-cell table:style-name="ce1" office:value-type="float" office:value="-0.000000009187" calcext:value-type="float">
            <text:p>-9.19E-09</text:p>
          </table:table-cell>
          <table:table-cell table:style-name="ce1" office:value-type="float" office:value="0.0000007362" calcext:value-type="float">
            <text:p>7.36E-07</text:p>
          </table:table-cell>
          <table:table-cell table:style-name="ce1" office:value-type="float" office:value="0.0000007363" calcext:value-type="float">
            <text:p>7.36E-07</text:p>
          </table:table-cell>
          <table:table-cell table:style-name="ce1" office:value-type="float" office:value="0.0000007288" calcext:value-type="float">
            <text:p>7.29E-07</text:p>
          </table:table-cell>
          <table:table-cell table:style-name="ce1" office:value-type="float" office:value="0.0000007286" calcext:value-type="float">
            <text:p>7.29E-07</text:p>
          </table:table-cell>
          <table:table-cell table:style-name="ce1" office:value-type="float" office:value="0.0000009471" calcext:value-type="float">
            <text:p>9.47E-07</text:p>
          </table:table-cell>
          <table:table-cell table:style-name="ce1" office:value-type="float" office:value="0.0000009464" calcext:value-type="float">
            <text:p>9.46E-07</text:p>
          </table:table-cell>
          <table:table-cell table:style-name="ce1" office:value-type="float" office:value="0.0000009371" calcext:value-type="float">
            <text:p>9.37E-07</text:p>
          </table:table-cell>
          <table:table-cell table:style-name="ce1" office:value-type="float" office:value="0.0000009368" calcext:value-type="float">
            <text:p>9.37E-07</text:p>
          </table:table-cell>
          <table:table-cell table:style-name="ce1" office:value-type="float" office:value="0.000001734" calcext:value-type="float">
            <text:p>1.73E-06</text:p>
          </table:table-cell>
          <table:table-cell table:style-name="ce1" office:value-type="float" office:value="0.00000173" calcext:value-type="float">
            <text:p>1.73E-06</text:p>
          </table:table-cell>
          <table:table-cell table:style-name="ce1" office:value-type="float" office:value="0.00000489" calcext:value-type="float">
            <text:p>4.89E-06</text:p>
          </table:table-cell>
          <table:table-cell/>
        </table:table-row>
        <table:table-row table:style-name="ro1">
          <table:table-cell office:value-type="float" office:value="0.00008301" calcext:value-type="float">
            <text:p>8.30E-05</text:p>
          </table:table-cell>
          <table:table-cell office:value-type="float" office:value="0.00005147" calcext:value-type="float">
            <text:p>5.15E-05</text:p>
          </table:table-cell>
          <table:table-cell office:value-type="float" office:value="0.00007697" calcext:value-type="float">
            <text:p>7.70E-05</text:p>
          </table:table-cell>
          <table:table-cell office:value-type="float" office:value="-0.00008903" calcext:value-type="float">
            <text:p>-8.90E-05</text:p>
          </table:table-cell>
          <table:table-cell office:value-type="float" office:value="-0.00008385" calcext:value-type="float">
            <text:p>-8.39E-05</text:p>
          </table:table-cell>
          <table:table-cell office:value-type="float" office:value="-0.00005264" calcext:value-type="float">
            <text:p>-5.26E-05</text:p>
          </table:table-cell>
          <table:table-cell office:value-type="float" office:value="0.00005125" calcext:value-type="float">
            <text:p>5.13E-05</text:p>
          </table:table-cell>
          <table:table-cell office:value-type="float" office:value="-0.0000643" calcext:value-type="float">
            <text:p>-6.43E-05</text:p>
          </table:table-cell>
          <table:table-cell office:value-type="float" office:value="0.00001544" calcext:value-type="float">
            <text:p>1.54E-05</text:p>
          </table:table-cell>
          <table:table-cell office:value-type="float" office:value="-0.00007186" calcext:value-type="float">
            <text:p>-7.19E-05</text:p>
          </table:table-cell>
          <table:table-cell office:value-type="float" office:value="-0.00006515" calcext:value-type="float">
            <text:p>-6.52E-05</text:p>
          </table:table-cell>
          <table:table-cell office:value-type="float" office:value="-0.0000289" calcext:value-type="float">
            <text:p>-2.89E-05</text:p>
          </table:table-cell>
          <table:table-cell office:value-type="float" office:value="-0.0001554" calcext:value-type="float">
            <text:p>-1.55E-04</text:p>
          </table:table-cell>
          <table:table-cell office:value-type="float" office:value="-0.001029" calcext:value-type="float">
            <text:p>-1.03E-03</text:p>
          </table:table-cell>
          <table:table-cell office:value-type="float" office:value="0.001936" calcext:value-type="float">
            <text:p>1.94E-03</text:p>
          </table:table-cell>
          <table:table-cell office:value-type="float" office:value="0.0000001338" calcext:value-type="float">
            <text:p>1.34E-07</text:p>
          </table:table-cell>
          <table:table-cell office:value-type="float" office:value="0.0000001337" calcext:value-type="float">
            <text:p>1.34E-07</text:p>
          </table:table-cell>
          <table:table-cell office:value-type="float" office:value="0.0000001313" calcext:value-type="float">
            <text:p>1.31E-07</text:p>
          </table:table-cell>
          <table:table-cell office:value-type="float" office:value="0.0000001314" calcext:value-type="float">
            <text:p>1.31E-07</text:p>
          </table:table-cell>
          <table:table-cell office:value-type="float" office:value="0.0000001686" calcext:value-type="float">
            <text:p>1.69E-07</text:p>
          </table:table-cell>
          <table:table-cell office:value-type="float" office:value="0.0000001684" calcext:value-type="float">
            <text:p>1.68E-07</text:p>
          </table:table-cell>
          <table:table-cell office:value-type="float" office:value="0.0000001574" calcext:value-type="float">
            <text:p>1.57E-07</text:p>
          </table:table-cell>
          <table:table-cell office:value-type="float" office:value="0.0000001575" calcext:value-type="float">
            <text:p>1.58E-07</text:p>
          </table:table-cell>
          <table:table-cell office:value-type="float" office:value="0.0000004167" calcext:value-type="float">
            <text:p>4.17E-07</text:p>
          </table:table-cell>
          <table:table-cell office:value-type="float" office:value="0.0000004158" calcext:value-type="float">
            <text:p>4.16E-07</text:p>
          </table:table-cell>
          <table:table-cell office:value-type="float" office:value="0.0000003578" calcext:value-type="float">
            <text:p>3.58E-07</text:p>
          </table:table-cell>
          <table:table-cell table:style-name="ce1" office:value-type="float" office:value="0.0000003571" calcext:value-type="float">
            <text:p>3.57E-07</text:p>
          </table:table-cell>
          <table:table-cell table:style-name="ce1" office:value-type="float" office:value="-0.000000001037" calcext:value-type="float">
            <text:p>-1.04E-09</text:p>
          </table:table-cell>
          <table:table-cell table:style-name="ce1" office:value-type="float" office:value="-0.000000000958" calcext:value-type="float">
            <text:p>-9.58E-10</text:p>
          </table:table-cell>
          <table:table-cell table:style-name="ce1" office:value-type="float" office:value="0.000000002655" calcext:value-type="float">
            <text:p>2.66E-09</text:p>
          </table:table-cell>
          <table:table-cell table:style-name="ce1" office:value-type="float" office:value="0.00000000271" calcext:value-type="float">
            <text:p>2.71E-09</text:p>
          </table:table-cell>
          <table:table-cell table:style-name="ce1" office:value-type="float" office:value="-0.000000007984" calcext:value-type="float">
            <text:p>-7.98E-09</text:p>
          </table:table-cell>
          <table:table-cell table:style-name="ce1" office:value-type="float" office:value="-0.000000007941" calcext:value-type="float">
            <text:p>-7.94E-09</text:p>
          </table:table-cell>
          <table:table-cell table:style-name="ce1" office:value-type="float" office:value="-0.00000001284" calcext:value-type="float">
            <text:p>-1.28E-08</text:p>
          </table:table-cell>
          <table:table-cell table:style-name="ce1" office:value-type="float" office:value="-0.00000001278" calcext:value-type="float">
            <text:p>-1.28E-08</text:p>
          </table:table-cell>
          <table:table-cell table:style-name="ce1" office:value-type="float" office:value="0.00000001843" calcext:value-type="float">
            <text:p>1.84E-08</text:p>
          </table:table-cell>
          <table:table-cell table:style-name="ce1" office:value-type="float" office:value="0.00000001847" calcext:value-type="float">
            <text:p>1.85E-08</text:p>
          </table:table-cell>
          <table:table-cell table:style-name="ce1" office:value-type="float" office:value="-0.000000009691" calcext:value-type="float">
            <text:p>-9.69E-09</text:p>
          </table:table-cell>
          <table:table-cell table:style-name="ce1" office:value-type="float" office:value="-0.000000009211" calcext:value-type="float">
            <text:p>-9.21E-09</text:p>
          </table:table-cell>
          <table:table-cell table:style-name="ce1" office:value-type="float" office:value="0.0000007353" calcext:value-type="float">
            <text:p>7.35E-07</text:p>
          </table:table-cell>
          <table:table-cell table:style-name="ce1" office:value-type="float" office:value="0.0000007354" calcext:value-type="float">
            <text:p>7.35E-07</text:p>
          </table:table-cell>
          <table:table-cell table:style-name="ce1" office:value-type="float" office:value="0.000000728" calcext:value-type="float">
            <text:p>7.28E-07</text:p>
          </table:table-cell>
          <table:table-cell table:style-name="ce1" office:value-type="float" office:value="0.0000007277" calcext:value-type="float">
            <text:p>7.28E-07</text:p>
          </table:table-cell>
          <table:table-cell table:style-name="ce1" office:value-type="float" office:value="0.0000009459" calcext:value-type="float">
            <text:p>9.46E-07</text:p>
          </table:table-cell>
          <table:table-cell table:style-name="ce1" office:value-type="float" office:value="0.0000009452" calcext:value-type="float">
            <text:p>9.45E-07</text:p>
          </table:table-cell>
          <table:table-cell table:style-name="ce1" office:value-type="float" office:value="0.000000936" calcext:value-type="float">
            <text:p>9.36E-07</text:p>
          </table:table-cell>
          <table:table-cell table:style-name="ce1" office:value-type="float" office:value="0.0000009357" calcext:value-type="float">
            <text:p>9.36E-07</text:p>
          </table:table-cell>
          <table:table-cell table:style-name="ce1" office:value-type="float" office:value="0.000001732" calcext:value-type="float">
            <text:p>1.73E-06</text:p>
          </table:table-cell>
          <table:table-cell table:style-name="ce1" office:value-type="float" office:value="0.000001728" calcext:value-type="float">
            <text:p>1.73E-06</text:p>
          </table:table-cell>
          <table:table-cell table:style-name="ce1" office:value-type="float" office:value="0.000001722" calcext:value-type="float">
            <text:p>1.72E-06</text:p>
          </table:table-cell>
          <table:table-cell table:style-name="ce1" office:value-type="float" office:value="0.000004405" calcext:value-type="float">
            <text:p>4.41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9:30:31.911929702</meta:creation-date>
    <dc:date>2020-10-25T19:31:55.290424867</dc:date>
    <meta:editing-duration>PT1M23S</meta:editing-duration>
    <meta:editing-cycles>1</meta:editing-cycles>
    <meta:document-statistic meta:table-count="1" meta:cell-count="1326" meta:object-count="0"/>
    <meta:generator>LibreOffice/5.1.6.2$Linux_X86_64 LibreOffice_project/10m0$Build-2</meta:generator>
  </office:meta>
</office:document-meta>
</file>